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style:text-position="super 58%" fo:font-weight="bold" style:font-weight-asian="bold"/>
    </style:style>
    <style:style style:name="P5" style:family="paragraph" style:parent-style-name="Standard">
      <style:text-properties fo:text-transform="uppercase" fo:font-weight="bold" style:font-weight-asian="bold"/>
    </style:style>
    <style:style style:name="P6" style:family="paragraph" style:parent-style-name="Standard">
      <style:paragraph-properties fo:text-align="start" style:justify-single-word="false"/>
    </style:style>
    <style:style style:name="P7" style:family="paragraph" style:parent-style-name="Standard">
      <style:text-properties fo:color="#0000ff" style:text-line-through-style="solid" style:text-line-through-type="single"/>
    </style:style>
    <style:style style:name="P8" style:family="paragraph" style:parent-style-name="Standard">
      <style:paragraph-properties fo:padding-left="0.141cm" fo:padding-right="0.141cm" fo:padding-top="0.035cm" fo:padding-bottom="0.035cm" fo:border="1.5pt solid #ff0000"/>
    </style:style>
    <style:style style:name="P9" style:family="paragraph" style:parent-style-name="Standard">
      <style:paragraph-properties fo:margin-left="0.751cm" fo:margin-right="0cm" fo:text-indent="0cm" style:auto-text-indent="false"/>
    </style:style>
    <style:style style:name="P10" style:family="paragraph" style:parent-style-name="Standard">
      <style:paragraph-properties fo:margin-left="0.751cm" fo:margin-right="0cm" fo:text-indent="0cm" style:auto-text-indent="false"/>
      <style:text-properties fo:font-weight="bold" style:font-weight-asian="bold"/>
    </style:style>
    <style:style style:name="P11" style:family="paragraph" style:parent-style-name="Standard">
      <style:paragraph-properties fo:margin-left="1.752cm" fo:margin-right="0cm" fo:text-indent="0cm" style:auto-text-indent="false"/>
    </style:style>
    <style:style style:name="P12" style:family="paragraph" style:parent-style-name="Standard">
      <style:paragraph-properties fo:margin-left="1.752cm" fo:margin-right="0cm" fo:text-indent="0cm" style:auto-text-indent="false"/>
      <style:text-properties fo:font-weight="bold" style:font-weight-asian="bold"/>
    </style:style>
    <style:style style:name="P13" style:family="paragraph" style:parent-style-name="Standard">
      <style:paragraph-properties fo:margin-left="1.752cm" fo:margin-right="0cm" fo:text-indent="0cm" style:auto-text-indent="false"/>
      <style:text-properties fo:color="#ff0000"/>
    </style:style>
    <style:style style:name="P14" style:family="paragraph" style:parent-style-name="Standard">
      <style:paragraph-properties fo:margin-left="1.752cm" fo:margin-right="0cm" fo:text-align="start" style:justify-single-word="false" fo:text-indent="0cm" style:auto-text-indent="false"/>
    </style:style>
    <style:style style:name="P15" style:family="paragraph" style:parent-style-name="Standard">
      <style:paragraph-properties fo:margin-left="2.752cm" fo:margin-right="0cm" fo:text-indent="0cm" style:auto-text-indent="false"/>
    </style:style>
    <style:style style:name="P16" style:family="paragraph" style:parent-style-name="Standard">
      <style:paragraph-properties fo:margin-left="2.752cm" fo:margin-right="0cm" fo:text-indent="0cm" style:auto-text-indent="false"/>
      <style:text-properties fo:color="#ff0000"/>
    </style:style>
    <style:style style:name="P17" style:family="paragraph" style:parent-style-name="Standard">
      <style:paragraph-properties fo:margin-left="3.752cm" fo:margin-right="0cm" fo:text-indent="0cm" style:auto-text-indent="false"/>
    </style:style>
    <style:style style:name="P18" style:family="paragraph" style:parent-style-name="Standard">
      <style:paragraph-properties fo:margin-left="3.752cm" fo:margin-right="0cm" fo:text-indent="0cm" style:auto-text-indent="false"/>
      <style:text-properties fo:color="#ff0000"/>
    </style:style>
    <style:style style:name="P19" style:family="paragraph" style:parent-style-name="Standard">
      <style:paragraph-properties fo:margin-left="3.752cm" fo:margin-right="0cm" fo:text-align="start" style:justify-single-word="false" fo:text-indent="0cm" style:auto-text-indent="false"/>
    </style:style>
    <style:style style:name="P20" style:family="paragraph" style:parent-style-name="Standard">
      <style:paragraph-properties fo:margin-top="0cm" fo:margin-bottom="0cm" style:contextual-spacing="false"/>
    </style:style>
    <style:style style:name="P21" style:family="paragraph" style:parent-style-name="Standard">
      <style:paragraph-properties fo:margin-top="0cm" fo:margin-bottom="0cm" style:contextual-spacing="false"/>
      <style:text-properties fo:font-weight="bold" style:font-weight-asian="bold"/>
    </style:style>
    <style:style style:name="P22" style:family="paragraph" style:parent-style-name="Standard">
      <style:paragraph-properties fo:margin-top="0cm" fo:margin-bottom="0cm" style:contextual-spacing="false"/>
      <style:text-properties fo:text-transform="uppercase" fo:font-weight="bold" style:font-weight-asian="bold"/>
    </style:style>
    <style:style style:name="P23" style:family="paragraph" style:parent-style-name="Standard">
      <style:paragraph-properties fo:margin-left="1.75cm" fo:margin-right="0cm" fo:text-indent="0cm" style:auto-text-indent="false"/>
    </style:style>
    <style:style style:name="P24" style:family="paragraph" style:parent-style-name="Standard">
      <style:paragraph-properties fo:margin-left="1.75cm" fo:margin-right="0cm" fo:text-align="start" style:justify-single-word="false" fo:text-indent="0cm" style:auto-text-indent="false"/>
    </style:style>
    <style:style style:name="P25" style:family="paragraph" style:parent-style-name="Standard">
      <style:paragraph-properties fo:margin-left="1.75cm" fo:margin-right="0cm" fo:margin-top="0.176cm" fo:margin-bottom="0cm" style:contextual-spacing="false" fo:text-indent="0cm" style:auto-text-indent="false"/>
    </style:style>
    <style:style style:name="P26" style:family="paragraph" style:parent-style-name="Standard">
      <style:paragraph-properties fo:margin-left="1.75cm" fo:margin-right="0cm" fo:margin-top="0.176cm" fo:margin-bottom="0cm" style:contextual-spacing="false" fo:text-indent="0cm" style:auto-text-indent="false"/>
      <style:text-properties fo:color="#ff0000" style:text-line-through-style="solid" style:text-line-through-type="single"/>
    </style:style>
    <style:style style:name="P27" style:family="paragraph" style:parent-style-name="Standard">
      <style:paragraph-properties fo:margin-left="1.75cm" fo:margin-right="0cm" fo:margin-top="0.176cm" fo:margin-bottom="0cm" style:contextual-spacing="false" fo:text-align="start" style:justify-single-word="false" fo:text-indent="0cm" style:auto-text-indent="false"/>
    </style:style>
    <style:style style:name="P28" style:family="paragraph" style:parent-style-name="Standard">
      <style:paragraph-properties fo:margin-left="1.75cm" fo:margin-right="0cm" fo:margin-top="0.106cm" fo:margin-bottom="0cm" style:contextual-spacing="false" fo:text-indent="0cm" style:auto-text-indent="false"/>
    </style:style>
    <style:style style:name="P29" style:family="paragraph" style:parent-style-name="Standard">
      <style:paragraph-properties fo:margin-left="1.75cm" fo:margin-right="0cm" fo:margin-top="0.194cm" fo:margin-bottom="0cm" style:contextual-spacing="false" fo:text-indent="0cm" style:auto-text-indent="false"/>
    </style:style>
    <style:style style:name="P30" style:family="paragraph" style:parent-style-name="Standard">
      <style:paragraph-properties fo:margin-left="1.75cm" fo:margin-right="0cm" fo:margin-top="0.194cm" fo:margin-bottom="0cm" style:contextual-spacing="false" fo:text-indent="0cm" style:auto-text-indent="false"/>
      <style:text-properties fo:color="#ff0000"/>
    </style:style>
    <style:style style:name="P31" style:family="paragraph" style:parent-style-name="Standard">
      <style:paragraph-properties fo:margin-left="3cm" fo:margin-right="0cm" fo:text-indent="0cm" style:auto-text-indent="false"/>
    </style:style>
    <style:style style:name="P32" style:family="paragraph" style:parent-style-name="Standard">
      <style:paragraph-properties fo:margin-left="3cm" fo:margin-right="0cm" fo:text-indent="0cm" style:auto-text-indent="false"/>
      <style:text-properties fo:color="#ff0000"/>
    </style:style>
    <style:style style:name="P33" style:family="paragraph" style:parent-style-name="Standard">
      <style:paragraph-properties fo:margin-left="3cm" fo:margin-right="0cm" fo:margin-top="0.176cm" fo:margin-bottom="0cm" style:contextual-spacing="false" fo:text-indent="0cm" style:auto-text-indent="false"/>
    </style:style>
    <style:style style:name="P34" style:family="paragraph" style:parent-style-name="Standard">
      <style:paragraph-properties fo:margin-left="2.75cm" fo:margin-right="0cm" fo:text-indent="0cm" style:auto-text-indent="false"/>
    </style:style>
    <style:style style:name="P35" style:family="paragraph" style:parent-style-name="Standard">
      <style:paragraph-properties fo:margin-left="2.75cm" fo:margin-right="0cm" fo:text-align="start" style:justify-single-word="false" fo:text-indent="0cm" style:auto-text-indent="false"/>
    </style:style>
    <style:style style:name="P36" style:family="paragraph" style:parent-style-name="Standard">
      <style:paragraph-properties fo:margin-left="2.75cm" fo:margin-right="0cm" fo:margin-top="0.106cm" fo:margin-bottom="0cm" style:contextual-spacing="false" fo:text-indent="0cm" style:auto-text-indent="false"/>
    </style:style>
    <style:style style:name="P37" style:family="paragraph" style:parent-style-name="Standard">
      <style:paragraph-properties fo:margin-left="2.75cm" fo:margin-right="0cm" fo:margin-top="0.176cm" fo:margin-bottom="0cm" style:contextual-spacing="false" fo:text-indent="0cm" style:auto-text-indent="false"/>
    </style:style>
    <style:style style:name="P38" style:family="paragraph" style:parent-style-name="Standard">
      <style:paragraph-properties fo:margin-left="2.75cm" fo:margin-right="0cm" fo:margin-top="0cm" fo:margin-bottom="0cm" style:contextual-spacing="false" fo:text-indent="0cm" style:auto-text-indent="false"/>
    </style:style>
    <style:style style:name="P39" style:family="paragraph" style:parent-style-name="Standard">
      <style:paragraph-properties fo:margin-left="4.251cm" fo:margin-right="0cm" fo:text-indent="0cm" style:auto-text-indent="false"/>
    </style:style>
    <style:style style:name="P40" style:family="paragraph" style:parent-style-name="Standard">
      <style:paragraph-properties fo:margin-left="4.251cm" fo:margin-right="0cm" fo:margin-top="0.176cm" fo:margin-bottom="0cm" style:contextual-spacing="false" fo:text-indent="0cm" style:auto-text-indent="false"/>
    </style:style>
    <style:style style:name="P41" style:family="paragraph" style:parent-style-name="Standard">
      <style:paragraph-properties fo:text-align="center" style:justify-single-word="false" fo:break-before="page"/>
    </style:style>
    <style:style style:name="P42" style:family="paragraph" style:parent-style-name="Standard">
      <style:paragraph-properties fo:margin-left="5.002cm" fo:margin-right="0cm" fo:margin-top="0.176cm" fo:margin-bottom="0cm" style:contextual-spacing="false" fo:text-indent="0cm" style:auto-text-indent="false"/>
    </style:style>
    <style:style style:name="P43" style:family="paragraph" style:parent-style-name="Standard">
      <style:paragraph-properties fo:margin-left="3.752cm" fo:margin-right="0cm" fo:margin-top="0.176cm" fo:margin-bottom="0cm" style:contextual-spacing="false" fo:text-indent="1.251cm" style:auto-text-indent="false"/>
    </style:style>
    <style:style style:name="P44" style:family="paragraph" style:parent-style-name="Standard">
      <style:paragraph-properties fo:margin-left="0.25cm" fo:margin-right="0cm" fo:text-indent="0cm" style:auto-text-indent="false"/>
      <style:text-properties fo:font-weight="bold" style:font-weight-asian="bold"/>
    </style:style>
    <style:style style:name="P45" style:family="paragraph" style:parent-style-name="Standard">
      <style:paragraph-properties fo:margin-left="3.75cm" fo:margin-right="0cm" fo:margin-top="0.106cm" fo:margin-bottom="0cm" style:contextual-spacing="false" fo:text-indent="0cm" style:auto-text-indent="false"/>
    </style:style>
    <style:style style:name="P46" style:family="paragraph" style:parent-style-name="Standard">
      <style:paragraph-properties fo:margin-left="0.501cm" fo:margin-right="0cm" fo:margin-top="0cm" fo:margin-bottom="0cm" style:contextual-spacing="false" fo:text-indent="1.251cm" style:auto-text-indent="false"/>
    </style:style>
    <style:style style:name="P47" style:family="paragraph" style:parent-style-name="Standard">
      <style:paragraph-properties fo:margin-left="4.001cm" fo:margin-right="0cm" fo:text-indent="0cm" style:auto-text-indent="false"/>
    </style:style>
    <style:style style:name="P48" style:family="paragraph" style:parent-style-name="Standard">
      <style:paragraph-properties fo:margin-left="4.001cm" fo:margin-right="0cm" fo:margin-top="0.176cm" fo:margin-bottom="0cm" style:contextual-spacing="false" fo:text-indent="0cm" style:auto-text-indent="false"/>
    </style:style>
    <style:style style:name="P49" style:family="paragraph" style:parent-style-name="Standard">
      <style:paragraph-properties fo:margin-left="4.001cm" fo:margin-right="0cm" fo:margin-top="0.106cm" fo:margin-bottom="0cm" style:contextual-spacing="false" fo:text-indent="0cm" style:auto-text-indent="false"/>
    </style:style>
    <style:style style:name="P50" style:family="paragraph" style:parent-style-name="Standard">
      <style:paragraph-properties fo:margin-left="1.501cm" fo:margin-right="0cm" fo:text-indent="0.25cm" style:auto-text-indent="false"/>
    </style:style>
    <style:style style:name="P51" style:family="paragraph" style:parent-style-name="Standard">
      <style:paragraph-properties fo:margin-left="4.752cm" fo:margin-right="0cm" fo:text-indent="0cm" style:auto-text-indent="false"/>
    </style:style>
    <style:style style:name="P52" style:family="paragraph" style:parent-style-name="Standard">
      <style:paragraph-properties fo:margin-left="1.501cm" fo:margin-right="0cm" fo:text-indent="0cm" style:auto-text-indent="false"/>
    </style:style>
    <style:style style:name="P53" style:family="paragraph" style:parent-style-name="Standard">
      <style:paragraph-properties fo:margin-left="1.501cm" fo:margin-right="0cm" fo:text-indent="0cm" style:auto-text-indent="false"/>
      <style:text-properties fo:text-transform="uppercase" fo:font-weight="bold" style:font-weight-asian="bold"/>
    </style:style>
    <style:style style:name="P54" style:family="paragraph" style:parent-style-name="Standard">
      <style:paragraph-properties fo:margin-left="1.501cm" fo:margin-right="0cm" fo:text-align="start" style:justify-single-word="false" fo:text-indent="0cm" style:auto-text-indent="false"/>
    </style:style>
    <style:style style:name="P55" style:family="paragraph" style:parent-style-name="Standard">
      <style:paragraph-properties fo:margin-left="2.501cm" fo:margin-right="0cm" fo:text-indent="0cm" style:auto-text-indent="false"/>
    </style:style>
    <style:style style:name="P56" style:family="paragraph" style:parent-style-name="Standard">
      <style:paragraph-properties fo:margin-left="2.501cm" fo:margin-right="0cm" fo:margin-top="0cm" fo:margin-bottom="0cm" style:contextual-spacing="false" fo:text-indent="0cm" style:auto-text-indent="false"/>
    </style:style>
    <style:style style:name="P57" style:family="paragraph" style:parent-style-name="Standard">
      <style:paragraph-properties fo:margin-left="0.75cm" fo:margin-right="0cm" fo:text-indent="0cm" style:auto-text-indent="false"/>
    </style:style>
    <style:style style:name="P58" style:family="paragraph" style:parent-style-name="Standard">
      <style:paragraph-properties fo:margin-left="0.75cm" fo:margin-right="0cm" fo:margin-top="0cm" fo:margin-bottom="0cm" style:contextual-spacing="false" fo:text-indent="0cm" style:auto-text-indent="false"/>
    </style:style>
    <style:style style:name="P59" style:family="paragraph" style:parent-style-name="Standard">
      <style:paragraph-properties fo:margin-left="0.501cm" fo:margin-right="0cm" fo:text-indent="0cm" style:auto-text-indent="false"/>
    </style:style>
    <style:style style:name="P60" style:family="paragraph" style:parent-style-name="Standard">
      <style:paragraph-properties fo:margin-left="0.501cm" fo:margin-right="0cm" fo:margin-top="0cm" fo:margin-bottom="0cm" style:contextual-spacing="false" fo:text-indent="0cm" style:auto-text-indent="false"/>
    </style:style>
    <style:style style:name="P61" style:family="paragraph" style:parent-style-name="Standard">
      <style:paragraph-properties fo:margin-left="1.905cm" fo:margin-right="0cm" fo:text-indent="0cm" style:auto-text-indent="false"/>
    </style:style>
    <style:style style:name="P62" style:family="paragraph" style:parent-style-name="Standard">
      <style:paragraph-properties fo:margin-left="0.635cm" fo:margin-right="0cm" fo:text-indent="0cm" style:auto-text-indent="false"/>
    </style:style>
    <style:style style:name="P63" style:family="paragraph" style:parent-style-name="Standard">
      <style:paragraph-properties fo:margin-left="5.502cm" fo:margin-right="0cm" fo:text-indent="0cm" style:auto-text-indent="false"/>
    </style:style>
    <style:style style:name="P64" style:family="paragraph" style:parent-style-name="Standard">
      <style:paragraph-properties fo:margin-left="1.251cm" fo:margin-right="0cm" fo:text-indent="0cm" style:auto-text-indent="false"/>
      <style:text-properties fo:color="#ff0000"/>
    </style:style>
    <style:style style:name="P65" style:family="paragraph" style:parent-style-name="Standard">
      <style:paragraph-properties fo:margin-left="0cm" fo:margin-right="0cm" fo:text-indent="1.251cm" style:auto-text-indent="false"/>
      <style:text-properties fo:color="#ff0000"/>
    </style:style>
    <style:style style:name="P66" style:family="paragraph" style:parent-style-name="AnnonceChap_26_Section">
      <style:paragraph-properties fo:margin-top="0.212cm" fo:margin-bottom="0cm" style:contextual-spacing="false"/>
    </style:style>
    <style:style style:name="P67" style:family="paragraph" style:parent-style-name="AnnonceChap_26_Section">
      <style:paragraph-properties fo:margin-top="0cm" fo:margin-bottom="0cm" style:contextual-spacing="false"/>
    </style:style>
    <style:style style:name="P68" style:family="paragraph" style:parent-style-name="WW-Légende" style:master-page-name="Standard">
      <style:paragraph-properties fo:margin-left="0cm" fo:margin-right="0cm" fo:margin-top="0cm" fo:margin-bottom="0.212cm" style:contextual-spacing="false" fo:text-align="center" style:justify-single-word="false" fo:text-indent="0cm" style:auto-text-indent="false" style:page-number="auto">
        <style:tab-stops>
          <style:tab-stop style:position="3.251cm"/>
        </style:tab-stops>
      </style:paragraph-properties>
    </style:style>
    <style:style style:name="P69" style:family="paragraph" style:parent-style-name="Footnote">
      <style:paragraph-properties>
        <style:tab-stops>
          <style:tab-stop style:position="10.001cm"/>
        </style:tab-stops>
      </style:paragraph-properties>
    </style:style>
    <style:style style:name="P70" style:family="paragraph" style:parent-style-name="Footnote">
      <style:paragraph-properties>
        <style:tab-stops>
          <style:tab-stop style:position="9.001cm"/>
        </style:tab-stops>
      </style:paragraph-properties>
    </style:style>
    <style:style style:name="P71" style:family="paragraph" style:parent-style-name="Header">
      <style:paragraph-properties fo:text-align="center" style:justify-single-word="false"/>
    </style:style>
    <style:style style:name="P72" style:family="paragraph" style:parent-style-name="Header">
      <style:paragraph-properties fo:margin-left="5.752cm" fo:margin-right="0cm" fo:text-indent="0cm" style:auto-text-indent="false">
        <style:tab-stops>
          <style:tab-stop style:position="-2.501cm" style:type="center"/>
          <style:tab-stop style:position="-2.251cm" style:type="center"/>
          <style:tab-stop style:position="8.251cm" style:type="center"/>
          <style:tab-stop style:position="16.503cm" style:type="right"/>
        </style:tab-stops>
      </style:paragraph-properties>
    </style:style>
    <style:style style:name="P73" style:family="paragraph" style:parent-style-name="Header">
      <style:paragraph-properties fo:margin-left="5.752cm" fo:margin-right="0cm" fo:text-indent="0cm" style:auto-text-indent="false">
        <style:tab-stops>
          <style:tab-stop style:position="-2.501cm" style:type="center"/>
          <style:tab-stop style:position="-2.251cm" style:type="center"/>
          <style:tab-stop style:position="8.251cm" style:type="center"/>
          <style:tab-stop style:position="16.503cm" style:type="right"/>
        </style:tab-stops>
      </style:paragraph-properties>
      <style:text-properties fo:font-size="11pt" style:font-size-asian="11pt"/>
    </style:style>
    <style:style style:name="P74" style:family="paragraph" style:parent-style-name="Header">
      <style:paragraph-properties fo:margin-left="0cm" fo:margin-right="0.635cm" fo:text-align="center" style:justify-single-word="false" fo:text-indent="0cm" style:auto-text-indent="false"/>
    </style:style>
    <style:style style:name="P75" style:family="paragraph" style:parent-style-name="TexteSousTiret">
      <style:paragraph-properties fo:margin-top="0.212cm" fo:margin-bottom="0cm" style:contextual-spacing="false"/>
    </style:style>
    <style:style style:name="P76" style:family="paragraph" style:parent-style-name="Retrait_20_corps_20_de_20_texte_20_3">
      <style:paragraph-properties fo:margin-left="2.75cm" fo:margin-right="0cm" fo:margin-top="0.176cm" fo:margin-bottom="0cm" style:contextual-spacing="false" fo:text-indent="0cm" style:auto-text-indent="false"/>
    </style:style>
    <style:style style:name="P77" style:family="paragraph" style:parent-style-name="Retrait_20_corps_20_de_20_texte_20_2">
      <style:paragraph-properties fo:margin-left="2.752cm" fo:margin-right="0cm" fo:text-indent="-1cm" style:auto-text-indent="false"/>
    </style:style>
    <style:style style:name="P78" style:family="paragraph" style:parent-style-name="Text_20_body_20_indent">
      <style:text-properties style:use-window-font-color="true"/>
    </style:style>
    <style:style style:name="T1" style:family="text">
      <style:text-properties fo:font-weight="bold" style:font-weight-asian="bold"/>
    </style:style>
    <style:style style:name="T2" style:family="text">
      <style:text-properties fo:font-size="20pt" fo:font-weight="bold" style:font-size-asian="20pt" style:font-weight-asian="bold"/>
    </style:style>
    <style:style style:name="T3" style:family="text">
      <style:text-properties fo:color="#0000ff"/>
    </style:style>
    <style:style style:name="T4" style:family="text">
      <style:text-properties fo:color="#0000ff" fo:font-size="20pt" fo:font-weight="bold" style:font-size-asian="20pt" style:font-weight-asian="bold"/>
    </style:style>
    <style:style style:name="T5" style:family="text">
      <style:text-properties fo:color="#ff0000"/>
    </style:style>
    <style:style style:name="T6" style:family="text">
      <style:text-properties fo:color="#ff0000" fo:font-size="12pt" fo:font-weight="bold" style:font-size-asian="12pt" style:font-weight-asian="bold"/>
    </style:style>
    <style:style style:name="T7" style:family="text">
      <style:text-properties fo:color="#ff0000" style:text-line-through-style="solid" style:text-line-through-type="single"/>
    </style:style>
    <style:style style:name="T8" style:family="text">
      <style:text-properties fo:color="#ff0000" style:text-line-through-style="solid" style:text-line-through-type="single" style:text-position="super 58%"/>
    </style:style>
    <style:style style:name="T9" style:family="text">
      <style:text-properties fo:color="#ff0000" style:text-line-through-style="solid" style:text-line-through-type="single" style:text-position="super 58%" fo:font-size="10pt" fo:font-weight="bold" style:font-size-asian="10pt" style:font-weight-asian="bold"/>
    </style:style>
    <style:style style:name="T10" style:family="text">
      <style:text-properties fo:font-size="12pt" fo:font-weight="bold" style:font-size-asian="12pt" style:font-weight-asian="bold"/>
    </style:style>
    <style:style style:name="T11" style:family="text">
      <style:text-properties style:use-window-font-color="true"/>
    </style:style>
    <style:style style:name="T12" style:family="text">
      <style:text-properties style:use-window-font-color="true" fo:font-weight="normal" style:font-weight-asian="normal"/>
    </style:style>
    <style:style style:name="T13" style:family="text">
      <style:text-properties fo:text-transform="uppercase"/>
    </style:style>
    <style:style style:name="T14" style:family="text">
      <style:text-properties fo:text-transform="uppercase" fo:font-weight="bold" style:font-weight-asian="bold"/>
    </style:style>
    <style:style style:name="T15" style:family="text">
      <style:text-properties fo:text-transform="uppercase" style:text-position="super 58%" fo:font-size="12pt" fo:font-weight="bold" style:font-size-asian="12pt" style:font-weight-asian="bold"/>
    </style:style>
    <style:style style:name="T16" style:family="text">
      <style:text-properties style:text-line-through-style="solid" style:text-line-through-type="single"/>
    </style:style>
    <style:style style:name="T17" style:family="text">
      <style:text-properties style:text-position="super 58%"/>
    </style:style>
    <style:style style:name="T18" style:family="text">
      <style:text-properties style:text-position="super 58%" fo:font-weight="bold" style:font-weight-asian="bold"/>
    </style:style>
    <style:style style:name="T19" style:family="text">
      <style:text-properties style:text-position="super 58%" fo:font-size="10pt" fo:font-weight="bold" style:font-size-asian="10pt" style:font-weight-asian="bold"/>
    </style:style>
    <style:style style:name="T20" style:family="text">
      <style:text-properties style:text-position="super 58%" fo:font-size="12pt" fo:font-weight="bold" style:font-size-asian="12pt" style:font-weight-asian="bold"/>
    </style:style>
    <style:style style:name="T21" style:family="text">
      <style:text-properties fo:font-size="11pt" style:font-size-asian="11pt"/>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2">Plan de comptes développé des communes de 500 habitants et plus au </text:span><text:span text:style-name="T4">01/01/2014</text:span></text:p>
      <text:p text:style-name="P8"><text:span text:style-name="T6">En rouge,</text:span><text:span text:style-name="T10"> les nouveautés 2014.</text:span></text:p>
      <text:p text:style-name="Standard"/>
      <text:p text:style-name="P1"><text:span text:style-name="T1">CLASSE 1 - COMPTES DE CAPITAUX </text:span><text:span text:style-name="Footnote_20_Symbol"><text:span text:style-name="T11"><text:note text:id="ftn1" text:note-class="footnote"><text:note-citation>1</text:note-citation><text:note-body><text:p text:style-name="Footnote"><text:span text:style-name="T11"><text:s/>Les comptes de cette classe sont en principe budgétaires, mais peuvent parfois enregistrer des opérations non budgétaires. Toutefois, les comptes 1027, 1069, 110, 119, 12, 15111, 15151, 15171, 15181, 15721, 1581, 16883, 16884, 16888 et 193 ne sont jamais budgétaires. </text:span></text:p></text:note-body></text:note></text:span></text:span></text:p>
      <text:p text:style-name="P3">(Fonds propres, emprunts et dettes assimilées)</text:p>
      <text:p text:style-name="P66"/>
      <text:p text:style-name="Standard"><text:span text:style-name="T1">10 - DOTATIONS, FONDS DIVERS ET </text:span><text:span text:style-name="T14">réserves</text:span></text:p>
      <text:p text:style-name="P9">102 - Dotations et fonds d’investissement</text:p>
      <text:p text:style-name="P11">1021 - Dotation</text:p>
      <text:p text:style-name="P11">1022 - Fonds d’investissement</text:p>
      <text:p text:style-name="P15">10222 - F.C.T.V.A.</text:p>
      <text:p text:style-name="P15">10223 - T.L.E.</text:p>
      <text:p text:style-name="P15">10224 - Versements pour dépassement du plafond légal de densité (P.L.D.)</text:p>
      <text:p text:style-name="P15">10225 - Participations en cas de dépassement du coefficient d’occupation du sol (C.O.S.)</text:p>
      <text:p text:style-name="P15">10226 - Taxe d’aménagement</text:p>
      <text:p text:style-name="P16">10227 - Versement pour sous-densité</text:p>
      <text:p text:style-name="P15">10228 - Autres fonds</text:p>
      <text:p text:style-name="P15">10229 - Reprise sur F.C.T.V.A. et autres fonds</text:p>
      <text:p text:style-name="P17">102291 - Reprise sur F.C.T.V.A.</text:p>
      <text:p text:style-name="P17">102296 - Reprise sur taxe d'aménagement</text:p>
      <text:p text:style-name="P18">102297 - Reprise sur versement pour sous-densité</text:p>
      <text:p text:style-name="P17">102298 - Reprise sur autres fonds</text:p>
      <text:p text:style-name="P11">1025 - Dons et legs en capital</text:p>
      <text:p text:style-name="P15">10251 - Dons et legs en capital</text:p>
      <text:p text:style-name="P15">10259 - Reprise sur dons et legs en capital</text:p>
      <text:p text:style-name="P11">1027 - Mise à disposition (chez le bénéficiaire )<text:span text:style-name="Footnote_20_Symbol"><text:span text:style-name="T11"><text:note text:id="ftn2" text:note-class="footnote"><text:note-citation>2</text:note-citation><text:note-body><text:p text:style-name="Footnote"><text:span text:style-name="T11"><text:s/>Compte non budgétaire.</text:span></text:p></text:note-body></text:note></text:span></text:span></text:p>
      <text:p text:style-name="P9">106 - Réserves </text:p>
      <text:p text:style-name="P11">1068 - Excédents de fonctionnement capitalisés </text:p>
      <text:p text:style-name="P11">1069 - Reprise 1997 sur les excédents capitalisés - Neutralisation de l’excédent des charges sur les produits <text:span text:style-name="T18">2</text:span></text:p>
      <text:p text:style-name="P12"><text:soft-page-break/></text:p>
      <text:p text:style-name="P2"/>
      <text:p text:style-name="Standard"><text:span text:style-name="T1">11 - REPORT </text:span><text:span text:style-name="T14">à</text:span><text:span text:style-name="T1"> NOUVEAU (solde créditeur ou débiteur) </text:span></text:p>
      <text:p text:style-name="P9">110 - Report à nouveau (solde créditeur)<text:span text:style-name="Footnote_20_Symbol"><text:span text:style-name="T11"><text:note text:id="ftn3" text:note-class="footnote"><text:note-citation text:label="1">1</text:note-citation><text:note-body><text:p text:style-name="Footnote"><text:span text:style-name="T11"><text:s/>Compte non budgétaire</text:span></text:p></text:note-body></text:note></text:span></text:span></text:p>
      <text:p text:style-name="P9">119 - Report à nouveau (solde débiteur)<text:span text:style-name="T18">1</text:span></text:p>
      <text:p text:style-name="P4"/>
      <text:p text:style-name="P20"><text:span text:style-name="T1">12 - RÉSULTAT DE L'EXERCICE (excédentaire ou déficitaire)</text:span><text:span text:style-name="T18">1</text:span></text:p>
      <text:p text:style-name="P4"/>
      <text:p text:style-name="P21">13 - SUBVENTIONS D'INVESTISSEMENT</text:p>
      <text:p text:style-name="P9">131 - Subventions d'équipement transférables</text:p>
      <text:p text:style-name="P25">1311 - État et établissements nationaux</text:p>
      <text:p text:style-name="P25">1312 - Régions</text:p>
      <text:p text:style-name="P25">1313 - Départements</text:p>
      <text:p text:style-name="P25">1314 - Communes</text:p>
      <text:p text:style-name="P33">13141 - Communes membres du GFP</text:p>
      <text:p text:style-name="P33">13148 - Autres communes</text:p>
      <text:p text:style-name="P25">1315 - Groupements de collectivités</text:p>
      <text:p text:style-name="P33">13151 - GFP de rattachement</text:p>
      <text:p text:style-name="P33">13158 - Autres groupements</text:p>
      <text:p text:style-name="P25">1316 - Autres établissements publics locaux</text:p>
      <text:p text:style-name="P25">1317 - Budget communautaire et fonds structurels</text:p>
      <text:p text:style-name="P25">1318 - Autres</text:p>
      <text:p text:style-name="P9">132 - Subventions d'équipement non transférables </text:p>
      <text:p text:style-name="P25">1321 - État et établissements nationaux</text:p>
      <text:p text:style-name="P25">1322 - Régions</text:p>
      <text:p text:style-name="P25">1323 - Départements</text:p>
      <text:p text:style-name="P25">1324 - Communes</text:p>
      <text:p text:style-name="P33">13241 - Communes membres du GFP</text:p>
      <text:p text:style-name="P33">13248 - Autres communes</text:p>
      <text:p text:style-name="P25">1325 - Groupements de collectivités</text:p>
      <text:p text:style-name="P33">13251 - GFP de rattachement</text:p>
      <text:p text:style-name="P33">13258 - Autres groupements</text:p>
      <text:p text:style-name="P25">1326 - Autres établissements publics locaux</text:p>
      <text:p text:style-name="P25">1327 - Budget communautaire et fonds structurels</text:p>
      <text:p text:style-name="P25">1328 - Autres</text:p>
      <text:p text:style-name="P2"/>
      <text:p text:style-name="P9">133 - Fonds affectés à l’équipement transférables</text:p>
      <text:p text:style-name="P25">1331 - Dotation d’équipement des territoires ruraux</text:p>
      <text:p text:style-name="P25"><text:soft-page-break/>1332 - Amendes de police</text:p>
      <text:p text:style-name="P25">1333 - P.A.E. (Programme d’Aménagement d’Ensemble)</text:p>
      <text:p text:style-name="P25">1334 - Surtaxes locales temporaires</text:p>
      <text:p text:style-name="P25">1335 - Participations pour non réalisation d’aires de stationnement</text:p>
      <text:p text:style-name="P25">1336 - Participations pour voirie et réseaux</text:p>
      <text:p text:style-name="P25">1338 - Autres</text:p>
      <text:p text:style-name="P9">134 - Fonds affectés à l’équipement non transférables</text:p>
      <text:p text:style-name="P25">1341 - Dotation d’équipement des territoires ruraux </text:p>
      <text:p text:style-name="P25">1342 - Amendes de police</text:p>
      <text:p text:style-name="P25">1343 - P.A.E. (Programme d’Aménagement d’Ensemble)</text:p>
      <text:p text:style-name="P25">1344 - Surtaxes locales temporaires</text:p>
      <text:p text:style-name="P25">1345 - Participations pour non réalisation d’aires de stationnement</text:p>
      <text:p text:style-name="P25">1346 - Participations pour voirie et réseaux</text:p>
      <text:p text:style-name="P25">1348 - Autres</text:p>
      <text:p text:style-name="P9">138 - Autres subventions d’investissement non transférables</text:p>
      <text:p text:style-name="P11">1381 - État et établissements nationaux</text:p>
      <text:p text:style-name="P11">1382 - Régions</text:p>
      <text:p text:style-name="P11">1383 - Départements</text:p>
      <text:p text:style-name="P11">1384 - Communes</text:p>
      <text:p text:style-name="P11">1385 - Groupements de collectivités</text:p>
      <text:p text:style-name="P11">1386 - Autres établissements publics locaux</text:p>
      <text:p text:style-name="P11">1387 - Budget communautaire et fonds structurels</text:p>
      <text:p text:style-name="P11">1388 - Autres</text:p>
      <text:p text:style-name="P9">139 - Subventions d'investissement transférées au compte de résultat</text:p>
      <text:p text:style-name="P11">1391 - Subventions d'équipement (à subdiviser comme le compte 131)</text:p>
      <text:p text:style-name="P11">1393 - Fonds affectés à l’équipement</text:p>
      <text:p text:style-name="P15">13931 - Dotation d’équipement des territoires ruraux</text:p>
      <text:p text:style-name="P15">13932 - Amendes de police</text:p>
      <text:p text:style-name="P15">13933 - P.A.E. (Programme d’Aménagement d’Ensemble)</text:p>
      <text:p text:style-name="P15">13934 - Surtaxes locales temporaires</text:p>
      <text:p text:style-name="P15">13935 - Participations pour non réalisation d’aires de stationnement</text:p>
      <text:p text:style-name="P15">13936 - Participations pour voirie et réseaux</text:p>
      <text:p text:style-name="P15">13938 - Autres</text:p>
      <text:p text:style-name="P2"/>
      <text:p text:style-name="P2">15 - PROVISIONS POUR RISQUES ET CHARGES</text:p>
      <text:p text:style-name="P9">151 - Provisions pour risques</text:p>
      <text:p text:style-name="P23">1511 - Provisions pour litiges</text:p>
      <text:p text:style-name="P15"><text:soft-page-break/>15111 - Provisions pour litiges (non budgétaires)</text:p>
      <text:p text:style-name="P15">15112 - Provisions pour litiges (budgétaires)</text:p>
      <text:p text:style-name="P23">1515 - Provisions pour pertes de change</text:p>
      <text:p text:style-name="P15">15151 - Provisions pour pertes de change (non budgétaires)</text:p>
      <text:p text:style-name="P15">15152 - Provisions pour pertes de change (budgétaires)</text:p>
      <text:p text:style-name="P23">1517 - Provisions pour garanties d'emprunts</text:p>
      <text:p text:style-name="P15">15171 - Provisions pour garanties d’emprunts (non budgétaires)</text:p>
      <text:p text:style-name="P15">15172 - Provisions pour garanties d’emprunts (budgétaires)</text:p>
      <text:p text:style-name="P23">1518 - Autres provisions pour risques</text:p>
      <text:p text:style-name="P15">15181 - Autres provisions pour risques (non budgétaires)</text:p>
      <text:p text:style-name="P15">15182 - Autres provisions pour risques (budgétaires)</text:p>
      <text:p text:style-name="P9">152 - Provisions pour risques et charges sur emprunts</text:p>
      <text:p text:style-name="P23">1521 - Provisions pour risques et charges sur emprunts (non budgétaire)</text:p>
      <text:p text:style-name="P23">1522 - Provisions pour risques et charges sur emprunts (budgétaire)</text:p>
      <text:p text:style-name="P9">157 - Provisions pour charges à répartir sur plusieurs exercices</text:p>
      <text:p text:style-name="P23">1572 - Provisions pour grosses réparations</text:p>
      <text:p text:style-name="P15">15721 - Provisions pour grosses réparations (non budgétaires)</text:p>
      <text:p text:style-name="P15">15722 - Provisions pour grosses réparations (budgétaires)</text:p>
      <text:p text:style-name="P9">158 - Autres provisions pour charges</text:p>
      <text:p text:style-name="P23">1581 - Autres provisions pour charges (non budgétaires)</text:p>
      <text:p text:style-name="P23">1582 - Autres provisions pour charges (budgétaires)</text:p>
      <text:p text:style-name="P15"/>
      <text:p text:style-name="Standard"><text:span text:style-name="T1">16 - EMPRUNTS ET DETTES ASSIMIL</text:span><text:span text:style-name="T14">éE</text:span><text:span text:style-name="T1">S</text:span></text:p>
      <text:p text:style-name="P9">163 - Emprunts obligataires</text:p>
      <text:p text:style-name="P23">1631 - Emprunts obligataires</text:p>
      <text:p text:style-name="P32">16311 - Emprunts remboursables in fine</text:p>
      <text:p text:style-name="P32">16318 - Autres </text:p>
      <text:p text:style-name="P23">1632 - Opérations sur capital non échu des emprunts obligataires remboursables in fine - Anticipation du remboursement en capital</text:p>
      <text:p text:style-name="P9">164 - Emprunts auprès des établissements de crédit</text:p>
      <text:p text:style-name="P23">1641 - Emprunts en euros</text:p>
      <text:p text:style-name="P23">1643 - Emprunts en devises</text:p>
      <text:p text:style-name="P23">1644 - Emprunts assortis d’une option de tirage sur ligne de trésorerie</text:p>
      <text:p text:style-name="P31">16441 - Opérations afférentes à l’emprunt</text:p>
      <text:p text:style-name="P31">16449 - Opérations afférentes à l’option de tirage sur ligne de trésorerie</text:p>
      <text:p text:style-name="P23">1645 - Remboursements temporaires sur emprunts auprès des établissements de crédits</text:p>
      <text:p text:style-name="P31">16451 - Remboursements temporaires sur emprunts en euros</text:p>
      <text:p text:style-name="P31"><text:soft-page-break/>16452 - Remboursements temporaires sur emprunts en devises</text:p>
      <text:p text:style-name="P9">165 - Dépôts et cautionnements reçus</text:p>
      <text:p text:style-name="P9">166 - Refinancement de dette</text:p>
      <text:p text:style-name="P9">167 - Emprunts et dettes assortis de conditions particulières</text:p>
      <text:p text:style-name="P23">1671 - Avances consolidées du Trésor</text:p>
      <text:p text:style-name="P23">1672 - Emprunts sur comptes spéciaux du Trésor</text:p>
      <text:p text:style-name="P23">1675 - Dettes afférentes aux M.E.T.P. et P.P.P.</text:p>
      <text:p text:style-name="P23">1676 - Dettes envers locataires-acquéreurs</text:p>
      <text:p text:style-name="P23">1678 - Autres emprunts et dettes</text:p>
      <text:p text:style-name="P9">168 - Autres emprunts et dettes assimilées</text:p>
      <text:p text:style-name="P11">1681 - Autres emprunts</text:p>
      <text:p text:style-name="P36">16811 - Organismes d'assurances</text:p>
      <text:p text:style-name="P36">16812 - Entreprises non financières</text:p>
      <text:p text:style-name="P36">16813 - Particuliers</text:p>
      <text:p text:style-name="P36">16814 - Étrangers</text:p>
      <text:p text:style-name="P36">16818 - Autres prêteurs</text:p>
      <text:p text:style-name="P11">1682 - Bons à moyen terme négociables</text:p>
      <text:p text:style-name="P11">1687 - Autres dettes</text:p>
      <text:p text:style-name="P15">16871 - État et établissements nationaux</text:p>
      <text:p text:style-name="P15">16872 - Régions</text:p>
      <text:p text:style-name="P15">16873 - Départements</text:p>
      <text:p text:style-name="P15">16874 - Communes</text:p>
      <text:p text:style-name="P40">168741 - Communes membres du GFP</text:p>
      <text:p text:style-name="P40">168748 - Autres communes</text:p>
      <text:p text:style-name="P15">16875 - Groupements de collectivités</text:p>
      <text:p text:style-name="P40">168751 - GFP de rattachement</text:p>
      <text:p text:style-name="P40">168758 - Autres groupements</text:p>
      <text:p text:style-name="P15">16876 - Autres établissements publics locaux</text:p>
      <text:p text:style-name="P15">16878 - Autres organismes et particuliers </text:p>
      <text:p text:style-name="P23">1688 - Intérêts courus<text:span text:style-name="Footnote_20_Symbol"><text:span text:style-name="T11"><text:note text:id="ftn4" text:note-class="footnote"><text:note-citation text:label="1">1</text:note-citation><text:note-body><text:p text:style-name="Footnote"><text:span text:style-name="T11"><text:s/>Comptes non budgétaires.</text:span></text:p></text:note-body></text:note></text:span></text:span></text:p>
      <text:p text:style-name="P15">16883 - Intérêts courus sur emprunts obligataires</text:p>
      <text:p text:style-name="P15">16884 - Intérêts courus sur emprunts auprès des établissements de crédit</text:p>
      <text:p text:style-name="P15">16888 - Intérêts sur autres emprunts et dettes assimilées</text:p>
      <text:p text:style-name="P9">169 - Primes de remboursement des obligations</text:p>
      <text:p text:style-name="P9"/>
      <text:p text:style-name="P5"><text:soft-page-break/>18 - compte de liaison : affectation (budgets annexes - régies non personnalisées)</text:p>
      <text:p text:style-name="P9">181 - Compte de liaison : affectation à ......</text:p>
      <text:p text:style-name="Standard"/>
      <text:p text:style-name="Standard"><text:span text:style-name="T1">19 - DIFF</text:span><text:span text:style-name="T14">é</text:span><text:span text:style-name="T1">RENCES SUR </text:span><text:span text:style-name="T14">RéALISATIONS</text:span><text:span text:style-name="T1"> D'IMMOBILISATIONS</text:span></text:p>
      <text:p text:style-name="P9"><text:span text:style-name="T13">192 -</text:span> Plus ou moins-values sur cessions d’immobilisations</text:p>
      <text:p text:style-name="P9">193 - Autres différences sur réalisations d’immobilisations<text:span text:style-name="Footnote_20_Symbol"><text:span text:style-name="T11"><text:note text:id="ftn5" text:note-class="footnote"><text:note-citation text:label="1">1</text:note-citation><text:note-body><text:p text:style-name="Footnote"><text:span text:style-name="T11"><text:s/>Compte non budgétaire.</text:span></text:p></text:note-body></text:note></text:span></text:span></text:p>
      <text:p text:style-name="P9">194 - Provisions pour risques sur emprunts - Stock au 1<text:span text:style-name="T17">er</text:span> janvier 2013</text:p>
      <text:p text:style-name="P41"><text:span text:style-name="T1">CLASSE 2 - COMPTES D'IMMOBILISATIONS </text:span><text:span text:style-name="Footnote_20_Symbol"><text:span text:style-name="T12"><text:note text:id="ftn6" text:note-class="footnote"><text:note-citation text:label="1">1</text:note-citation><text:note-body><text:p text:style-name="Footnote"><text:span text:style-name="T11"><text:s/>Les comptes de cette classe sont en principe budgétaires, mais peuvent parfois enregistrer des opérations non budgétaires. Toutefois, les comptes 229x, 24x, 27682, 27684, 27688 et 29 (à terminaison 1) ne sont jamais budgétaires.</text:span></text:p></text:note-body></text:note></text:span></text:span></text:p>
      <text:p text:style-name="P21"/>
      <text:p text:style-name="P2">20 - IMMOBILISATIONS INCORPORELLES</text:p>
      <text:p text:style-name="P9">202 - Frais liés à la réalisation des documents d’urbanisme et à la numérisation du cadastre</text:p>
      <text:p text:style-name="P9">203 - Frais d’études, de recherche et de développement et frais d’insertion</text:p>
      <text:p text:style-name="P23">2031 - Frais d’études</text:p>
      <text:p text:style-name="P23">2032 - Frais de recherche et de développement</text:p>
      <text:p text:style-name="P23">2033 - Frais d’insertion</text:p>
      <text:p text:style-name="P9">204 - Subventions d’équipement versées<text:span text:style-name="Footnote_20_Symbol"><text:span text:style-name="T11"><text:note text:id="ftn7" text:note-class="footnote"><text:note-citation text:label="2">2</text:note-citation><text:note-body><text:p text:style-name="Footnote"><text:span text:style-name="T11"><text:s/>Ce compte constitue à lui seul un chapitre budgétaire.</text:span></text:p></text:note-body></text:note></text:span></text:span></text:p>
      <text:p text:style-name="P11">2041 - Subventions d’équipement aux organismes publics</text:p>
      <text:p text:style-name="P15">20411 - État</text:p>
      <text:p text:style-name="P40">204111 - Biens mobiliers, matériel et études</text:p>
      <text:p text:style-name="P40">204112 - Bâtiments et installations</text:p>
      <text:p text:style-name="P40">204113 - Projets d’infrastructures d’intérêt national</text:p>
      <text:p text:style-name="P15">20412 - Régions</text:p>
      <text:p text:style-name="P40">204121 - Biens mobiliers, matériel et études</text:p>
      <text:p text:style-name="P40">204122 - Bâtiments et installations</text:p>
      <text:p text:style-name="P40">204123 - Projets d’infrastructures d’intérêt national</text:p>
      <text:p text:style-name="P15">20413 – Départements</text:p>
      <text:p text:style-name="P40">204131 - Biens mobiliers, matériel et études</text:p>
      <text:p text:style-name="P40">204132 - Bâtiments et installations</text:p>
      <text:p text:style-name="P40">204133 - Projets d’infrastructures d’intérêt national</text:p>
      <text:p text:style-name="P15">20414 - Communes</text:p>
      <text:p text:style-name="P40">204141 - Communes membres du GFP</text:p>
      <text:p text:style-name="P42">2041411 - Biens mobiliers, matériel et études</text:p>
      <text:p text:style-name="P42">2041412 - Bâtiments et installations</text:p>
      <text:p text:style-name="P42">20414113 - Projets d’infrastructures d’intérêt national</text:p>
      <text:p text:style-name="P40">204148 - Autres communes</text:p>
      <text:p text:style-name="P42">2041481 - Biens mobiliers, matériel et études</text:p>
      <text:p text:style-name="P42">2041482 - Bâtiments et installations</text:p>
      <text:p text:style-name="P43">2041483 - Projets d’infrastructures d’intérêt national</text:p>
      <text:p text:style-name="P15">20415 - Groupements de collectivités</text:p>
      <text:p text:style-name="P40">204151 - GFP de rattachement</text:p>
      <text:p text:style-name="P42">2041511 - Biens mobiliers, matériel et études</text:p>
      <text:p text:style-name="P42">2041512 - Bâtiments et installations</text:p>
      <text:p text:style-name="P42"><text:soft-page-break/>2041513 - Projets d’infrastructures d’intérêt national</text:p>
      <text:p text:style-name="P40">204158 - Autres groupements</text:p>
      <text:p text:style-name="P42">2041581 - Biens mobiliers, matériel et études</text:p>
      <text:p text:style-name="P42">2041582 - Bâtiments et installations</text:p>
      <text:p text:style-name="P42">2041583 - Projets d’infrastructures d’intérêt national</text:p>
      <text:p text:style-name="P15">20416 - Établissements et services rattachés</text:p>
      <text:p text:style-name="P39">204161 - Caisse des écoles</text:p>
      <text:p text:style-name="P42">2041611 - Biens mobiliers, matériel et études</text:p>
      <text:p text:style-name="P42">2041612 - Bâtiments et installations</text:p>
      <text:p text:style-name="P42">2041613 - Projets d’infrastructures d’intérêt national</text:p>
      <text:p text:style-name="P39">204162 – CCAS</text:p>
      <text:p text:style-name="P42">2041621 - Biens mobiliers, matériel et études</text:p>
      <text:p text:style-name="P42">2041622 - Bâtiments et installations</text:p>
      <text:p text:style-name="P42">2041623 - Projets d’infrastructures d’intérêt national</text:p>
      <text:p text:style-name="P39">204163 - A caractère administratif</text:p>
      <text:p text:style-name="P42">2041631 - Biens mobiliers, matériel et études</text:p>
      <text:p text:style-name="P42">2041632 - Bâtiments et installations</text:p>
      <text:p text:style-name="P42">2041633 - Projets d’infrastructures d’intérêt national</text:p>
      <text:p text:style-name="P39">204164 - A caractère industriel et commercial</text:p>
      <text:p text:style-name="P42">2041641 - Biens mobiliers, matériel et études</text:p>
      <text:p text:style-name="P42">2041642 - Bâtiments et installations</text:p>
      <text:p text:style-name="P42">2041643 - Projets d’infrastructures d’intérêt national</text:p>
      <text:p text:style-name="P15">20417 - Autres établissements publics locaux</text:p>
      <text:p text:style-name="P40">204171 - Biens mobiliers, matériel et études</text:p>
      <text:p text:style-name="P40">204172 - Bâtiments et installations</text:p>
      <text:p text:style-name="P40">204173 - Projets d’infrastructures d’intérêt national</text:p>
      <text:p text:style-name="P15">20418 - Autres organismes publics</text:p>
      <text:p text:style-name="P40">204181 - Biens mobiliers, matériel et études</text:p>
      <text:p text:style-name="P40">204182 - Bâtiments et installations</text:p>
      <text:p text:style-name="P40">204183 - Projets d’infrastructures d’intérêt national</text:p>
      <text:p text:style-name="P11">2042 - Subventions d’équipement aux personnes de droit privé</text:p>
      <text:p text:style-name="P15">20421 - Biens mobiliers, matériel et études</text:p>
      <text:p text:style-name="P15">20422 - Bâtiments et installations</text:p>
      <text:p text:style-name="P15">20423 - Projets d’infrastructures d’intérêt national</text:p>
      <text:p text:style-name="P11">2044 - Subventions d’équipement en nature</text:p>
      <text:p text:style-name="P15">20441 - Organismes publics</text:p>
      <text:p text:style-name="P40">204411 - Biens mobiliers, matériel et études</text:p>
      <text:p text:style-name="P40">204412 - Bâtiments et installations</text:p>
      <text:p text:style-name="P40"><text:soft-page-break/>204413 - Projets d’infrastructures d’intérêt national</text:p>
      <text:p text:style-name="P15">20442 - Personnes de droit privé</text:p>
      <text:p text:style-name="P40">204421 - Biens mobiliers, matériel et études</text:p>
      <text:p text:style-name="P40">204422 - Bâtiments et installations</text:p>
      <text:p text:style-name="P40">204423 - Projets d’infrastructures d’intérêt national </text:p>
      <text:p text:style-name="P78">205 - Concessions et droits similaires, brevets, licences, marques, procédés, logiciels, droits et valeurs similaires</text:p>
      <text:p text:style-name="P11">2051 - Concessions et droits similaires</text:p>
      <text:p text:style-name="P11">2052 - Quotas de gaz à effet de serre</text:p>
      <text:p text:style-name="P13">2053 - Droit de superficie</text:p>
      <text:p text:style-name="P9">208 - Autres immobilisations incorporelles</text:p>
      <text:p text:style-name="P11">2087 - Immobilisations incorporelles reçues au titre d’une mise à disposition</text:p>
      <text:p text:style-name="P11">2088 - Autres immobilisations incorporelles</text:p>
      <text:p text:style-name="P9">209 - Restitutions sur immobilisations incorporelles</text:p>
      <text:p text:style-name="P11">2095 - Consommation de quotas de gaz à effet de serre</text:p>
      <text:p text:style-name="P44"/>
      <text:p text:style-name="P44">21 - IMMOBILISATIONS CORPORELLES</text:p>
      <text:p text:style-name="P9">211 - Terrains</text:p>
      <text:p text:style-name="P11">2111 - Terrains nus</text:p>
      <text:p text:style-name="P11">2112 - Terrains de voirie</text:p>
      <text:p text:style-name="P11">2113 - Terrains aménagés autres que voirie</text:p>
      <text:p text:style-name="P11">2114 - Terrains de gisement</text:p>
      <text:p text:style-name="P11">2115 - Terrains bâtis</text:p>
      <text:p text:style-name="P11">2116 - Cimetières</text:p>
      <text:p text:style-name="P11">2117 - Bois et forêts</text:p>
      <text:p text:style-name="P11">2118 - Autres terrains</text:p>
      <text:p text:style-name="P9">212 - Agencements et aménagements de terrains</text:p>
      <text:p text:style-name="P11">2121 - Plantations d'arbres et d'arbustes</text:p>
      <text:p text:style-name="P11">2128 - Autres agencements et aménagements de terrains</text:p>
      <text:p text:style-name="P9">213 - Constructions</text:p>
      <text:p text:style-name="P11">2131 - Bâtiments publics</text:p>
      <text:p text:style-name="P15">21311 - Hôtel de ville</text:p>
      <text:p text:style-name="P15">21312 - Bâtiments scolaires</text:p>
      <text:p text:style-name="P15">21316 - Équipements du cimetière</text:p>
      <text:p text:style-name="P15">21318 - Autres bâtiments publics</text:p>
      <text:p text:style-name="P11">2132 - Immeubles de rapport</text:p>
      <text:p text:style-name="P11">2135 - Installations générales, agencements, aménagements des constructions</text:p>
      <text:p text:style-name="P11"><text:soft-page-break/>2138 - Autres constructions</text:p>
      <text:p text:style-name="P9">214 - Constructions sur sol d'autrui</text:p>
      <text:p text:style-name="P11">2141 - Constructions sur sol d'autrui - Bâtiments publics</text:p>
      <text:p text:style-name="P11">2142 - Constructions sur sol d'autrui - Immeubles de rapport</text:p>
      <text:p text:style-name="P13">2143 - Constructions sur sol d’autrui - Droit de superficie</text:p>
      <text:p text:style-name="P11">2145 - Construction sur sol d'autrui - Installations générales, agencements, aménagements</text:p>
      <text:p text:style-name="P11">2148 - Constructions sur sol d'autrui - Autres constructions</text:p>
      <text:p text:style-name="P9">215 - Installations, matériel et outillage techniques</text:p>
      <text:p text:style-name="P11">2151 - Réseaux de voirie</text:p>
      <text:p text:style-name="P11">2152 - Installations de voirie </text:p>
      <text:p text:style-name="P11">2153 - Réseaux divers</text:p>
      <text:p text:style-name="P15">21531 - Réseaux d'adduction d'eau</text:p>
      <text:p text:style-name="P15">21532 - Réseaux d'assainissement</text:p>
      <text:p text:style-name="P15">21533 - Réseaux câblés</text:p>
      <text:p text:style-name="P37">21534 - Réseaux d'électrification</text:p>
      <text:p text:style-name="P37">21538 - Autres réseaux</text:p>
      <text:p text:style-name="P11">2156 - Matériel et outillage d'incendie et de défense civile</text:p>
      <text:p text:style-name="P37">21561 - Matériel roulant</text:p>
      <text:p text:style-name="P37">21568 - Autre matériel et outillage d’incendie et de défense civile</text:p>
      <text:p text:style-name="P11">2157 - Matériel et outillage de voirie</text:p>
      <text:p text:style-name="P37">21571 - Matériel roulant</text:p>
      <text:p text:style-name="P37">21578 - Autre matériel et outillage de voirie</text:p>
      <text:p text:style-name="P11">2158 - Autres installations, matériel et outillage techniques</text:p>
      <text:p text:style-name="P9">216 - Collections et œuvres d'art</text:p>
      <text:p text:style-name="P25">2161 - Œuvres et objets d'art</text:p>
      <text:p text:style-name="P25">2162 - Fonds anciens des bibliothèques et musées</text:p>
      <text:p text:style-name="P25">2168 - Autres collections et œuvres d’art</text:p>
      <text:p text:style-name="P9">217 - Immobilisations corporelles reçues au titre d’une mise à disposition</text:p>
      <text:p text:style-name="P11">2171 - Terrains</text:p>
      <text:p text:style-name="P37">21711 - Terrains nus</text:p>
      <text:p text:style-name="P37">21712 - Terrains de voirie</text:p>
      <text:p text:style-name="P37">21713 - Terrains aménagés autres que voirie</text:p>
      <text:p text:style-name="P37">21714 - Terrains de gisement</text:p>
      <text:p text:style-name="P37">21715 - Terrains bâtis</text:p>
      <text:p text:style-name="P37">21718 - Autres terrains</text:p>
      <text:p text:style-name="P11">2172 - Agencements et aménagements de terrains</text:p>
      <text:p text:style-name="P37">21721 - Plantations d’arbres et d’arbustes</text:p>
      <text:p text:style-name="P37"><text:soft-page-break/>21728 - Autres agencements et aménagements de terrains</text:p>
      <text:p text:style-name="P11">2173 - Constructions</text:p>
      <text:p text:style-name="P37">21731 - Bâtiments publics</text:p>
      <text:p text:style-name="P37">21732 - Immeubles de rapport</text:p>
      <text:p text:style-name="P37">21735 - Installations générales, agencements, aménagements des constructions</text:p>
      <text:p text:style-name="P37">21738 - Autres constructions</text:p>
      <text:p text:style-name="P11">2174 - Constructions sur sol d’autrui</text:p>
      <text:p text:style-name="P37">21741 - Constructions sur sol d’autrui - Bâtiments publics</text:p>
      <text:p text:style-name="P37">21742 - Constructions sur sol d’autrui - Immeubles de rapport </text:p>
      <text:p text:style-name="P76">21745 - Constructions sur sol d’autrui - Installations générales, agencements, aménagements</text:p>
      <text:p text:style-name="P15">21748 - Constructions sur sol d’autrui - Autres constructions</text:p>
      <text:p text:style-name="P11">2175 - Installations, matériel et outillage techniques</text:p>
      <text:p text:style-name="P15">21751 - Réseaux de voirie</text:p>
      <text:p text:style-name="P15">21752 - Installations de voirie</text:p>
      <text:p text:style-name="P15">21753 - Réseaux divers</text:p>
      <text:p text:style-name="P45">217533 - Réseaux câblés</text:p>
      <text:p text:style-name="P45">217534 - Réseaux d’électrification</text:p>
      <text:p text:style-name="P45">217538 - Autres réseaux</text:p>
      <text:p text:style-name="P15">21757 - Matériel et outillage de voirie</text:p>
      <text:p text:style-name="P15">21758 - Autres installations, matériel et outillage techniques</text:p>
      <text:p text:style-name="P11">2178 - Autres immobilisations corporelles reçues au titre d’une mise à disposition</text:p>
      <text:p text:style-name="P15">21782 - Matériel de transport</text:p>
      <text:p text:style-name="P15">21783 - Matériel de bureau et matériel informatique</text:p>
      <text:p text:style-name="P15">21784 - Mobilier</text:p>
      <text:p text:style-name="P15">21785 - Cheptel</text:p>
      <text:p text:style-name="P15">21788 - Autres immobilisations corporelles reçues au titre d’une mise à disposition</text:p>
      <text:p text:style-name="P9">218 - Autres immobilisations corporelles</text:p>
      <text:p text:style-name="P28">2181 - Installations générales, agencements et aménagements divers</text:p>
      <text:p text:style-name="P28">2182 - Matériel de transport</text:p>
      <text:p text:style-name="P28">2183 - Matériel de bureau et matériel informatique</text:p>
      <text:p text:style-name="P28">2184 - Mobilier</text:p>
      <text:p text:style-name="P28">2185 - Cheptel</text:p>
      <text:p text:style-name="P28">2188 - Autres immobilisations corporelles</text:p>
      <text:p text:style-name="P20"/>
      <text:p text:style-name="P5">22 - IMMOBILISATIONS REçUES EN AFFECTATION</text:p>
      <text:p text:style-name="P9">221 - Terrains</text:p>
      <text:p text:style-name="P11">2211 - Terrains nus</text:p>
      <text:p text:style-name="P11">2213 - Terrains aménagés autres que voirie</text:p>
      <text:p text:style-name="P11"><text:soft-page-break/>2214 - Terrains de gisement</text:p>
      <text:p text:style-name="P11">2215 - Terrains bâtis</text:p>
      <text:p text:style-name="P11">2218 - Autres terrains</text:p>
      <text:p text:style-name="P9">222 - Agencements et aménagements de terrains</text:p>
      <text:p text:style-name="P11">2221 - Plantations d’arbres et d’arbustes</text:p>
      <text:p text:style-name="P11">2228 - Autres agencements et aménagements de terrains </text:p>
      <text:p text:style-name="TexteSousTiret">223 - Constructions</text:p>
      <text:p text:style-name="P25">2231 - Bâtiments publics</text:p>
      <text:p text:style-name="P25">2232 - Immeubles de rapport</text:p>
      <text:p text:style-name="P25">2235 - Installations générales, agencements, aménagements des constructions</text:p>
      <text:p text:style-name="P25">2238 - Autres constructions</text:p>
      <text:p text:style-name="P9">224 - Constructions sur sol d’autrui</text:p>
      <text:p text:style-name="P25">2241 - Constructions sur sol d’autrui - Bâtiments publics</text:p>
      <text:p text:style-name="P25">2242 - Constructions sur sol d’autrui - Immeubles de rapport</text:p>
      <text:p text:style-name="P25">2245 - Constructions sur sol d’autrui - Installations générales, agencements, aménagements</text:p>
      <text:p text:style-name="P25">2248 - Constructions sur sol d’autrui - Autres constructions</text:p>
      <text:p text:style-name="P9">225 - Installations, matériel et outillage techniques</text:p>
      <text:p text:style-name="P11">2253 - Réseaux divers</text:p>
      <text:p text:style-name="P37">22533 - Réseaux câblés</text:p>
      <text:p text:style-name="P37">22534 - Réseaux d’électrification</text:p>
      <text:p text:style-name="P37">22538 - Autres réseaux</text:p>
      <text:p text:style-name="P25">2256 - Matériel et outillage d’incendie et de défense civile</text:p>
      <text:p text:style-name="P25">2257 - Matériel et outillage de voirie</text:p>
      <text:p text:style-name="P25">2258 - Autres installations, matériel et outillage techniques </text:p>
      <text:p text:style-name="P9">226 - Collections et œuvres d’art</text:p>
      <text:p text:style-name="P25">2261 - Œuvres et objets d’art</text:p>
      <text:p text:style-name="P25">2262 - Fonds anciens des bibliothèques et musées</text:p>
      <text:p text:style-name="P25">2268 - Autres collections et œuvres d’art</text:p>
      <text:p text:style-name="P9">228 - Autres immobilisations corporelles</text:p>
      <text:p text:style-name="P25">2281 - Installations générales, agencements et aménagements divers</text:p>
      <text:p text:style-name="P25">2282 - Matériel de transport</text:p>
      <text:p text:style-name="P25">2283 - Matériel de bureau et matériel informatique</text:p>
      <text:p text:style-name="P25">2284 - Mobilier</text:p>
      <text:p text:style-name="P25">2285 - Cheptel</text:p>
      <text:p text:style-name="P25">2288 - Autres immobilisations corporelles</text:p>
      <text:p text:style-name="P9">229 - Droits de l’affectant<text:span text:style-name="Footnote_20_Symbol"><text:span text:style-name="T11"><text:note text:id="ftn8" text:note-class="footnote"><text:note-citation text:label="1">1</text:note-citation><text:note-body><text:p text:style-name="Footnote"><text:span text:style-name="T11"><text:s/>Comptes non budgétaires.</text:span></text:p></text:note-body></text:note></text:span></text:span></text:p>
      <text:p text:style-name="P25">2291 - Commune</text:p>
      <text:p text:style-name="P25"><text:soft-page-break/>2293 - Établissements Publics de Coopération Intercommunale</text:p>
      <text:p text:style-name="P25">2298 - Autres droits de l’affectant </text:p>
      <text:p text:style-name="P2"/>
      <text:p text:style-name="P2">23 - IMMOBILISATIONS EN COURS</text:p>
      <text:p text:style-name="P9">231 - Immobilisations corporelles en cours</text:p>
      <text:p text:style-name="P11">2312 - <text:span text:style-name="T5">Agencements et aménagements de </text:span>terrains</text:p>
      <text:p text:style-name="P11">2313 - Constructions</text:p>
      <text:p text:style-name="P11">2314 - Constructions sur sol d'autrui</text:p>
      <text:p text:style-name="P11">2315 - Installations, matériel et outillage techniques</text:p>
      <text:p text:style-name="P11">2316 - Restauration des collections et œuvres d'art</text:p>
      <text:p text:style-name="P11">2317 - Immobilisations corporelles reçues au titre d’une mise à disposition</text:p>
      <text:p text:style-name="P11">2318 - Autres immobilisations corporelles en cours</text:p>
      <text:p text:style-name="P9">232 - Immobilisations incorporelles en cours</text:p>
      <text:p text:style-name="P9">235 - Part investissement <text:s/>P.P.P.</text:p>
      <text:p text:style-name="P9">237 - Avances versées sur commandes d'immobilisations incorporelles</text:p>
      <text:p text:style-name="P9">238 - Avances versées sur commandes d'immobilisations corporelles</text:p>
      <text:p text:style-name="Standard"/>
      <text:p text:style-name="Standard"><text:span text:style-name="T14">24 - IMMOBILISATIONS AFFECTéES, concédées, affermées ou mises à disposition </text:span><text:span text:style-name="T15">1</text:span></text:p>
      <text:p text:style-name="P9">241 - Immobilisations mises en concession ou en affermage</text:p>
      <text:p text:style-name="P9">242 - Immobilisations mises à disposition dans le cadre du transfert de compétences</text:p>
      <text:p text:style-name="P23">2421 - de la région (enseignement)</text:p>
      <text:p text:style-name="P23">2422 - du département (enseignement)</text:p>
      <text:p text:style-name="P23">2423 - d’établissements publics de coopération intercommunale</text:p>
      <text:p text:style-name="P23">2424 - des services départementaux d’incendie et de secours</text:p>
      <text:p text:style-name="P78">243 - Immobilisations mises en affectation à une régie dotée de la personnalité morale et de l’autonomie financière</text:p>
      <text:p text:style-name="P9">244 - Immobilisations mises en affectation à un centre communal d’action sociale</text:p>
      <text:p text:style-name="P9">245 - Immobilisations mises en affectation à une caisse des écoles</text:p>
      <text:p text:style-name="P9">246 - Immobilisations mises en affectation à un établissement public de coopération intercommunale</text:p>
      <text:p text:style-name="P9">248 - Autres immobilisations mises en affectation</text:p>
      <text:p text:style-name="P9">249 - Droits du remettant</text:p>
      <text:p text:style-name="P11">2491 - Mises en concession ou en affermage</text:p>
      <text:p text:style-name="P11">2492 - Mises à disposition dans le cadre du transfert de compétences</text:p>
      <text:p text:style-name="P11">2493 - Mises en affectation à une régie dotée de la personnalité morale et de l’autonomie financière </text:p>
      <text:p text:style-name="P46">2494 - Mises en affectation à un centre communal d’action sociale</text:p>
      <text:p text:style-name="P11">2495 - Mises en affectation à une caisse des écoles</text:p>
      <text:p text:style-name="P11"><text:soft-page-break/>2496 - Mises en affectation à un établissement public de coopération intercommunale</text:p>
      <text:p text:style-name="P11">2498 - Autres mises en affectation</text:p>
      <text:p text:style-name="P21"/>
      <text:p text:style-name="P20"><text:span text:style-name="T1">26 - PARTICIPATIONS ET </text:span><text:span text:style-name="T14">Créances</text:span><text:span text:style-name="T1"> </text:span><text:span text:style-name="T14">Rattachées à</text:span><text:span text:style-name="T1"> DES PARTICIPATIONS</text:span></text:p>
      <text:p text:style-name="P9">261 - Titres de participation</text:p>
      <text:p text:style-name="P9">266 - Autres formes de participation</text:p>
      <text:p text:style-name="P9">269 - Versements restant à effectuer sur titres de participation non libérés</text:p>
      <text:p text:style-name="P21"/>
      <text:p text:style-name="P22">27 - AUTRES IMMOBILISATIONS FINANCIèRES</text:p>
      <text:p text:style-name="P9">271 - Titres immobilisés (droits de propriété)</text:p>
      <text:p text:style-name="P9">272 - Titres immobilisés (droits de créance)</text:p>
      <text:p text:style-name="P9">273 - Comptes de placements (long terme)</text:p>
      <text:p text:style-name="P28">2731 - Comptes de placements rémunérés</text:p>
      <text:p text:style-name="P28">2732 - Fonds d’épargne forestière</text:p>
      <text:p text:style-name="P9">274 - Prêts</text:p>
      <text:p text:style-name="P9">275 - Dépôts et cautionnements versés</text:p>
      <text:p text:style-name="P9">276 - Autres créances immobilisées</text:p>
      <text:p text:style-name="P11">2761 - Créances pour avances en garantie d'emprunt</text:p>
      <text:p text:style-name="P11">2762 - Créances sur transfert de droits à déduction de T.V.A.</text:p>
      <text:p text:style-name="P11">2763 - Créances sur des collectivités et établissements publics</text:p>
      <text:p text:style-name="P36">27631 - État et établissements nationaux</text:p>
      <text:p text:style-name="P36">27632 - Régions</text:p>
      <text:p text:style-name="P36">27633 - Départements</text:p>
      <text:p text:style-name="P36">27634 - Communes</text:p>
      <text:p text:style-name="P48">276341 - Communes membres du GFP</text:p>
      <text:p text:style-name="P48">276348 - Autres communes</text:p>
      <text:p text:style-name="P36">27635 - Groupements de collectivités</text:p>
      <text:p text:style-name="P48">276351 - GFP de rattachement</text:p>
      <text:p text:style-name="P48">276358 - Autres groupements</text:p>
      <text:p text:style-name="P36">27636 - C.C.A.S. et caisse des écoles</text:p>
      <text:p text:style-name="P36">27638 - Autres établissements publics</text:p>
      <text:p text:style-name="P11">2764 - Créances sur des particuliers et autres personnes de droit privé</text:p>
      <text:p text:style-name="P11">2766 - Créances pour locations-acquisitions </text:p>
      <text:p text:style-name="P11">2768 - Intérêts courus<text:span text:style-name="Footnote_20_Symbol"><text:span text:style-name="T11"><text:note text:id="ftn9" text:note-class="footnote"><text:note-citation text:label="1">1</text:note-citation><text:note-body><text:p text:style-name="Footnote"><text:span text:style-name="T11"><text:s/>Comptes non budgétaires.</text:span></text:p></text:note-body></text:note></text:span></text:span></text:p>
      <text:p text:style-name="P36">27682 - Intérêts courus sur titres immobilisés (droits de créance)</text:p>
      <text:p text:style-name="P36">27684 - Intérêts courus sur prêts</text:p>
      <text:p text:style-name="P36">27688 - Intérêts courus sur créances diverses</text:p>
      <text:p text:style-name="P9">279 - Versements restant à effectuer sur titres immobilisés non libérés</text:p>
      <text:p text:style-name="P2"/>
      <text:p text:style-name="P2"><text:soft-page-break/>28 - AMORTISSEMENTS DES IMMOBILISATIONS</text:p>
      <text:p text:style-name="P9">280 - Amortissements des immobilisations incorporelles</text:p>
      <text:p text:style-name="P77">2802 - Frais liés à la réalisation des documents d’urbanisme et à la numérisation du cadastre</text:p>
      <text:p text:style-name="P50">2803 - Frais d’études, de recherche et de développement et frais d’insertion</text:p>
      <text:p text:style-name="P34">28031 - Frais d’études</text:p>
      <text:p text:style-name="P34">28032 - Frais de recherche et de développement</text:p>
      <text:p text:style-name="P34">28033 - Frais d’insertion</text:p>
      <text:p text:style-name="P11">2804 - Subventions d’équipement versées</text:p>
      <text:p text:style-name="P15">28041 - Subventions d’équipement aux organismes publics</text:p>
      <text:p text:style-name="P17">280411 - État </text:p>
      <text:p text:style-name="P40">2804111 - Biens mobiliers, matériel et études</text:p>
      <text:p text:style-name="P40">2804112 - Bâtiments et installations</text:p>
      <text:p text:style-name="P40">2804113 - Projets d’infrastructures d’intérêt national</text:p>
      <text:p text:style-name="P15">280412 - Régions</text:p>
      <text:p text:style-name="P40">2804121 - Biens mobiliers, matériel et études</text:p>
      <text:p text:style-name="P40">2804122 - Bâtiments et installations</text:p>
      <text:p text:style-name="P40">2804123 - Projets d’infrastructures d’intérêt national</text:p>
      <text:p text:style-name="P15">280413 – Départements</text:p>
      <text:p text:style-name="P40">2804131 - Biens mobiliers, matériel et études</text:p>
      <text:p text:style-name="P40">2804132 - Bâtiments et installations</text:p>
      <text:p text:style-name="P40">2804133 - Projets d’infrastructures d’intérêt national</text:p>
      <text:p text:style-name="P15">280414 - Communes</text:p>
      <text:p text:style-name="P40">2804141 - Communes membres du GFP</text:p>
      <text:p text:style-name="P42">28041411 - Biens mobiliers, matériel et études</text:p>
      <text:p text:style-name="P42">28041412 - Bâtiments et installations</text:p>
      <text:p text:style-name="P42">280414113 - Projets d’infrastructures d’intérêt national</text:p>
      <text:p text:style-name="P40">2804148 - Autres communes</text:p>
      <text:p text:style-name="P42">28041481 - Biens mobiliers, matériel et études</text:p>
      <text:p text:style-name="P42">28041482 - Bâtiments et installations</text:p>
      <text:p text:style-name="P43">28041483 - Projets d’infrastructures d’intérêt national</text:p>
      <text:p text:style-name="P15">280415 - Groupements de collectivités</text:p>
      <text:p text:style-name="P40">2804151 - GFP de rattachement</text:p>
      <text:p text:style-name="P42">28041511 - Biens mobiliers, matériel et études</text:p>
      <text:p text:style-name="P42">28041512 - Bâtiments et installations</text:p>
      <text:p text:style-name="P42">28041513 - Projets d’infrastructures d’intérêt national</text:p>
      <text:p text:style-name="P40">2804158 - Autres groupements</text:p>
      <text:p text:style-name="P42">28041581 - Biens mobiliers, matériel et études</text:p>
      <text:p text:style-name="P42">28041582 - Bâtiments et installations</text:p>
      <text:p text:style-name="P42"><text:soft-page-break/>28041583 - Projets d’infrastructures d’intérêt national</text:p>
      <text:p text:style-name="P15">280416 - Établissements et services rattachés</text:p>
      <text:p text:style-name="P39">2804161 - Caisse des écoles</text:p>
      <text:p text:style-name="P42">28041611 - Biens mobiliers, matériel et études</text:p>
      <text:p text:style-name="P42">28041612 - Bâtiments et installations</text:p>
      <text:p text:style-name="P42">28041613 - Projets d’infrastructures d’intérêt national</text:p>
      <text:p text:style-name="P39">2804162 – CCAS</text:p>
      <text:p text:style-name="P42">28041621 - Biens mobiliers, matériel et études</text:p>
      <text:p text:style-name="P42">28041622 - Bâtiments et installations</text:p>
      <text:p text:style-name="P42">28041623 - Projets d’infrastructures d’intérêt national</text:p>
      <text:p text:style-name="P39">2804163 - A caractère administratif</text:p>
      <text:p text:style-name="P42">28041631 - Biens mobiliers, matériel et études</text:p>
      <text:p text:style-name="P42">28041632 - Bâtiments et installations</text:p>
      <text:p text:style-name="P42">28041633 - Projets d’infrastructures d’intérêt national</text:p>
      <text:p text:style-name="P39">2804164 - A caractère industriel et commercial</text:p>
      <text:p text:style-name="P42">28041641 - Biens mobiliers, matériel et études</text:p>
      <text:p text:style-name="P42">28041642 - Bâtiments et installations</text:p>
      <text:p text:style-name="P42">28041643 - Projets d’infrastructures d’intérêt national</text:p>
      <text:p text:style-name="P15">280417 - Autres établissements publics locaux</text:p>
      <text:p text:style-name="P40">2804171 - Biens mobiliers, matériel et études</text:p>
      <text:p text:style-name="P40">2804172 - Bâtiments et installations</text:p>
      <text:p text:style-name="P40">2804173 - Projets d’infrastructures d’intérêt national</text:p>
      <text:p text:style-name="P15">280418 - Autres organismes publics</text:p>
      <text:p text:style-name="P40">2804181 - Biens mobiliers, matériel et études</text:p>
      <text:p text:style-name="P40">2804182 - Bâtiments et installations</text:p>
      <text:p text:style-name="P40">2804183 - Projets d’infrastructures d’intérêt national</text:p>
      <text:p text:style-name="P11">28042 - Subventions d’équipement aux personnes de droit privé</text:p>
      <text:p text:style-name="P15">280421 - Biens mobiliers, matériel et études</text:p>
      <text:p text:style-name="P15">280422 - Bâtiments et installations</text:p>
      <text:p text:style-name="P15">280423 - Projets d’infrastructures d’intérêt national</text:p>
      <text:p text:style-name="P11">28044 - Subventions d’équipement en nature</text:p>
      <text:p text:style-name="P15">280441 - Organismes publics</text:p>
      <text:p text:style-name="P40">2804411 - Biens mobiliers, matériel et études</text:p>
      <text:p text:style-name="P40">2804412 - Bâtiments et installations</text:p>
      <text:p text:style-name="P40">2804413 - Projets d’infrastructures d’intérêt national</text:p>
      <text:p text:style-name="P15">280442 - Personnes de droit privé</text:p>
      <text:p text:style-name="P40">2804421 - Biens mobiliers, matériel et études</text:p>
      <text:p text:style-name="P40">2804422 - Bâtiments et installations</text:p>
      <text:p text:style-name="P40"><text:soft-page-break/>2804423 - Projets d’infrastructures d’intérêt national </text:p>
      <text:p text:style-name="P11">2805 - Concessions et droits similaires, brevets, licences, logiciels, droits et valeurs similaires</text:p>
      <text:p text:style-name="Normal.CorpsTxt">28051 - Concessions et droits similaires</text:p>
      <text:p text:style-name="P11">2808 - Autres immobilisations incorporelles</text:p>
      <text:p text:style-name="P15">28087 - Immobilisations incorporelles reçues au titre d’une mise à disposition</text:p>
      <text:p text:style-name="P15">28088 - Autres immobilisations incorporelles</text:p>
      <text:p text:style-name="P9">281 - Amortissements des immobilisations corporelles</text:p>
      <text:p text:style-name="P11">2811 - Terrains de gisement</text:p>
      <text:p text:style-name="P11">2812 - Agencements et aménagements de terrains</text:p>
      <text:p text:style-name="P34">28121 - Plantations d’arbres et d’arbustes</text:p>
      <text:p text:style-name="P34">28128 - Autres agencements et aménagements de terrains</text:p>
      <text:p text:style-name="P11">2813 - Constructions</text:p>
      <text:p text:style-name="P34">28131 - Bâtiments publics</text:p>
      <text:p text:style-name="P17">281311 - Hôtel de ville</text:p>
      <text:p text:style-name="P17">281312 - Bâtiments scolaires</text:p>
      <text:p text:style-name="P17">281316 - Équipements du cimetière</text:p>
      <text:p text:style-name="P17">281318 - Autres bâtiments publics</text:p>
      <text:p text:style-name="P34">28132 - Immeubles de rapport</text:p>
      <text:p text:style-name="P15">28135 - Installations générales, agencements, aménagements des constructions</text:p>
      <text:p text:style-name="P15">28138 - Autres constructions</text:p>
      <text:p text:style-name="P11">2814 - Constructions sur sol d'autrui</text:p>
      <text:p text:style-name="P15">28141 - Bâtiments publics</text:p>
      <text:p text:style-name="P15">28142 - Immeubles de rapport</text:p>
      <text:p text:style-name="P16">28143 - Droit de superficie</text:p>
      <text:p text:style-name="P15">28145 - Installations générales, agencements et aménagements</text:p>
      <text:p text:style-name="P15">28148 - Autres constructions sur sol d’autrui</text:p>
      <text:p text:style-name="P11">2815 - Installations, matériel et outillage techniques</text:p>
      <text:p text:style-name="P15">28151 - Réseaux de voirie</text:p>
      <text:p text:style-name="P15">28152 - Installations de voirie</text:p>
      <text:p text:style-name="P15">28153 - Réseaux divers</text:p>
      <text:p text:style-name="P17">281531 - Réseaux d'adduction d'eau</text:p>
      <text:p text:style-name="P17">281532 - Réseaux d'assainissement</text:p>
      <text:p text:style-name="P17">281533 - Réseaux câblés</text:p>
      <text:p text:style-name="P17">281534 - Réseaux d’électrification</text:p>
      <text:p text:style-name="P17">281538 - Autres réseaux</text:p>
      <text:p text:style-name="P15">28156 - Matériel et outillage d'incendie et de défense civile</text:p>
      <text:p text:style-name="P17">281561 - Matériel roulant</text:p>
      <text:p text:style-name="P17"><text:soft-page-break/>281568 - Autre matériel et outillage d’incendie et de défense civile </text:p>
      <text:p text:style-name="P15">28157 - Matériel et outillage de voirie</text:p>
      <text:p text:style-name="P17">281571 - Matériel roulant</text:p>
      <text:p text:style-name="P17">281578 - Autre matériel et outillage de voirie</text:p>
      <text:p text:style-name="P15">28158 - Autres installations, matériel et outillage techniques</text:p>
      <text:p text:style-name="P11">2817 - Immobilisations corporelles reçues au titre d’une mise à disposition</text:p>
      <text:p text:style-name="P15">28171 - Terrains</text:p>
      <text:p text:style-name="P15">28172 - Agencements et aménagements de terrains</text:p>
      <text:p text:style-name="P17">281721 - Plantations d’arbres et d’arbustes</text:p>
      <text:p text:style-name="P17">281728 - Autres agencements et aménagements</text:p>
      <text:p text:style-name="P15">28173 - Constructions</text:p>
      <text:p text:style-name="P17">281731 - Bâtiments publics</text:p>
      <text:p text:style-name="P17">281732 - Immeubles de rapport</text:p>
      <text:p text:style-name="P17">281735 - Installations générales, agencements, aménagements des constructions</text:p>
      <text:p text:style-name="P17">281738 - Autres constructions</text:p>
      <text:p text:style-name="P15">28174 - Constructions sur sol d’autrui</text:p>
      <text:p text:style-name="P17">281741 - Constructions sur le sol d’autrui - Bâtiments publics</text:p>
      <text:p text:style-name="P17">281742 - Constructions sur le sol d’autrui - Immeubles de rapport</text:p>
      <text:p text:style-name="P17">281745 - Constructions sur le sol d’autrui - Installations générales, agencements, aménagements</text:p>
      <text:p text:style-name="P17">281748 - Constructions sur le sol d’autrui - Autres constructions</text:p>
      <text:p text:style-name="P15">28175 - Installations, matériel et outillage techniques</text:p>
      <text:p text:style-name="P17">281751 - Réseaux de voirie</text:p>
      <text:p text:style-name="P17">281752 - Installations de voirie</text:p>
      <text:p text:style-name="P17">281753 - Réseaux divers</text:p>
      <text:p text:style-name="P51">2817533 - Réseaux câblés</text:p>
      <text:p text:style-name="P51">2817534 - Réseaux d’électrification</text:p>
      <text:p text:style-name="P51">2817538 - Autres réseaux</text:p>
      <text:p text:style-name="P17">281757 - Matériel et outillage de voirie</text:p>
      <text:p text:style-name="P17">281758 - Autres installations, matériel et outillage techniques</text:p>
      <text:p text:style-name="P15">28178 - Autres immobilisations corporelles reçues au titre d’une lise à disposition</text:p>
      <text:p text:style-name="P17">281782 - Matériel de transport</text:p>
      <text:p text:style-name="P17">281783 - Matériel de bureau et matériel informatique</text:p>
      <text:p text:style-name="P17">281784 - Mobilier</text:p>
      <text:p text:style-name="P17">281785 - Cheptel</text:p>
      <text:p text:style-name="P19">281788 - Autres immobilisations corporelles reçues au titre d’une mise à disposition </text:p>
      <text:p text:style-name="P11"><text:soft-page-break/>2818 - Autres immobilisations corporelles</text:p>
      <text:p text:style-name="P36">28181 - Installations générales, agencements et aménagements divers</text:p>
      <text:p text:style-name="P36">28182 - Matériel de transport</text:p>
      <text:p text:style-name="P36">28183 - Matériel de bureau et matériel informatique</text:p>
      <text:p text:style-name="P36">28184 - Mobilier</text:p>
      <text:p text:style-name="P36">28185 - Cheptel</text:p>
      <text:p text:style-name="P36">28188 - Autres immobilisations corporelles</text:p>
      <text:p text:style-name="P9">282 - Amortissements des immobilisations reçues en affectation</text:p>
      <text:p text:style-name="P11">2821 - Terrains de gisement</text:p>
      <text:p text:style-name="P11">2822 - Agencements et aménagements de terrains</text:p>
      <text:p text:style-name="P36">28221 - Plantations d’arbres et d’arbustes</text:p>
      <text:p text:style-name="P36">28228 - Autres agencements et aménagements de terrains</text:p>
      <text:p text:style-name="P11">2823 - Constructions</text:p>
      <text:p text:style-name="P36">28231 - Bâtiments publics</text:p>
      <text:p text:style-name="P36">28232 - Immeubles de rapport</text:p>
      <text:p text:style-name="P36">28235 - Installations générales, agencements et aménagements des constructions</text:p>
      <text:p text:style-name="P36">28238 - Autres constructions</text:p>
      <text:p text:style-name="P11">2824 - Constructions sur sol d’autrui</text:p>
      <text:p text:style-name="P36">28241 - Bâtiments publics</text:p>
      <text:p text:style-name="P36">28242 - Immeubles de rapport</text:p>
      <text:p text:style-name="P36">28245 - Installations générales, agencements, aménagements</text:p>
      <text:p text:style-name="P36">28248 - Autres constructions</text:p>
      <text:p text:style-name="P11">2825 - Installations, matériel et outillage techniques</text:p>
      <text:p text:style-name="P15">28253 - Réseaux divers</text:p>
      <text:p text:style-name="P17">282533 - Réseaux câblés</text:p>
      <text:p text:style-name="P17">282534 - Réseaux d’électrification</text:p>
      <text:p text:style-name="P17">282538 - Autres réseaux</text:p>
      <text:p text:style-name="P15">28256 - Matériel et outillage d’incendie et de défense civile</text:p>
      <text:p text:style-name="P15">28257 - Matériel et outillage de nettoiement</text:p>
      <text:p text:style-name="P15">28258 - Autres installations techniques, matériel et outillage industriel</text:p>
      <text:p text:style-name="P11">2828 - Autres immobilisations corporelles</text:p>
      <text:p text:style-name="P15">28281 - Installations générales, agencements et aménagements divers</text:p>
      <text:p text:style-name="P15">28282 - Matériel de transport</text:p>
      <text:p text:style-name="P15">28283 - Matériel de bureau et matériel informatique</text:p>
      <text:p text:style-name="P15">28284 - Mobilier</text:p>
      <text:p text:style-name="P15">28285 - Cheptel</text:p>
      <text:p text:style-name="P15">28288 - Autres immobilisations corporelles reçues en affectation</text:p>
      <text:p text:style-name="Standard"/>
      <text:p text:style-name="P5">29 - PROVISIONS POUR DéPRéCIATION DES IMMOBILISATIONS</text:p>
      <text:p text:style-name="P9"><text:soft-page-break/>290 - Provisions pour dépréciation des immobilisations incorporelles</text:p>
      <text:p text:style-name="P11">2905 - Marques, procédés, droits et valeurs similaires</text:p>
      <text:p text:style-name="P15">29051 - Marques, procédés, droits et valeurs similaires (non budgétaires)</text:p>
      <text:p text:style-name="P15">29052 - Marques, procédés, droits et valeurs similaires (budgétaires)</text:p>
      <text:p text:style-name="P11">2908 - Autres immobilisations incorporelles</text:p>
      <text:p text:style-name="P15">29081 - Autres immobilisations incorporelles (non budgétaires)</text:p>
      <text:p text:style-name="P15">29082 - Autres immobilisations incorporelles (budgétaires)</text:p>
      <text:p text:style-name="P9">291 - Provisions pour dépréciation des immobilisations corporelles</text:p>
      <text:p text:style-name="P11">2911 - Terrains (autres que terrains de gisement)</text:p>
      <text:p text:style-name="P15">29111 - Terrains - autres que terrains de gisement (non budgétaires)</text:p>
      <text:p text:style-name="P15">29112 - Terrains - autres que terrains de gisement (budgétaires)</text:p>
      <text:p text:style-name="P11">2913 - Constructions</text:p>
      <text:p text:style-name="P15">29131 - Constructions (non budgétaires)</text:p>
      <text:p text:style-name="P15">29132 - Constructions (budgétaires)</text:p>
      <text:p text:style-name="P11">2914 - Constructions sur sol d'autrui</text:p>
      <text:p text:style-name="P15">29141 - Constructions sur sol d'autrui (non budgétaires)</text:p>
      <text:p text:style-name="P15">29142 - Constructions sur sol d'autrui (budgétaires)</text:p>
      <text:p text:style-name="P9">293 - Provisions pour dépréciation des immobilisations en cours</text:p>
      <text:p text:style-name="P11">2931 - Immobilisations corporelles en cours</text:p>
      <text:p text:style-name="P15">29311 - Immobilisations corporelles en cours (non budgétaires)</text:p>
      <text:p text:style-name="P15">29312 - Immobilisations corporelles en cours (budgétaires)</text:p>
      <text:p text:style-name="P11">2932 - Immobilisations incorporelles en cours</text:p>
      <text:p text:style-name="P15">29321 - Immobilisations incorporelles en cours (non budgétaires)</text:p>
      <text:p text:style-name="P15">29322 - Immobilisations incorporelles en cours (budgétaires)</text:p>
      <text:p text:style-name="P9">296 - Provisions pour dépréciation des participations et créances rattachées à des participations</text:p>
      <text:p text:style-name="P11">2961 - Titres de participation</text:p>
      <text:p text:style-name="P15">29611 - Titres de participation (non budgétaires)</text:p>
      <text:p text:style-name="P15">29612 - Titres de participation (budgétaires)</text:p>
      <text:p text:style-name="P11">2966 - Autres formes de participation</text:p>
      <text:p text:style-name="P15">29661 - Autres formes de participation (non budgétaires)</text:p>
      <text:p text:style-name="P15">29662 - Autres formes de participation (budgétaires)</text:p>
      <text:p text:style-name="P9">297 - Provisions pour dépréciation des autres immobilisations financières</text:p>
      <text:p text:style-name="P11">2971 - Titres immobilisés - Droits de propriété</text:p>
      <text:p text:style-name="P15">29711 - Titres immobilisés - Droits de propriété (non budgétaires)</text:p>
      <text:p text:style-name="P15">29712 - Titres immobilisés - Droits de propriété (budgétaires)</text:p>
      <text:p text:style-name="P11">2972 - Titres immobilisés - Droits de créance</text:p>
      <text:p text:style-name="P15"><text:soft-page-break/>29721 - Titres immobilisés - Droits de créance (non budgétaires)</text:p>
      <text:p text:style-name="P15">29722 - Titres immobilisés - Droits de créance (budgétaires)</text:p>
      <text:p text:style-name="P11">2974 - Prêts</text:p>
      <text:p text:style-name="P15">29741 - Prêts (non budgétaires)</text:p>
      <text:p text:style-name="P15">29742 - Prêts (budgétaires)</text:p>
      <text:p text:style-name="P11">2975 - Dépôts et cautionnements versés</text:p>
      <text:p text:style-name="P15">29751 - Dépôts et cautionnements versés (non budgétaires)</text:p>
      <text:p text:style-name="P15">29752 - Dépôts et cautionnements versés (budgétaires)</text:p>
      <text:p text:style-name="P11">2976 - Autres créances immobilisées</text:p>
      <text:p text:style-name="P15">29761 - Créances pour avances en garantie d’emprunt</text:p>
      <text:p text:style-name="P17">297611 - Créances pour avances en garantie d’emprunt (non budgétaires)</text:p>
      <text:p text:style-name="P17">297612 - Créances pour avances en garantie d’emprunt (budgétaires)</text:p>
      <text:p text:style-name="P15">29768 - Autres créances immobilisées</text:p>
      <text:p text:style-name="P17">297681 - Autres créances immobilisées (non budgétaires)</text:p>
      <text:p text:style-name="P17">297682 - Autres créances immobilisées (budgétaires)</text:p>
      <text:p text:style-name="P41"><text:span text:style-name="T1">CLASSE 3 - COMPTES DE STOCKS ET EN-COURS </text:span><text:span text:style-name="Footnote_20_Symbol"><text:span text:style-name="T12"><text:note text:id="ftn10" text:note-class="footnote"><text:note-citation text:label="1">1</text:note-citation><text:note-body><text:p text:style-name="Footnote"><text:span text:style-name="T11"><text:s/>Classe de comptes budgétaires sauf comptes 32, 37, 3911,392, 3931, 3941, 39511, 39551 et 397.</text:span></text:p></text:note-body></text:note></text:span></text:span></text:p>
      <text:p text:style-name="Standard"/>
      <text:p text:style-name="P5">31 - MATIèrES PREMIèRES (ET FOURNITURES)</text:p>
      <text:p text:style-name="P9">311 - Matières premières et fournitures autres que terrains</text:p>
      <text:p text:style-name="P9">315 - Terrains à aménager</text:p>
      <text:p text:style-name="P9"/>
      <text:p text:style-name="Standard"><text:span text:style-name="T1">32 - AUTRES APPROVISIONNEMENTS </text:span><text:span text:style-name="Footnote_20_Symbol"><text:span text:style-name="T12"><text:note text:id="ftn11" text:note-class="footnote"><text:note-citation text:label="2">2</text:note-citation><text:note-body><text:p text:style-name="Footnote"><text:span text:style-name="T11"><text:s/>Comptes non budgétaires.</text:span></text:p></text:note-body></text:note></text:span></text:span></text:p>
      <text:p text:style-name="P9">321 - Matières consommables</text:p>
      <text:p text:style-name="P9">322 - Fournitures consommables autres qu’alimentation</text:p>
      <text:p text:style-name="P11">3221 - Combustibles et carburants</text:p>
      <text:p text:style-name="P11">3222 - Produits d'entretien</text:p>
      <text:p text:style-name="P11">3223 - Fournitures des ateliers municipaux</text:p>
      <text:p text:style-name="P11">3224 - Fournitures administratives</text:p>
      <text:p text:style-name="P11">3225 - Livres, disques, cassettes (bibliothèques, médiathèques)</text:p>
      <text:p text:style-name="P11">3226 - Vêtements de travail</text:p>
      <text:p text:style-name="P11">3227 - Fournitures scolaires</text:p>
      <text:p text:style-name="P11">3228 - Autres fournitures consommables</text:p>
      <text:p text:style-name="P9">323 - Alimentation</text:p>
      <text:p text:style-name="P20"/>
      <text:p text:style-name="P2">33 - EN-COURS DE PRODUCTION DE BIENS</text:p>
      <text:p text:style-name="P9">331 - Produits en cours</text:p>
      <text:p text:style-name="P9">335 - Travaux en cours</text:p>
      <text:p text:style-name="P52">3351 - Terrains</text:p>
      <text:p text:style-name="P52">3354 - Études et prestations de services</text:p>
      <text:p text:style-name="P52">3355 - Travaux</text:p>
      <text:p text:style-name="P52">3358 - Frais annexes</text:p>
      <text:p text:style-name="P55">33581 - Frais accessoires</text:p>
      <text:p text:style-name="P55">33586 - Frais financiers</text:p>
      <text:p text:style-name="P55"/>
      <text:p text:style-name="P2">34 - EN-COURS DE PRODUCTION DE SERVICES</text:p>
      <text:p text:style-name="P2"/>
      <text:p text:style-name="P2">35 - STOCKS DE PRODUITS</text:p>
      <text:p text:style-name="P9">351 - Produits intermédiaires</text:p>
      <text:p text:style-name="P9">355 - Produits finis</text:p>
      <text:p text:style-name="P11"><text:soft-page-break/>3551 - Produits finis (autres que terrains aménagés)</text:p>
      <text:p text:style-name="P11">3555 - Terrains aménagés</text:p>
      <text:p text:style-name="P9">358 - Produits résiduels</text:p>
      <text:p text:style-name="P10"/>
      <text:p text:style-name="Standard"><text:span text:style-name="T1">37 - STOCKS DE MARCHANDISES ET DE TERRAINS NUS </text:span><text:span text:style-name="Footnote_20_Symbol"><text:span text:style-name="T12"><text:note text:id="ftn12" text:note-class="footnote"><text:note-citation text:label="1">1</text:note-citation><text:note-body><text:p text:style-name="Footnote"><text:span text:style-name="T11"><text:s/>Compte non budgétaire.</text:span></text:p></text:note-body></text:note></text:span></text:span></text:p>
      <text:p text:style-name="P2"/>
      <text:p text:style-name="P5">39 - PROVISIONS POUR DéPRéCIATION DES STOCKS ET EN-COURS</text:p>
      <text:p text:style-name="P9">391 - Provisions pour dépréciation des matières premières (et fournitures)</text:p>
      <text:p text:style-name="P11">3911 - Provisions pour dépréciation des matières premières (et fournitures) (non budgétaires)</text:p>
      <text:p text:style-name="P11">3912 - Provisions pour dépréciation des matières premières (et fournitures) (budgétaires)</text:p>
      <text:p text:style-name="P9">392 - Provisions pour dépréciation des autres approvisionnements (non budgétaires)</text:p>
      <text:p text:style-name="P9">393 - Provisions pour dépréciation des en-cours de production de biens</text:p>
      <text:p text:style-name="P11">3931 - Provisions pour dépréciation des en-cours de production de biens (non budgétaires)</text:p>
      <text:p text:style-name="P11">3932 - Provisions pour dépréciation des en-cours de production de biens (budgétaires)</text:p>
      <text:p text:style-name="P9">394 - Provisions pour dépréciation des en-cours de production de services</text:p>
      <text:p text:style-name="P11">3941 - Provisions pour dépréciation des en-cours de production de services (non budgétaires)</text:p>
      <text:p text:style-name="P11">3942 - Provisions pour dépréciation des en-cours de production de services (budgétaires)</text:p>
      <text:p text:style-name="P9">395 - Provisions pour dépréciation des stocks de produits</text:p>
      <text:p text:style-name="P11">3951 - Provisions pour dépréciation des produits finis (autres que terrains aménagés)</text:p>
      <text:p text:style-name="P15">39511 - Provisions pour dépréciation des produits finis autres que terrains aménagés (non budgétaires)</text:p>
      <text:p text:style-name="P15">39512 - Provisions pour dépréciation des produits finis autres que terrains aménagés (budgétaires)</text:p>
      <text:p text:style-name="P11">3955 - Provisions pour dépréciation des terrains aménagés</text:p>
      <text:p text:style-name="P15">39551 - Provisions pour dépréciation des terrains aménagés (non budgétaires)</text:p>
      <text:p text:style-name="P15">39552 - Provisions pour dépréciation des terrains aménagés (budgétaires)</text:p>
      <text:p text:style-name="P9">397 - Provisions pour dépréciation des stocks de marchandises (non budgétaires)</text:p>
      <text:p text:style-name="P41"><text:span text:style-name="T1">CLASSE 4 - COMPTES DE TIERS </text:span><text:span text:style-name="Footnote_20_Symbol"><text:span text:style-name="T12"><text:note text:id="ftn13" text:note-class="footnote"><text:note-citation text:label="1">1</text:note-citation><text:note-body><text:p text:style-name="P69"><text:span text:style-name="T11"><text:s/>Classe de comptes non budgétaires sauf comptes 454, 456, 458, 481, 4912 et 4962.</text:span></text:p></text:note-body></text:note></text:span></text:span></text:p>
      <text:p text:style-name="P5">40 - FOURNISSEURS ET COMPTES RATTACHéS</text:p>
      <text:p text:style-name="P9">401 - Fournisseurs </text:p>
      <text:p text:style-name="P23">4011 - Fournisseurs </text:p>
      <text:p text:style-name="P23">4017 - Fournisseurs - Retenues de garantie, oppositions et pénalités de retard d’exécution des marchés</text:p>
      <text:p text:style-name="P36">40171 - Fournisseurs - Retenues de garantie</text:p>
      <text:p text:style-name="P36">40172 - Fournisseurs - Cessions, oppositions</text:p>
      <text:p text:style-name="P36">40173 - Fournisseurs - Pénalités de retard d’exécution des marchés</text:p>
      <text:p text:style-name="P57">403 - Fournisseurs - Lettre-change relevé (L.C.R.)</text:p>
      <text:p text:style-name="P75">404 - Fournisseurs d'immobilisations</text:p>
      <text:p text:style-name="P23">4041 - Fournisseurs d'immobilisations </text:p>
      <text:p text:style-name="P23">4047 - Fournisseurs d’immobilisations - Retenues de garantie, oppositions et pénalités de retard d’exécution des marchés</text:p>
      <text:p text:style-name="P36">40471 - Fournisseurs d’immobilisations - Retenues de garantie</text:p>
      <text:p text:style-name="P36">40472 - Fournisseurs d’immobilisations - Cessions, oppositions</text:p>
      <text:p text:style-name="P36">40473 - Fournisseurs d’immobilisations - Pénalités de retard d’exécution des marchés</text:p>
      <text:p text:style-name="P9">405 - Fournisseurs d'immobilisations - Lettre-change relevé (L.C.R.)</text:p>
      <text:p text:style-name="P9">407 - Différences de conversion - Fournisseurs</text:p>
      <text:p text:style-name="P23">4071 - Différences de conversion - Fournisseurs</text:p>
      <text:p text:style-name="P23">4074 - Différences de conversion - Fournisseurs d’immobilisations</text:p>
      <text:p text:style-name="P9">408 - Fournisseurs - Factures non parvenues</text:p>
      <text:p text:style-name="P9">409 - Fournisseurs débiteurs</text:p>
      <text:p text:style-name="P11">4091 - Avances versées sur commande</text:p>
      <text:p text:style-name="P11">4093 - Mandat - Avance de fonds ou remboursement de débours</text:p>
      <text:p text:style-name="P11">4097 - Fournisseurs - Autres avoirs</text:p>
      <text:p text:style-name="P15">40971 - Fournisseurs - Autres avoirs - Amiable</text:p>
      <text:p text:style-name="P15">40976 - Fournisseurs - Autres avoirs - Contentieux</text:p>
      <text:p text:style-name="P11">4098 - Rabais, remises, ristournes à obtenir et autres avoirs non encore reçus</text:p>
      <text:p text:style-name="P38"/>
      <text:p text:style-name="P5">41 - REDEVABLES ET COMPTES RATTACHéS</text:p>
      <text:p text:style-name="P9">411 - Redevables</text:p>
      <text:p text:style-name="P11">4111 - Redevables - Amiable</text:p>
      <text:p text:style-name="P11">4116 - Redevables - Contentieux</text:p>
      <text:p text:style-name="P11"/>
      <text:p text:style-name="P9">412 - Acquéreurs de terrains aménagés stockés</text:p>
      <text:p text:style-name="P11">4121 - Acquéreurs de terrains aménagés stockés - Amiable</text:p>
      <text:p text:style-name="P11"><text:soft-page-break/>4126 - Acquéreurs de terrains aménagés stockés - Contentieux</text:p>
      <text:p text:style-name="P9">414 - Locataires-acquéreurs et locataires</text:p>
      <text:p text:style-name="P52">4141 - Locataires - acquéreurs et locataires - Amiable</text:p>
      <text:p text:style-name="P52">4146 - Locataires - acquéreurs et locataires - Contentieux</text:p>
      <text:p text:style-name="P9">415 - Traites de coupe de bois (régime forestier)</text:p>
      <text:p text:style-name="P52">4151 - Traites de coupe de bois (régime forestier) - Amiable</text:p>
      <text:p text:style-name="P52">4156 - Traites de coupe de bois (régime forestier) - Contentieux</text:p>
      <text:p text:style-name="P9">416 - Clients douteux</text:p>
      <text:p text:style-name="P11">4161 - Créances douteuses</text:p>
      <text:p text:style-name="P11">4162 - Créances irrécouvrables admises par le juge des comptes</text:p>
      <text:p text:style-name="P9">417 - Différences de conversion - Redevables</text:p>
      <text:p text:style-name="P9">418 - Redevables et acquéreurs de terrains aménagés stockés - Produits non encore facturés</text:p>
      <text:p text:style-name="P11">4181 - Redevables - Produits non encore facturés</text:p>
      <text:p text:style-name="P11">4182 - Acquéreurs de terrains aménagés stockés - Produits non encore facturés</text:p>
      <text:p text:style-name="P2"/>
      <text:p text:style-name="P5">42 - PERSONNEL ET COMPTES RATTACHéS</text:p>
      <text:p text:style-name="P9">421 - Personnel - Rémunérations dues</text:p>
      <text:p text:style-name="P9">425 - Personnel - Avances et acomptes<text:span text:style-name="Footnote_20_Symbol"><text:span text:style-name="T11"><text:note text:id="ftn14" text:note-class="footnote"><text:note-citation text:label="1">1</text:note-citation><text:note-body><text:p text:style-name="Footnote"><text:span text:style-name="T11"><text:s/>Ce compte enregistre les acomptes sur rémunérations des personnels recrutés sous contrat de droit privé et les avances sur frais de déplacement de l’ensemble du personnel.</text:span></text:p></text:note-body></text:note></text:span></text:span></text:p>
      <text:p text:style-name="P9">427 - Personnel - Oppositions</text:p>
      <text:p text:style-name="P9">428 - Personnel - Charges à payer et produits à recevoir</text:p>
      <text:p text:style-name="Normal.CorpsTxt">4282 - Dettes provisionnées pour congés à payer</text:p>
      <text:p text:style-name="P52">4286 - Autres charges à payer</text:p>
      <text:p text:style-name="P52">4287 - Produits à recevoir</text:p>
      <text:p text:style-name="P9">429 - Déficits et débets des comptables et régisseurs</text:p>
      <text:p text:style-name="P2"/>
      <text:p text:style-name="P5">43 - SéCURITé SOCIALE ET AUTRES ORGANISMES SOCIAUX</text:p>
      <text:p text:style-name="P9">431 - Sécurité sociale</text:p>
      <text:p text:style-name="P9">437 - Autres organismes sociaux</text:p>
      <text:p text:style-name="P9">438 - Organismes sociaux - Charges à payer et produits à recevoir</text:p>
      <text:p text:style-name="P52">4386 - Autres charges à payer</text:p>
      <text:p text:style-name="P52">4387 - Produits à recevoir </text:p>
      <text:p text:style-name="P2">44 - ETAT ET AUTRES COLLECTIVITÉS PUBLIQUES</text:p>
      <text:p text:style-name="P9">441 - État et autres collectivités publiques - Subventions à recevoir</text:p>
      <text:p text:style-name="P52">4411 - État et autres collectivités publiques - Subventions à recevoir - Amiable</text:p>
      <text:p text:style-name="P52">4416 - État et autres collectivités publiques - Subventions à recevoir - Contentieux</text:p>
      <text:p text:style-name="P9"><text:soft-page-break/>442 - État - Impôts et taxes recouvrables sur des tiers</text:p>
      <text:p text:style-name="P9">443 - Opérations particulières avec l'État et les collectivités publiques</text:p>
      <text:p text:style-name="P11">4431 - État</text:p>
      <text:p text:style-name="P36">44311 - Dépenses</text:p>
      <text:p text:style-name="P36">44312 - Recettes - Amiable</text:p>
      <text:p text:style-name="P36">44316 - Recettes - Contentieux</text:p>
      <text:p text:style-name="P11">4432 - Régions</text:p>
      <text:p text:style-name="P36">44321 - Dépenses</text:p>
      <text:p text:style-name="P36">44322 - Recettes - Amiable</text:p>
      <text:p text:style-name="P36">44326 - Recettes - Contentieux</text:p>
      <text:p text:style-name="P11">4433 - Départements</text:p>
      <text:p text:style-name="P36">44331 - Dépenses</text:p>
      <text:p text:style-name="P36">44332 - Recettes - Amiable</text:p>
      <text:p text:style-name="P36">44336 - Recettes - Contentieux</text:p>
      <text:p text:style-name="P11">4434 - Communes</text:p>
      <text:p text:style-name="P36">44341 - Dépenses</text:p>
      <text:p text:style-name="P36">44342 - Recettes - Amiable</text:p>
      <text:p text:style-name="P36">44346 - Recettes - Contentieux</text:p>
      <text:p text:style-name="P11">4435 - Groupements de collectivités</text:p>
      <text:p text:style-name="P36">44351 - Dépenses</text:p>
      <text:p text:style-name="P36">44352 - Recettes - Amiable</text:p>
      <text:p text:style-name="P36">44356 - Recettes - Contentieux</text:p>
      <text:p text:style-name="P11">4436 - Caisse des écoles</text:p>
      <text:p text:style-name="P36">44361 - Dépenses</text:p>
      <text:p text:style-name="P36">44362 - Recettes - Amiable</text:p>
      <text:p text:style-name="P36">44366 - Recettes - Contentieux</text:p>
      <text:p text:style-name="P11">4437 - C.C.A.S.</text:p>
      <text:p text:style-name="P36">44371 - Dépenses</text:p>
      <text:p text:style-name="P36">44372 - Recettes - Amiable</text:p>
      <text:p text:style-name="P36">44376 - Recettes - Contentieux</text:p>
      <text:p text:style-name="P11">4438 - Autres services et organismes publics</text:p>
      <text:p text:style-name="P36">44381 - Dépenses</text:p>
      <text:p text:style-name="P36">44382 - Recettes - Amiable</text:p>
      <text:p text:style-name="P36">44386 - Recettes - Contentieux</text:p>
      <text:p text:style-name="P9">445 - État - Taxes sur le chiffre d'affaires</text:p>
      <text:p text:style-name="P11">4452 - TVA due intracommunautaire</text:p>
      <text:p text:style-name="P11">4455 - Taxes sur le chiffre d'affaires à décaisser </text:p>
      <text:p text:style-name="P34">44551 - T.V.A. à décaisser</text:p>
      <text:p text:style-name="P34">44558 - Taxes assimilées à la T.V.A.</text:p>
      <text:p text:style-name="P11">4456 - Taxes sur le chiffre d'affaires déductibles</text:p>
      <text:p text:style-name="P34"><text:soft-page-break/>44562 - T.V.A. sur immobilisations</text:p>
      <text:p text:style-name="P34">44566 - T.V.A. sur autres biens et services</text:p>
      <text:p text:style-name="P34">44567 - Crédit de T.V.A. à reporter</text:p>
      <text:p text:style-name="P34">44568 - Taxes assimilées à la T.V.A.</text:p>
      <text:p text:style-name="P11">4457 - Taxes sur le chiffre d'affaires collectées</text:p>
      <text:p text:style-name="P34">44571 - T.V.A. collectée</text:p>
      <text:p text:style-name="P34">44578 - Taxes assimilées à la T.V.A.</text:p>
      <text:p text:style-name="P11">4458 - Taxes sur le chiffre d'affaires à régulariser ou en attente</text:p>
      <text:p text:style-name="P15">44581 - Acomptes - Régime simplifié d’imposition</text:p>
      <text:p text:style-name="P15">44583 - Remboursement de taxes sur le chiffre d’affaires demandé</text:p>
      <text:p text:style-name="P15">44585 - TVA à régulariser - Retenue de garantie</text:p>
      <text:p text:style-name="P15">44588 - Autres taxes sur le chiffre d’affaires à régulariser ou en attente</text:p>
      <text:p text:style-name="P17">445884 - TVA déduite sur avances versées - Régime <text:s/>des encaissements </text:p>
      <text:p text:style-name="P17">445885 - TVA décaissée sur avances reçues - Régime <text:s/>des encaissements</text:p>
      <text:p text:style-name="P17">445886 - TVA à déduire lors du paiement - Régime <text:s/>des encaissements</text:p>
      <text:p text:style-name="P17">445888 - Autres taxes sur le chiffre d’affaires à régulariser ou en attente</text:p>
      <text:p text:style-name="P9">447 - Autres impôts, taxes et versements assimilés</text:p>
      <text:p text:style-name="P9">448 - État - Charges à payer et produits à recevoir</text:p>
      <text:p text:style-name="P11">4486 - Autres charges à payer</text:p>
      <text:p text:style-name="P11">4487 - Produits à recevoir</text:p>
      <text:p text:style-name="P2"/>
      <text:p text:style-name="Standard"><text:span text:style-name="T1">45 - COMPTABILITÉ DISTINCTE RATTACH</text:span><text:span text:style-name="T14">é</text:span><text:span text:style-name="T1">E</text:span></text:p>
      <text:p text:style-name="P9">451 - Compte de rattachement avec...(à subdiviser par budget annexe)</text:p>
      <text:p text:style-name="P9">452 - C.C.A.S. rattaché</text:p>
      <text:p text:style-name="P9">453 - Caisse des écoles rattachée</text:p>
      <text:p text:style-name="P9">454 - Travaux effectués d’office pour le compte de tiers<text:span text:style-name="Footnote_20_Symbol"><text:span text:style-name="T11"><text:note text:id="ftn15" text:note-class="footnote"><text:note-citation text:label="1">1</text:note-citation><text:note-body><text:p text:style-name="P70"><text:span text:style-name="T11"><text:s/>Comptes budgétaires.</text:span></text:p></text:note-body></text:note></text:span></text:span></text:p>
      <text:p text:style-name="P11">4541 - Dépenses</text:p>
      <text:p text:style-name="P11">4542 - Recettes</text:p>
      <text:p text:style-name="P9">455 - Recettes sur rôles pour le compte de tiers</text:p>
      <text:p text:style-name="P11">4551 - Redevables sur rôles pour le compte de tiers</text:p>
      <text:p text:style-name="P11">4557 - Produits sur rôle pour le compte de tiers</text:p>
      <text:p text:style-name="P11">4558 - TVA sur rôle pour le compte de tiers </text:p>
      <text:p text:style-name="P15">45581 - TVA sur rôle pour le compte de tiers - Prise en compte</text:p>
      <text:p text:style-name="P15">45582 - TVA sur rôle pour le compte de tiers - Encaissements</text:p>
      <text:p text:style-name="P11">4559 - Versements sur rôle pour le compte de tiers </text:p>
      <text:p text:style-name="P15"><text:soft-page-break/>45591 - TVA sur rôle pour le compte de tiers - Produits</text:p>
      <text:p text:style-name="P15">45592 - TVA sur rôle pour le compte de tiers - TVA</text:p>
      <text:p text:style-name="P58">456 - Opérations d'investissement sur établissements d'enseignement (à subdiviser par mandat)<text:span text:style-name="T19">1</text:span></text:p>
      <text:p text:style-name="P11">4561 - Remis à la région</text:p>
      <text:p text:style-name="P36">45611 - Dépenses (à subdiviser par mandat)</text:p>
      <text:p text:style-name="P36">45612 - Recettes (à subdiviser par mandat)</text:p>
      <text:p text:style-name="P11">4562 - Remis au département</text:p>
      <text:p text:style-name="P36">45621 - Dépenses (à subdiviser par mandat)</text:p>
      <text:p text:style-name="P36">45622 - Recettes (à subdiviser par mandat)</text:p>
      <text:p text:style-name="P9">458 - Opérations sous mandat (à subdiviser par mandat)<text:span text:style-name="Footnote_20_Symbol"><text:span text:style-name="T11"> </text:span></text:span><text:span text:style-name="Footnote_20_Symbol"><text:span text:style-name="T11"><text:note text:id="ftn16" text:note-class="footnote"><text:note-citation text:label="1">1</text:note-citation><text:note-body><text:p text:style-name="Footnote"><text:span text:style-name="T11"><text:s/>Comptes budgétaires.</text:span></text:p></text:note-body></text:note></text:span></text:span></text:p>
      <text:p text:style-name="P25">4581 - Dépenses (à subdiviser par mandat)</text:p>
      <text:p text:style-name="P25">4582 - Recettes (à subdiviser par mandat)</text:p>
      <text:p text:style-name="P60"/>
      <text:p text:style-name="P5">46 - DéBITEURS ET CRéDITEURS DIVERS</text:p>
      <text:p text:style-name="P9">461 - Dons et legs en instance</text:p>
      <text:p text:style-name="P9">462 - Créances sur cessions d'immobilisations</text:p>
      <text:p text:style-name="P11">4621 - Créances sur cessions d'immobilisations - Amiable</text:p>
      <text:p text:style-name="P11">4626 - Créances sur cessions d'immobilisations - Contentieux</text:p>
      <text:p text:style-name="P9">463 - Emprunts souscrits dans le public gérés par la collectivité</text:p>
      <text:p text:style-name="P52">4631 - Souscriptions reçues</text:p>
      <text:p text:style-name="P52">4632 - Intérêts à payer</text:p>
      <text:p text:style-name="P52">4633 - Titres amortis (ou capital) à rembourser</text:p>
      <text:p text:style-name="P9">464 - Encaissements pour le compte de tiers</text:p>
      <text:p text:style-name="P11">4641 - Coupes affouagères distribuées en nature</text:p>
      <text:p text:style-name="P11">4642 - Coupes affouagères à répartir</text:p>
      <text:p text:style-name="P11">4643 - Vacations encaissées à reverser</text:p>
      <text:p text:style-name="P11">4645 - Fonds des bénéficiaires d’une MASP</text:p>
      <text:p text:style-name="P11">4648 - Autres encaissements pour le compte de tiers</text:p>
      <text:p text:style-name="P9">465 - Avances en garantie d'emprunt</text:p>
      <text:p text:style-name="P9">466 - Excédents de versement</text:p>
      <text:p text:style-name="P9">467 - Autres comptes débiteurs ou créditeurs</text:p>
      <text:p text:style-name="P11">4671 - Autres comptes créditeurs</text:p>
      <text:p text:style-name="P11">46711 - Autres comptes créditeurs</text:p>
      <text:p text:style-name="P11"><text:tab/>46717 - Autres comptes créditeurs – cessions, oppositions </text:p>
      <text:p text:style-name="P11">4672 - Autres comptes débiteurs</text:p>
      <text:p text:style-name="P15">46721 - Débiteurs divers - Amiable</text:p>
      <text:p text:style-name="P15"><text:soft-page-break/>46726 - Débiteurs divers - Contentieux</text:p>
      <text:p text:style-name="P11">4673 - Opérations avec des gérants d’immeubles et des régisseurs intéressés</text:p>
      <text:p text:style-name="P11">4675 - Mandataire - Opérations déléguées - Recettes</text:p>
      <text:p text:style-name="P11">4677 - Différences de conversion - Débiteurs ou créditeurs divers</text:p>
      <text:p text:style-name="P15">46771 - Différences de conversion - Créditeurs divers</text:p>
      <text:p text:style-name="P15">46772 - Différences de conversion - Débiteurs divers</text:p>
      <text:p text:style-name="P9">468 - Divers - Charges à payer et produits à recevoir</text:p>
      <text:p text:style-name="P11">4686 - Charges à payer</text:p>
      <text:p text:style-name="P11">4687 - Produits à recevoir</text:p>
      <text:p text:style-name="P59"/>
      <text:p text:style-name="P2">47 - COMPTES TRANSITOIRES OU D'ATTENTE</text:p>
      <text:p text:style-name="P9">471 - Recettes à classer ou à régulariser</text:p>
      <text:p text:style-name="P11">4711 - Versements des régisseurs</text:p>
      <text:p text:style-name="P11">4712 - Virements réimputés</text:p>
      <text:p text:style-name="P11">4713 - Recettes perçues avant émission des titres</text:p>
      <text:p text:style-name="P15">47131 - Versements sur contributions directes</text:p>
      <text:p text:style-name="P15">47132 - Versements sur dotation globale de fonctionnement </text:p>
      <text:p text:style-name="P15">47133 - Fonds d'emprunt</text:p>
      <text:p text:style-name="P15">47134 - Subventions</text:p>
      <text:p text:style-name="P15">47138 - Autres</text:p>
      <text:p text:style-name="P11">4714 - Recettes à réimputer</text:p>
      <text:p text:style-name="P15">47141 - Recettes perçues en excédent à réimputer</text:p>
      <text:p text:style-name="P47">471411 - Excédent à réimputer - Personnes physiques</text:p>
      <text:p text:style-name="P47">471412 - Excédent à réimputer - Personnes morales</text:p>
      <text:p text:style-name="P15">47142 - Frais de saisie perçus avant prise en charge</text:p>
      <text:p text:style-name="P15">47143 - Flux d’encaissement à réimputer</text:p>
      <text:p text:style-name="P11">4715 - Recettes à ventiler - Cartes multiservices</text:p>
      <text:p text:style-name="P11">4717 - Recettes relevé banque de France </text:p>
      <text:p text:style-name="P15">47171 - Recettes relevé banque de France - Hors CloHélios</text:p>
      <text:p text:style-name="P15">47172 - Recettes relevé banque de France - CloHélios</text:p>
      <text:p text:style-name="P11">4718 - Autres recettes à régulariser</text:p>
      <text:p text:style-name="P9">472 - Dépenses à classer ou à régulariser</text:p>
      <text:p text:style-name="P11">4721 - Dépenses réglées sans mandatement préalable,</text:p>
      <text:p text:style-name="P15">47211 - Remboursements d'annuités d'emprunts</text:p>
      <text:p text:style-name="P15">47218 - Autres dépenses</text:p>
      <text:p text:style-name="P11">4722 - Commissions bancaires en instance de mandatement (carte bancaire)</text:p>
      <text:p text:style-name="P11"><text:soft-page-break/>4725 - Secours d'urgence</text:p>
      <text:p text:style-name="P11">4727 - Avances pour achat de valeurs mobilières</text:p>
      <text:p text:style-name="P11">4728 - Autres dépenses à régulariser</text:p>
      <text:p text:style-name="P9">475 - Recettes sur rôle</text:p>
      <text:p text:style-name="P11">4751 - Redevables sur rôle</text:p>
      <text:p text:style-name="P11">4757 - Produits sur rôle</text:p>
      <text:p text:style-name="P11">4758 - TVA sur rôle</text:p>
      <text:p text:style-name="P11">4759 - Versement du tiers en charge du rôle</text:p>
      <text:p text:style-name="P9">476 - Différences de conversion - Actif</text:p>
      <text:p text:style-name="P11">4761 - Diminution des créances</text:p>
      <text:p text:style-name="P15">47611 - Diminution des prêts</text:p>
      <text:p text:style-name="P15">47612 - Diminution d’autres créances</text:p>
      <text:p text:style-name="P11">4762 - Augmentation des dettes</text:p>
      <text:p text:style-name="P15">47621 - Augmentation d’emprunts et dettes assimilées</text:p>
      <text:p text:style-name="P15">47622 - Augmentation d’autres dettes</text:p>
      <text:p text:style-name="P11">4768 - Différences compensées par couverture de change</text:p>
      <text:p text:style-name="P9">477 - Différences de conversion - Passif</text:p>
      <text:p text:style-name="P11">4771 - Augmentation des créances</text:p>
      <text:p text:style-name="P15">47711 - Augmentation des prêts</text:p>
      <text:p text:style-name="P15">47712 - Augmentation d’autres créances</text:p>
      <text:p text:style-name="P11">4772 - Diminution des dettes </text:p>
      <text:p text:style-name="P15">47721 - Diminution d’emprunts et dettes assimilées</text:p>
      <text:p text:style-name="P15">47722 - Diminution d’autres dettes</text:p>
      <text:p text:style-name="P11">4778 - Différences compensées par couverture de change</text:p>
      <text:p text:style-name="P9">478 - Autres comptes transitoires</text:p>
      <text:p text:style-name="P11">4781 - Frais de poursuite rattachés</text:p>
      <text:p text:style-name="P11">4784 - Arrondis sur déclaration de TVA</text:p>
      <text:p text:style-name="P11">4788 - Autres comptes transitoires</text:p>
      <text:p text:style-name="P11"/>
      <text:p text:style-name="P11"/>
      <text:p text:style-name="P5">48 - COMPTES DE RéGULARISATION</text:p>
      <text:p text:style-name="P9">481 - Charges à répartir sur plusieurs exercices<text:span text:style-name="Footnote_20_Symbol"><text:span text:style-name="T11"><text:note text:id="ftn17" text:note-class="footnote"><text:note-citation text:label="1">1</text:note-citation><text:note-body><text:p text:style-name="Footnote"><text:span text:style-name="T11"><text:s/>Comptes budgétaires.</text:span></text:p></text:note-body></text:note></text:span></text:span></text:p>
      <text:p text:style-name="P11">4812 - Frais d'acquisition des immobilisations</text:p>
      <text:p text:style-name="P11">4816 - Frais d'émission des emprunts</text:p>
      <text:p text:style-name="P11">4817 - Pénalités de renégociation de la dette</text:p>
      <text:p text:style-name="P11"><text:soft-page-break/>4818 - Charges à étaler</text:p>
      <text:p text:style-name="P9">486 - Charges constatées d'avance</text:p>
      <text:p text:style-name="P9">487 - Produits constatés d'avance</text:p>
      <text:p text:style-name="P5"/>
      <text:p text:style-name="P5">49 - PROVISIONS POUR DéPRéCIATION DES COMPTES DE TIERS</text:p>
      <text:p text:style-name="P9">491 - Provisions pour dépréciation des comptes de redevables</text:p>
      <text:p text:style-name="P11">4911 - Provisions pour dépréciation des comptes de redevables (non budgétaires)</text:p>
      <text:p text:style-name="P11">4912 - Provisions pour dépréciation des comptes de redevables (budgétaires)</text:p>
      <text:p text:style-name="P9">496 - Provisions pour dépréciation des comptes de débiteurs divers</text:p>
      <text:p text:style-name="P11">4961 - Provisions pour dépréciation des comptes de débiteurs divers (non budgétaires)</text:p>
      <text:p text:style-name="P11">4962 - Provisions pour dépréciation des comptes de débiteurs divers (budgétaires)</text:p>
      <text:p text:style-name="P41"><text:span text:style-name="T10">CLASSE 5 - COMPTES FINANCIERS </text:span><text:span text:style-name="Footnote_20_Symbol"><text:span text:style-name="T12"><text:note text:id="ftn18" text:note-class="footnote"><text:note-citation text:label="1">1</text:note-citation><text:note-body><text:p text:style-name="Footnote"><text:span text:style-name="T11"><text:s/>Classe de comptes non budgétaires sauf comptes 59062, 59082 et 5952.</text:span></text:p></text:note-body></text:note></text:span></text:span></text:p>
      <text:p text:style-name="P38"/>
      <text:p text:style-name="P6"><text:span text:style-name="T1">50 - VALEURS </text:span><text:span text:style-name="T14">MOBILIèRES</text:span><text:span text:style-name="T1"> DE PLACEMENT</text:span></text:p>
      <text:p text:style-name="P9">506 - Obligations</text:p>
      <text:p text:style-name="P9">507 - Bons du Trésor<text:span text:style-name="T16"> </text:span></text:p>
      <text:p text:style-name="P9">508 - Autres valeurs mobilières et créances assimilées</text:p>
      <text:p text:style-name="P56"/>
      <text:p text:style-name="P5">51 - TRéSOR, éTABLISSEMENTS FINANCIERS ET ASSIMILéS</text:p>
      <text:p text:style-name="P9">511 - Valeurs à l'encaissement</text:p>
      <text:p text:style-name="P11">5113 - Titres spéciaux de paiement et assimilés à l’encaissement</text:p>
      <text:p text:style-name="P11">5115 - Cartes bancaires à l'encaissement</text:p>
      <text:p text:style-name="P11">5116 - TIP à l’encaissement</text:p>
      <text:p text:style-name="P11">5117 - Valeurs impayées</text:p>
      <text:p text:style-name="P15">51172 - Chèques impayés</text:p>
      <text:p text:style-name="P15">51175 - Cartes bancaires impayées</text:p>
      <text:p text:style-name="P15">51176 - TIP impayés</text:p>
      <text:p text:style-name="P15">51178 - Autres valeurs impayées</text:p>
      <text:p text:style-name="P11">5118 - Autres valeurs à l’encaissement</text:p>
      <text:p text:style-name="P9">515 - Compte au Trésor</text:p>
      <text:p text:style-name="P9">516 - Comptes de placements (court terme)</text:p>
      <text:p text:style-name="P11">5161 - Comptes de placements rémunérés</text:p>
      <text:p text:style-name="P11">5162 - Comptes à terme</text:p>
      <text:p text:style-name="P9">518 - Intérêts courus</text:p>
      <text:p text:style-name="P11">5186 - Intérêts courus à payer</text:p>
      <text:p text:style-name="P11">5187 - Intérêts courus à recevoir</text:p>
      <text:p text:style-name="P9">519 - Concours financiers à court terme</text:p>
      <text:p text:style-name="P11">5191 - Avances du Trésor</text:p>
      <text:p text:style-name="P11">5192 - Avances de trésorerie</text:p>
      <text:p text:style-name="P11">5193 - Lignes de crédit de trésorerie</text:p>
      <text:p text:style-name="P15">51931 - Lignes de crédit de trésorerie</text:p>
      <text:p text:style-name="P15">51932 - Lignes de crédit de trésorerie liées à un emprunt</text:p>
      <text:p text:style-name="P11">5194 - Billets de trésorerie</text:p>
      <text:p text:style-name="P11">5198 - Autres crédits de trésorerie</text:p>
      <text:p text:style-name="Standard"><text:span text:style-name="T1">54 - </text:span><text:span text:style-name="T14">RéGIES</text:span><text:span text:style-name="T1"> </text:span><text:span text:style-name="T14">D'AVANCES et accréditifs</text:span></text:p>
      <text:p text:style-name="P9">541 - Disponibilités chez les régisseurs</text:p>
      <text:p text:style-name="P11"><text:soft-page-break/>5411 - Régisseurs d'avances (avances)</text:p>
      <text:p text:style-name="P11">5412 - Régisseurs de recettes (fonds de caisse)</text:p>
      <text:p text:style-name="P9">542 - Disponibilités chez d’autres tiers</text:p>
      <text:p text:style-name="P11">5421 - Administrateurs de legs</text:p>
      <text:p text:style-name="P11">5428 - Disponibilités chez d’autres tiers</text:p>
      <text:p text:style-name="P53"/>
      <text:p text:style-name="P5">55 - AVANCES DE TRéSORERIE VERSéES</text:p>
      <text:p text:style-name="P9">551 - Avances à des établissements publics locaux</text:p>
      <text:p text:style-name="P11">5511 - Avances aux hôpitaux</text:p>
      <text:p text:style-name="P11">5512 - Avances aux EPCI en début d’activité</text:p>
      <text:p text:style-name="P9">552 - Avances aux sociétés d’économie mixte</text:p>
      <text:p text:style-name="P9">553 - Avances à des régies dotées de la seule autonomie financière</text:p>
      <text:p text:style-name="P9">558 - Autres avances de trésorerie versées</text:p>
      <text:p text:style-name="P2"/>
      <text:p text:style-name="P2">58 - VIREMENTS INTERNES</text:p>
      <text:p text:style-name="P9">580 - Opérations d’ordre budgétaires</text:p>
      <text:p text:style-name="P9">584 - Encaissements par lecture optique</text:p>
      <text:p text:style-name="P9">586 - Opérations financières entre le budget principal et ses budgets comptablement rattachés</text:p>
      <text:p text:style-name="P9">587 - Comptes pivots</text:p>
      <text:p text:style-name="P61">5871 - Compte pivot - Encaissement régie à ventiler </text:p>
      <text:p text:style-name="P61">5872 - Compte pivot - Admission en non-valeur</text:p>
      <text:p text:style-name="P62">588 - Autres virements internes</text:p>
      <text:p text:style-name="P62">589 - Comptes techniques</text:p>
      <text:p text:style-name="P61">5891 - Reprise des balances d'entrée</text:p>
      <text:p text:style-name="P61">5892 - Migration</text:p>
      <text:p text:style-name="P61">5893 - Migration des rôles </text:p>
      <text:p text:style-name="P61">5894 - Ventilation comptes budgétaires</text:p>
      <text:p text:style-name="P2"/>
      <text:p text:style-name="P5">59 - PROVISIONS POUR DéPRéCIATION DES COMPTES FINANCIERS</text:p>
      <text:p text:style-name="P9">590 - Provisions pour dépréciation des valeurs mobilières de placement</text:p>
      <text:p text:style-name="P11">5906 - Obligations</text:p>
      <text:p text:style-name="P15">59061 - Obligations (non budgétaires)</text:p>
      <text:p text:style-name="P15">59062 - Obligations (budgétaires)</text:p>
      <text:p text:style-name="P11">5908 - Autres valeurs mobilières et créances assimilées</text:p>
      <text:p text:style-name="P15">59081 - Autres valeurs mobilières et créances assimilées (non budgétaires)</text:p>
      <text:p text:style-name="P15">59082 - Autres valeurs mobilières et créances assimilées (budgétaires)</text:p>
      <text:p text:style-name="P9"><text:soft-page-break/>595 - Provisions pour dépréciation des avances de trésorerie versées</text:p>
      <text:p text:style-name="P11">5951 - Provisions pour dépréciation des avances de trésorerie versées (non budgétaires)</text:p>
      <text:p text:style-name="P11">5952 - Provisions pour dépréciation des avances de trésorerie versées (budgétaires)</text:p>
      <text:p text:style-name="P41"><text:span text:style-name="T1">CLASSE 6 - COMPTES DE CHARGES </text:span><text:span text:style-name="Footnote_20_Symbol"><text:span text:style-name="T12"><text:note text:id="ftn19" text:note-class="footnote"><text:note-citation text:label="1">1</text:note-citation><text:note-body><text:p text:style-name="Footnote"><text:span text:style-name="T11"><text:s/>Classe de comptes budgétaires.</text:span></text:p></text:note-body></text:note></text:span></text:span></text:p>
      <text:p text:style-name="Standard"/>
      <text:p text:style-name="P2">60 - ACHATS ET VARIATION DES STOCKS</text:p>
      <text:p text:style-name="P9">601 - Achats stockés - Matières premières (et fournitures)</text:p>
      <text:p text:style-name="P11">6011 - Matières premières et fournitures autres que terrains</text:p>
      <text:p text:style-name="P11">6015 - Terrains à aménager</text:p>
      <text:p text:style-name="P9">602 - Achats stockés - Autres approvisionnements</text:p>
      <text:p text:style-name="P11">6021 - Matières consommables</text:p>
      <text:p text:style-name="P11">6022 - Fournitures consommables autres qu’alimentation</text:p>
      <text:p text:style-name="P15">60221 - Combustibles et carburants</text:p>
      <text:p text:style-name="P15">60222 - Produits d'entretien</text:p>
      <text:p text:style-name="P15">60223 - Fournitures des ateliers municipaux</text:p>
      <text:p text:style-name="P15">60224 - Fournitures administratives</text:p>
      <text:p text:style-name="P15">60225 - Livres, disques, cassettes (bibliothèques, médiathèques)</text:p>
      <text:p text:style-name="P15">60226 - Vêtements de travail</text:p>
      <text:p text:style-name="P15">60227 - Fournitures scolaires</text:p>
      <text:p text:style-name="P15">60228 - Autres fournitures consommables</text:p>
      <text:p text:style-name="P11">6023 - Alimentation</text:p>
      <text:p text:style-name="P9">603 - Variation des stocks (approvisionnements et marchandises)</text:p>
      <text:p text:style-name="P11">6031 - Variation des stocks de matières premières (et fournitures)</text:p>
      <text:p text:style-name="P15">60311 - Variation des stocks de matières premières et fournitures autres que de terrains</text:p>
      <text:p text:style-name="P15">60315 - Variation des stocks des terrains à aménager</text:p>
      <text:p text:style-name="P11">6032 - Variation des stocks des autres approvisionnements</text:p>
      <text:p text:style-name="P11">6037 - Variation des stocks de marchandises<text:span text:style-name="T3"> </text:span>et de terrains nus</text:p>
      <text:p text:style-name="P9">604 - Achats d'études, prestations de services <text:span text:style-name="Footnote_20_Symbol"><text:span text:style-name="T11"><text:note text:id="ftn20" text:note-class="footnote"><text:note-citation text:label="2">2</text:note-citation><text:note-body><text:p text:style-name="Footnote"><text:span text:style-name="T11"><text:s/>Incorporés aux ouvrages, travaux et produits fabriqués et prestations de services.</text:span></text:p></text:note-body></text:note></text:span></text:span></text:p>
      <text:p text:style-name="P11">6041 - Achats d'études (autres que terrains à aménager)</text:p>
      <text:p text:style-name="P11">6042 - Achats de prestations de services (autres que terrains à aménager)</text:p>
      <text:p text:style-name="P11">6045 - Achats d'études, prestations de services (terrains à aménager)</text:p>
      <text:p text:style-name="P9">605 - Achats de matériel, équipements et travaux <text:span text:style-name="T20">2</text:span></text:p>
      <text:p text:style-name="P9">606 - Achats non stockés de matières et fournitures</text:p>
      <text:p text:style-name="P11">6061 - Fournitures non stockables</text:p>
      <text:p text:style-name="P15">60611 - Eau et assainissement</text:p>
      <text:p text:style-name="P15">60612 - Énergie - Électricité</text:p>
      <text:p text:style-name="P15">60613 - Chauffage urbain</text:p>
      <text:p text:style-name="P15"><text:soft-page-break/>60618 - Autres fournitures non stockables <text:span text:style-name="T20"><text:note text:id="ftn21" text:note-class="footnote"><text:note-citation text:label="1">1</text:note-citation><text:note-body><text:p text:style-name="Footnote"><text:span text:style-name="T11"><text:s/>Ne pouvant par leur nature être stockées.</text:span></text:p></text:note-body></text:note></text:span></text:p>
      <text:p text:style-name="P11">6062 - Fournitures non stockées</text:p>
      <text:p text:style-name="P15">60621 - Combustibles</text:p>
      <text:p text:style-name="P15">60622 - Carburants</text:p>
      <text:p text:style-name="P15">60623 - Alimentation</text:p>
      <text:p text:style-name="P15">60624 - Produits de traitement</text:p>
      <text:p text:style-name="P15">60628 - Autres fournitures non stockées</text:p>
      <text:p text:style-name="P11">6063 - Fournitures d'entretien et de petit équipement</text:p>
      <text:p text:style-name="P15">60631 - Fournitures d’entretien</text:p>
      <text:p text:style-name="P15">60632 - Fournitures de petit équipement</text:p>
      <text:p text:style-name="P15">60633 - Fournitures de voirie</text:p>
      <text:p text:style-name="P15">60636 - Vêtements de travail</text:p>
      <text:p text:style-name="P11">6064 - Fournitures administratives</text:p>
      <text:p text:style-name="P11">6065 - Livres, disques, cassettes...(bibliothèques et médiathèques)</text:p>
      <text:p text:style-name="P11">6067 - Fournitures scolaires</text:p>
      <text:p text:style-name="P11">6068 - Autres matières et fournitures</text:p>
      <text:p text:style-name="P9">607 - Achats de marchandises</text:p>
      <text:p text:style-name="P11">6071 - Compteurs</text:p>
      <text:p text:style-name="P11">6078 - Autres marchandises</text:p>
      <text:p text:style-name="P9">608 - Frais accessoires sur terrains en cours d'aménagement <text:span text:style-name="T20"><text:note text:id="ftn22" text:note-class="footnote"><text:note-citation text:label="2">2</text:note-citation><text:note-body><text:p text:style-name="Footnote"><text:span text:style-name="T11"><text:s/>Incorporés aux ouvrages, travaux et produits fabriqués.</text:span></text:p></text:note-body></text:note></text:span></text:p>
      <text:p text:style-name="P9">609 - Rabais, remises et ristournes obtenus sur achats</text:p>
      <text:p text:style-name="P11">6091 - de matières premières (et fournitures)</text:p>
      <text:p text:style-name="P11">6092 - d'autres approvisionnements stockés</text:p>
      <text:p text:style-name="P11">6094 - d'études et prestations de services</text:p>
      <text:p text:style-name="P11">6095 - de matériel, équipements et travaux</text:p>
      <text:p text:style-name="P11">6096 - d'approvisionnements non stockés</text:p>
      <text:p text:style-name="P11">6097 - de marchandises</text:p>
      <text:p text:style-name="Standard"/>
      <text:p text:style-name="P2">61 - 62 - AUTRES CHARGES EXTERNES</text:p>
      <text:p text:style-name="P2"/>
      <text:p text:style-name="P5">61 - SERVICES EXTéRIEURS</text:p>
      <text:p text:style-name="P9">611 - Contrats de prestations de services </text:p>
      <text:p text:style-name="P9">612 - Redevances de crédit-bail</text:p>
      <text:p text:style-name="P11">6122 - Crédit-bail mobilier</text:p>
      <text:p text:style-name="P11"><text:soft-page-break/>6125 - Crédit-bail immobilier</text:p>
      <text:p text:style-name="P9">613 - Locations</text:p>
      <text:p text:style-name="P11">6132 - Locations immobilières</text:p>
      <text:p text:style-name="P11">6135 - Locations mobilières</text:p>
      <text:p text:style-name="P9">614 - Charges locatives et de copropriété</text:p>
      <text:p text:style-name="P9">615 - Entretien et réparations</text:p>
      <text:p text:style-name="P11">6152 - Entretien et réparations sur biens immobiliers</text:p>
      <text:p text:style-name="P34">61521 - Terrains</text:p>
      <text:p text:style-name="P34">61522 - Bâtiments</text:p>
      <text:p text:style-name="P34">61523 - Voies et réseaux</text:p>
      <text:p text:style-name="P34">61524 - Bois et forêts</text:p>
      <text:p text:style-name="P11">6155 - Entretien et réparations sur biens mobiliers</text:p>
      <text:p text:style-name="P34">61551 - Matériel roulant</text:p>
      <text:p text:style-name="P34">61558 - Autres biens mobiliers</text:p>
      <text:p text:style-name="P11">6156 - Maintenance</text:p>
      <text:p text:style-name="P9">616 - Primes d'assurance</text:p>
      <text:p text:style-name="P9">617 - Études et recherches</text:p>
      <text:p text:style-name="P9">618 - Divers</text:p>
      <text:p text:style-name="P11">6182 - Documentation générale et technique</text:p>
      <text:p text:style-name="P11">6184 - Versements à des organismes de formation</text:p>
      <text:p text:style-name="P11">6185 - Frais de colloques et séminaires</text:p>
      <text:p text:style-name="P11">6188 - Autres frais divers</text:p>
      <text:p text:style-name="P9">619 - Rabais, remises et ristournes obtenus sur services extérieurs</text:p>
      <text:p text:style-name="P2"/>
      <text:p text:style-name="P2">62 - AUTRES SERVICES EXTÉRIEURS</text:p>
      <text:p text:style-name="P9">621 - Personnel extérieur au service</text:p>
      <text:p text:style-name="P25">6215 - Personnel affecté par la collectivité de rattachement <text:span text:style-name="Footnote_20_Symbol"><text:span text:style-name="T11"><text:note text:id="ftn23" text:note-class="footnote"><text:note-citation text:label="1">1</text:note-citation><text:note-body><text:p text:style-name="Footnote"><text:span text:style-name="T11"><text:s/>A ouvrir dans un budget annexe.</text:span></text:p></text:note-body></text:note></text:span></text:span></text:p>
      <text:p text:style-name="P25">6216 - Personnel affecté par le GFP de rattachement  </text:p>
      <text:p text:style-name="P25">6217 - Personnel affecté par la commune membre du GFP </text:p>
      <text:p text:style-name="P25">6218 - Autre personnel extérieur</text:p>
      <text:p text:style-name="P9">622 - Rémunérations d'intermédiaires et honoraires</text:p>
      <text:p text:style-name="P25">6225 - Indemnités au comptable et aux régisseurs</text:p>
      <text:p text:style-name="P25">6226 - Honoraires</text:p>
      <text:p text:style-name="P25">6227 - Frais d'actes et de contentieux</text:p>
      <text:p text:style-name="P25">6228 - Divers</text:p>
      <text:p text:style-name="P9"><text:soft-page-break/>623 - Publicité, publications, relations publiques</text:p>
      <text:p text:style-name="P25">6231 - Annonces et insertions</text:p>
      <text:p text:style-name="P25">6232 - Fêtes et cérémonies</text:p>
      <text:p text:style-name="P25">6233 - Foires et expositions</text:p>
      <text:p text:style-name="P25">6236 - Catalogues et imprimés</text:p>
      <text:p text:style-name="P25">6237 - Publications</text:p>
      <text:p text:style-name="P25">6238 - Divers</text:p>
      <text:p text:style-name="P9">624 - Transports de biens et transports collectifs</text:p>
      <text:p text:style-name="P25">6241 - Transports de biens</text:p>
      <text:p text:style-name="P25">6244 - Transports administratifs</text:p>
      <text:p text:style-name="P25">6247 - Transports collectifs</text:p>
      <text:p text:style-name="P25">6248 - Divers</text:p>
      <text:p text:style-name="P9">625 - Déplacements, missions et réceptions</text:p>
      <text:p text:style-name="P25">6251 - Voyages et déplacements</text:p>
      <text:p text:style-name="P25">6255 - Frais de déménagement</text:p>
      <text:p text:style-name="P25">6256 - Missions</text:p>
      <text:p text:style-name="P25">6257 - Réceptions</text:p>
      <text:p text:style-name="P9">626 - Frais postaux et frais de télécommunications</text:p>
      <text:p text:style-name="P25">6261 - Frais d'affranchissement</text:p>
      <text:p text:style-name="P25">6262 - Frais de télécommunications</text:p>
      <text:p text:style-name="P9">627 - Services bancaires et assimilés</text:p>
      <text:p text:style-name="P9">628 - Divers</text:p>
      <text:p text:style-name="P11">6281 - Concours divers (cotisations...)</text:p>
      <text:p text:style-name="P11">6282 - Frais de gardiennage (églises, forêts et bois communaux ...)</text:p>
      <text:p text:style-name="P11">6283 - Frais de nettoyage des locaux</text:p>
      <text:p text:style-name="P11">6284 - Redevances pour services rendus</text:p>
      <text:p text:style-name="P11">6287 - Remboursements de frais</text:p>
      <text:p text:style-name="P37">62871 - A la collectivité de rattachement<text:span text:style-name="Footnote_20_Symbol"><text:span text:style-name="T11"><text:note text:id="ftn24" text:note-class="footnote"><text:note-citation text:label="1">1</text:note-citation><text:note-body><text:p text:style-name="Footnote"><text:span text:style-name="T11"><text:s/>A ouvrir dans un budget annexe.</text:span></text:p></text:note-body></text:note></text:span></text:span></text:p>
      <text:p text:style-name="P37">62872 - Aux budgets annexes et aux régies municipales</text:p>
      <text:p text:style-name="P37">62873 - Au C.C.A.S.</text:p>
      <text:p text:style-name="P37">62874 - A la caisse des écoles</text:p>
      <text:p text:style-name="P37">62875 - Aux communes membres du GFP </text:p>
      <text:p text:style-name="P37">62876 - Au GFP de rattachement </text:p>
      <text:p text:style-name="P37">62878 - A d’autres organismes</text:p>
      <text:p text:style-name="P11">6288 - Autres services extérieurs</text:p>
      <text:p text:style-name="P9">629 - Rabais, remises et ristournes obtenus sur autres services extérieurs</text:p>
      <text:p text:style-name="P67"/>
      <text:p text:style-name="P2"><text:soft-page-break/>63 - IMPÔTS, TAXES ET VERSEMENTS ASSIMILÉS</text:p>
      <text:p text:style-name="P9">631 - Impôts, taxes et versements assimilés sur rémunérations (administration des impôts)</text:p>
      <text:p text:style-name="P9">633 - Impôts, taxes et versements assimilés sur rémunérations (autres organismes)</text:p>
      <text:p text:style-name="P25">6331 - Versement de transport</text:p>
      <text:p text:style-name="P25">6332 - Cotisations versées au F.N.A.L.</text:p>
      <text:p text:style-name="P25">6333 - Participation des employeurs à la formation professionnelle continue</text:p>
      <text:p text:style-name="P27">6336 - Cotisations au centre national et aux centres de gestion de la fonction publique territoriale</text:p>
      <text:p text:style-name="P25">6338 - Autres impôts, taxes et versements assimilés sur rémunérations</text:p>
      <text:p text:style-name="P9">635 - Autres impôts, taxes et versements assimilés (administration des impôts)</text:p>
      <text:p text:style-name="P11">6351 - Impôts directs</text:p>
      <text:p text:style-name="P37">63512 - Taxes foncières</text:p>
      <text:p text:style-name="P37">63513 - Autres impôts locaux</text:p>
      <text:p text:style-name="P11">6353 - Impôts indirects</text:p>
      <text:p text:style-name="P11">6354 - Droits d'enregistrement et de timbre</text:p>
      <text:p text:style-name="P11">6355 - Taxes et impôts sur les véhicules</text:p>
      <text:p text:style-name="P11">6358 - Autres droits</text:p>
      <text:p text:style-name="P9">637 - Autres impôts, taxes et versements assimilés (autres organismes)</text:p>
      <text:p text:style-name="P2"/>
      <text:p text:style-name="P2">64 - CHARGES DE PERSONNEL</text:p>
      <text:p text:style-name="P9">641 - Rémunérations du personnel</text:p>
      <text:p text:style-name="P11">6411 - Personnel titulaire<text:span text:style-name="Footnote_20_Symbol"><text:span text:style-name="T11"><text:note text:id="ftn25" text:note-class="footnote"><text:note-citation text:label="1">1</text:note-citation><text:note-body><text:p text:style-name="Footnote"><text:span text:style-name="T11"><text:s/>Les communes et groupements de moins de 3500 habitants n’utilisent que les subdivisions à 4 chiffres.</text:span></text:p></text:note-body></text:note></text:span></text:span></text:p>
      <text:p text:style-name="P15">64111 - Rémunération principale</text:p>
      <text:p text:style-name="P15">64112 - NBI, supplément familial de traitement et indemnité de résidence</text:p>
      <text:p text:style-name="P15">64116 - Indemnités de préavis et de licenciement</text:p>
      <text:p text:style-name="P15">64118 - Autres indemnités.</text:p>
      <text:p text:style-name="P11">6413 - Personnel non titulaire<text:span text:style-name="T20">1</text:span></text:p>
      <text:p text:style-name="P15">64131 - Rémunérations</text:p>
      <text:p text:style-name="P15">64136 - Indemnités de préavis et de licenciement</text:p>
      <text:p text:style-name="P15">64138 - Autres indemnités</text:p>
      <text:p text:style-name="P11">6416 - Emplois d’insertion</text:p>
      <text:p text:style-name="P15">64161 - Emplois jeunes</text:p>
      <text:p text:style-name="P15">64162 - Emplois d'avenir</text:p>
      <text:p text:style-name="P15">64168 - Autres emplois d’insertion</text:p>
      <text:p text:style-name="P11">6417 - Rémunérations des apprentis</text:p>
      <text:p text:style-name="P11">6419 - Remboursements sur rémunérations du personnel</text:p>
      <text:p text:style-name="P9"><text:soft-page-break/>645 - Charges de sécurité sociale et de prévoyance </text:p>
      <text:p text:style-name="P11">6451 - Cotisations à l'U.R.S.S.A.F.</text:p>
      <text:p text:style-name="P11">6453 - Cotisations aux caisses de retraites</text:p>
      <text:p text:style-name="P11">6454 - Cotisations aux A.S.S.E.D.I.C</text:p>
      <text:p text:style-name="P11">6455 - Cotisations pour assurance du personnel</text:p>
      <text:p text:style-name="P11">6456 - Versement au F.N.C du supplément familial</text:p>
      <text:p text:style-name="P11">6457 - Cotisations sociales liées à l’apprentissage</text:p>
      <text:p text:style-name="P11">6458 - Cotisations aux autres organismes sociaux</text:p>
      <text:p text:style-name="P11">6459 - Remboursements sur charges de sécurité sociale et de prévoyance</text:p>
      <text:p text:style-name="P9">647 - Autres charges sociales</text:p>
      <text:p text:style-name="P11">6471 - Prestations versées pour le compte du F.N.A.L.</text:p>
      <text:p text:style-name="P11">6472 - Prestations familiales directes</text:p>
      <text:p text:style-name="P11">6473 - Allocations de chômage</text:p>
      <text:p text:style-name="P34">64731 - Versées directement</text:p>
      <text:p text:style-name="P34">64732 - Versées aux A.S.S.E.D.I.C.</text:p>
      <text:p text:style-name="P11">6474 - Versements aux autres œuvres sociales</text:p>
      <text:p text:style-name="P11">6475 - Médecine du travail, pharmacie</text:p>
      <text:p text:style-name="P11">6478 - Autres charges sociales diverses</text:p>
      <text:p text:style-name="P11">6479 - Remboursements sur autres charges sociales</text:p>
      <text:p text:style-name="P9">648 - Autres charges de personnel</text:p>
      <text:p text:style-name="P11">6483 - Cessation progressive d'activité</text:p>
      <text:p text:style-name="P34">64831 - Indemnités aux agents</text:p>
      <text:p text:style-name="P34">64832 - Contributions au fonds de compensation de cessation progressive d'activité</text:p>
      <text:p text:style-name="P11">6488 - Autres charges</text:p>
      <text:p text:style-name="P7"/>
      <text:p text:style-name="P2">65 - AUTRES CHARGES DE GESTION COURANTE</text:p>
      <text:p text:style-name="P9">651 - Redevances pour concessions, brevets, licences, procédés, logiciels, droits et valeurs similaires</text:p>
      <text:p text:style-name="P9">652 - Déficit ou excédent des budgets annexes à caractère administratif</text:p>
      <text:p text:style-name="P11">6521 - Déficit des budgets annexes à caractère administratif</text:p>
      <text:p text:style-name="P11">6522 - Reversement de l’excédent des budgets annexes à caractère administratif au budget principal</text:p>
      <text:p text:style-name="P9">653 - Indemnités, frais de mission et de formation des maires, adjoints et conseillers</text:p>
      <text:p text:style-name="P23">6531 - Indemnités</text:p>
      <text:p text:style-name="P23">6532 - Frais de mission</text:p>
      <text:p text:style-name="P23">6533 - Cotisations de retraite</text:p>
      <text:p text:style-name="P23">6534 - Cotisations de sécurité sociale - part patronale</text:p>
      <text:p text:style-name="P23">6535 - Formation</text:p>
      <text:p text:style-name="P23"><text:soft-page-break/>6536 - Frais de représentation du maire</text:p>
      <text:p text:style-name="P23">6537 - Compensations pour perte de revenus</text:p>
      <text:p text:style-name="P15">65371 - Compensations pour formation</text:p>
      <text:p text:style-name="P15">65372 - Cotisations au fonds de financement de l’allocation de fin de mandat</text:p>
      <text:p text:style-name="P9">654 - Pertes sur créances irrécouvrables</text:p>
      <text:p text:style-name="P23">6541 - Créances admises en non valeur</text:p>
      <text:p text:style-name="P23">6542 - Créances éteintes </text:p>
      <text:p text:style-name="P57">655 - Contingents et participations obligatoires</text:p>
      <text:p text:style-name="P23">6551 - Police d'État</text:p>
      <text:p text:style-name="P23">6552 - Aide sociale du département</text:p>
      <text:p text:style-name="P23">6553 - Service d'incendie</text:p>
      <text:p text:style-name="P23">6554 - Contributions aux organismes de regroupement</text:p>
      <text:p text:style-name="P23">6555 - Contributions au C.N.F.P.T. (personnel privé d'emploi) <text:s/></text:p>
      <text:p text:style-name="P11">6556 - Indemnités de logement aux instituteurs</text:p>
      <text:p text:style-name="P11">6557 - Contributions au titre de la politique de l’habitat</text:p>
      <text:p text:style-name="P11">6558 - Autres contributions obligatoires</text:p>
      <text:p text:style-name="P9">656 - Frais de fonctionnement des groupes d’élus<text:span text:style-name="Footnote_20_Symbol"><text:span text:style-name="T11"><text:note text:id="ftn26" text:note-class="footnote"><text:note-citation text:label="1">1</text:note-citation><text:note-body><text:p text:style-name="Footnote"><text:span text:style-name="T11"><text:s/>Comptes réservés aux communes, communautés d’agglomérations et communautés urbaines de plus de 100 000 habitants. Le compte 656 constitue à lui seul un chapitre.</text:span></text:p></text:note-body></text:note></text:span></text:span></text:p>
      <text:p text:style-name="P11">6561 - Frais de personnel</text:p>
      <text:p text:style-name="P11">6562 - Matériel, équipement et fournitures</text:p>
      <text:p text:style-name="P9">657 - Subventions de fonctionnement versées</text:p>
      <text:p text:style-name="P11">6573 - Subventions de fonctionnement aux organismes publics</text:p>
      <text:p text:style-name="P15">65731 - État</text:p>
      <text:p text:style-name="P15">65732 - Régions</text:p>
      <text:p text:style-name="P15">65733 - Départements</text:p>
      <text:p text:style-name="P15">65734 - Communes</text:p>
      <text:p text:style-name="P17">657341 - Communes membres du GFP </text:p>
      <text:p text:style-name="P17">657348 - Autres communes  </text:p>
      <text:p text:style-name="P15">65735 - Groupements de collectivités</text:p>
      <text:p text:style-name="P17">657351 - GFP de rattachement </text:p>
      <text:p text:style-name="P17">657358 - Autres groupements </text:p>
      <text:p text:style-name="P15">65736 - Établissements et services rattachés</text:p>
      <text:p text:style-name="P17">657361 - Caisse des écoles</text:p>
      <text:p text:style-name="P17">657362 - CCAS</text:p>
      <text:p text:style-name="P17">657363 - A caractère administratif</text:p>
      <text:p text:style-name="P17">657364 - A caractère industriel et commercial</text:p>
      <text:p text:style-name="P15"><text:soft-page-break/>65737 - Autres établissements publics locaux</text:p>
      <text:p text:style-name="P15">65738 - Autres organismes publics</text:p>
      <text:p text:style-name="P11">6574 - Subventions de fonctionnement aux associations et autres personnes de droit privé</text:p>
      <text:p text:style-name="P9">658 - Charges diverses de la gestion courante</text:p>
      <text:p text:style-name="P2"/>
      <text:p text:style-name="P2">66 - CHARGES FINANCIÈRES</text:p>
      <text:p text:style-name="P9">661 - Charges d'intérêts</text:p>
      <text:p text:style-name="P11">6611 - Intérêts des emprunts et dettes</text:p>
      <text:p text:style-name="P15">66111 - Intérêts réglés à l’échéance</text:p>
      <text:p text:style-name="P15">66112 - Intérêts - Rattachement des ICNE</text:p>
      <text:p text:style-name="P15">66113 - Remboursements d’intérêts d’emprunts transférés  </text:p>
      <text:p text:style-name="P39">661131 - aux communes membres du GFP  </text:p>
      <text:p text:style-name="P39">661132 - au GFP de rattachement   </text:p>
      <text:p text:style-name="P39">661133 - à la collectivité ou à l’établissement de rattachement</text:p>
      <text:p text:style-name="P39">661138 - à d’autres tiers  </text:p>
      <text:p text:style-name="P11">6615 - Intérêts des comptes courants et de dépôts créditeurs</text:p>
      <text:p text:style-name="P11">6616 - Intérêts bancaires et sur opérations de financement (escompte,...)</text:p>
      <text:p text:style-name="P11">6618 - Intérêts des autres dettes</text:p>
      <text:p text:style-name="P9">665 - Escomptes accordés</text:p>
      <text:p text:style-name="P9">666 - Pertes de change</text:p>
      <text:p text:style-name="P9">667 - Charges nettes sur cessions de valeurs mobilières de placement</text:p>
      <text:p text:style-name="P9">668 - Autres charges financières</text:p>
      <text:p text:style-name="P2"/>
      <text:p text:style-name="P2">67 - CHARGES EXCEPTIONNELLES</text:p>
      <text:p text:style-name="P9">671 - Charges exceptionnelles sur opérations de gestion</text:p>
      <text:p text:style-name="P11">6711 - Intérêts moratoires et pénalités sur marchés</text:p>
      <text:p text:style-name="P11">6712 - Amendes fiscales et pénales</text:p>
      <text:p text:style-name="P11">6713 - Secours et dots</text:p>
      <text:p text:style-name="P11">6714 - Bourses et prix</text:p>
      <text:p text:style-name="P11">6718 - Autres charges exceptionnelles sur opérations de gestion</text:p>
      <text:p text:style-name="P9">673 - Titres annulés (sur exercices antérieurs)</text:p>
      <text:p text:style-name="P9">674 - Subventions de fonctionnement exceptionnelles</text:p>
      <text:p text:style-name="P11">6743 - Subventions de fonctionnement (versées par les groupements)</text:p>
      <text:p text:style-name="P14">6744 - Subventions aux S.P.I.C. (autres que les services de transport, d’eau et d’assainissement)</text:p>
      <text:p text:style-name="P15">67441 - aux budgets annexes et aux régies dotées de la seule autonomie financière</text:p>
      <text:p text:style-name="P15">67442 - aux régies dotées de la personnalité morale</text:p>
      <text:p text:style-name="P15"><text:soft-page-break/>67443 - aux fermiers et aux concessionnaires</text:p>
      <text:p text:style-name="P15">67444 - aux syndicats exploitant un SPIC</text:p>
      <text:p text:style-name="P11">6745 - Subventions aux personnes de droit privé</text:p>
      <text:p text:style-name="P11">6746 - Bonifications d’intérêts</text:p>
      <text:p text:style-name="P11">6748 - Autres subventions exceptionnelles</text:p>
      <text:p text:style-name="P9">675 - Valeurs comptables des immobilisations cédées</text:p>
      <text:p text:style-name="P9">676 - Différences sur réalisations (positives) transférées en investissement</text:p>
      <text:p text:style-name="P9">678 - Autres charges exceptionnelles</text:p>
      <text:p text:style-name="P58"/>
      <text:p text:style-name="P2">68 - DOTATIONS AUX AMORTISSEMENTS ET PROVISIONS</text:p>
      <text:p text:style-name="P9">681 - Dotations aux amortissements et aux provisions - Charges de fonctionnement courant</text:p>
      <text:p text:style-name="P52">6811 - Dotations aux amortissements des immobilisations incorporelles et corporelles</text:p>
      <text:p text:style-name="P52">6812 - Dotations aux amortissements des charges de fonctionnement à répartir</text:p>
      <text:p text:style-name="P52">6815 - Dotations aux provisions pour risques et charges de fonctionnement courant</text:p>
      <text:p text:style-name="P54">6816 - Dotations aux provisions pour dépréciation des immobilisations incorporelles et corporelles</text:p>
      <text:p text:style-name="P54">6817 - Dotations aux provisions pour dépréciation des actifs circulants</text:p>
      <text:p text:style-name="P9">686 - Dotations aux amortissements et aux provisions - Charges financières</text:p>
      <text:p text:style-name="P52">6861 - Dotations aux amortissements des primes de remboursement des obligations</text:p>
      <text:p text:style-name="P52">6862 - Dotations aux amortissements des charges financières à répartir</text:p>
      <text:p text:style-name="P52">6865 - Dotations aux provisions pour risques et charges financiers</text:p>
      <text:p text:style-name="P52">6866 - Dotations aux provisions pour dépréciation des éléments financiers</text:p>
      <text:p text:style-name="P9">687 - Dotations aux amortissements et aux provisions - Charges exceptionnelles</text:p>
      <text:p text:style-name="P52">6871 - Dotations aux amortissements exceptionnels des immobilisations</text:p>
      <text:p text:style-name="P52">6875 - Dotations aux provisions pour risques et charges exceptionnels</text:p>
      <text:p text:style-name="P52">6876 - Dotations aux provisions pour dépréciations exceptionnelles</text:p>
      <text:p text:style-name="P41"><text:span text:style-name="T1">CLASSE 7 - COMPTES DE PRODUITS </text:span><text:span text:style-name="Footnote_20_Symbol"><text:span text:style-name="T12"><text:note text:id="ftn27" text:note-class="footnote"><text:note-citation text:label="1">1</text:note-citation><text:note-body><text:p text:style-name="Footnote"><text:span text:style-name="T11"><text:s/>Classe de comptes budgétaires.</text:span></text:p></text:note-body></text:note></text:span></text:span></text:p>
      <text:p text:style-name="Standard"/>
      <text:p text:style-name="P2">70 - PRODUITS DES SERVICES, DU DOMAINE ET VENTES DIVERSES</text:p>
      <text:p text:style-name="P9">701 - Ventes de produits finis</text:p>
      <text:p text:style-name="P11">7011 - Ventes d’eau</text:p>
      <text:p text:style-name="P11">7012 - Taxes et redevances d’eau</text:p>
      <text:p text:style-name="P15">70124 - Redevance pour pollution d’origine domestique  </text:p>
      <text:p text:style-name="P47">701241 - Redevance pour pollution d’origine domestique </text:p>
      <text:p text:style-name="P47">701249 - Reversement de la redevance pour pollution d’origine domestique<text:span text:style-name="Footnote_20_Symbol"><text:span text:style-name="T11"><text:note text:id="ftn28" text:note-class="footnote"><text:note-citation text:label="2">2</text:note-citation><text:note-body><text:p text:style-name="Footnote"><text:span text:style-name="T11"><text:s/>L’article budgétaire correspondant est rattaché au chapitre 014 « Atténuations de produits ».</text:span></text:p></text:note-body></text:note></text:span></text:span> </text:p>
      <text:p text:style-name="P15">70128 - Autres taxes et redevances d’eau </text:p>
      <text:p text:style-name="P11">7013 - Vente de produits résiduels</text:p>
      <text:p text:style-name="P11">7015 - Ventes de terrains aménagés</text:p>
      <text:p text:style-name="P11">7018 - Autres ventes de produits finis</text:p>
      <text:p text:style-name="P9">702 - Ventes de récoltes et de produits forestiers</text:p>
      <text:p text:style-name="P11">7021 - Ventes de récoltes</text:p>
      <text:p text:style-name="P11">7022 - Coupes de bois<text:span text:style-name="Footnote_20_Symbol"><text:span text:style-name="T11"><text:note text:id="ftn29" text:note-class="footnote"><text:note-citation text:label="3">3</text:note-citation><text:note-body><text:p text:style-name="Footnote"><text:span text:style-name="T11"><text:s/>Dans les bois et forêts visés à l’article L.111-1 du Code forestier.</text:span></text:p></text:note-body></text:note></text:span></text:span></text:p>
      <text:p text:style-name="P11">7023 - Menus produits forestiers</text:p>
      <text:p text:style-name="P11">7024 - Remboursement forfaitaire T.V.A.</text:p>
      <text:p text:style-name="P11">7025 - Taxes d'affouage</text:p>
      <text:p text:style-name="P11">7028 - Autres produits agricoles et forestiers</text:p>
      <text:p text:style-name="P9">703 - Redevances et recettes d'utilisation du domaine</text:p>
      <text:p text:style-name="P11">7031 - Concessions et redevances funéraires</text:p>
      <text:p text:style-name="P15">70311 - Concession dans les cimetières (produit net)</text:p>
      <text:p text:style-name="P15">70312 - Redevances funéraires</text:p>
      <text:p text:style-name="P14">7032 - Droits de permis de stationnement et de location sur la voie publique, les rivières, ports et quais fluviaux et autres lieux publics</text:p>
      <text:p text:style-name="P15">70321 - Droits de stationnement et de location sur la voie publique</text:p>
      <text:p text:style-name="P15">70322 - Droits de stationnement et de location sur le domaine public portuaire et fluvial</text:p>
      <text:p text:style-name="P15">70323 - Redevance d’occupation du domaine public communal</text:p>
      <text:p text:style-name="P15">70328 - Autres droits de stationnement et de location</text:p>
      <text:p text:style-name="P11">7033 - Redevances pour appareils distributeurs d'essence</text:p>
      <text:p text:style-name="P11">7034 - Péage, droits de pesage, mesurage, jaugeage</text:p>
      <text:p text:style-name="P11">7035 - Locations de droits de chasse et de pêche</text:p>
      <text:p text:style-name="P11"><text:soft-page-break/>7036 - Taxes de pâturage et de tourbage</text:p>
      <text:p text:style-name="P11">7037 - Contribution pour dégradation des voies et chemins</text:p>
      <text:p text:style-name="P11">7038 - Autres redevances et recettes d’utilisation du domaine</text:p>
      <text:p text:style-name="P15">70381 - Taxe de pavage et de trottoirs</text:p>
      <text:p text:style-name="P15">70382 - Redevances de ski de fond</text:p>
      <text:p text:style-name="P15">70388 - Autres redevances et recettes diverses</text:p>
      <text:p text:style-name="P15">70389 - Reversements sur redevance de ski de fond</text:p>
      <text:p text:style-name="P9">704 - Travaux</text:p>
      <text:p text:style-name="P9">705 - Études</text:p>
      <text:p text:style-name="P9">706 - Prestations de services</text:p>
      <text:p text:style-name="P11">7061 - Redevances d'enlèvement des ordures et des déchets</text:p>
      <text:p text:style-name="P34">70611 - Redevance d’enlèvement des ordures ménagères</text:p>
      <text:p text:style-name="P34">70612 - Redevance spéciale d’enlèvement des ordures </text:p>
      <text:p text:style-name="P35">70613 - Abonnement ou redevance pour enlèvement des déchets industriels et commerciaux</text:p>
      <text:p text:style-name="P34">70619 - Reversements sur redevances d’enlèvement des ordures et des déchets</text:p>
      <text:p text:style-name="P11">7062 - Redevances et droits des services à caractère culturel</text:p>
      <text:p text:style-name="P11">7063 - Redevances et droits des services à caractère sportif et de loisirs</text:p>
      <text:p text:style-name="P34">70631 - A caractère sportif</text:p>
      <text:p text:style-name="P34">70632 - A caractère de loisirs</text:p>
      <text:p text:style-name="P11">7064 - Taxes de désinfection (services d’hygiène)</text:p>
      <text:p text:style-name="P11">7065 - Droits de ports et de navigation (autres que stationnement et location)</text:p>
      <text:p text:style-name="P11">7066 - Redevances et droits des services à caractère social</text:p>
      <text:p text:style-name="P11">7067 - Redevances et droits des services périscolaires et d’enseignement</text:p>
      <text:p text:style-name="P11">7068 - Autres redevances et droits</text:p>
      <text:p text:style-name="P34">70681 - Redevances d’assainissement collectif et pour modernisation des réseaux de collecte </text:p>
      <text:p text:style-name="P39">706811 - Redevance d’assainissement collectif </text:p>
      <text:p text:style-name="P39">706812 - Redevance pour modernisation des réseaux de collecte </text:p>
      <text:p text:style-name="P73">7068121 - Redevance pour  modernisation des réseaux de collecte  </text:p>
      <text:p text:style-name="P72"><text:span text:style-name="T21">7068129 - Reversement de la redevance pour modernisation des réseaux de collecte</text:span><text:span text:style-name="Footnote_20_Symbol"><text:span text:style-name="T11"><text:note text:id="ftn30" text:note-class="footnote"><text:note-citation text:label="1">1</text:note-citation><text:note-body><text:p text:style-name="Footnote"><text:span text:style-name="T11"><text:s/>L’article budgétaire correspondant est rattaché au chapitre 014 « Atténuations de produits ».</text:span></text:p></text:note-body></text:note></text:span></text:span><text:span text:style-name="T21"> </text:span></text:p>
      <text:p text:style-name="P39">706813 - Participations pour l'assainissement collectif</text:p>
      <text:p text:style-name="P34">70682 - Location de compteurs</text:p>
      <text:p text:style-name="P34">70683 - Produits des commissions pour recouvrement de la redevance d’assainissement</text:p>
      <text:p text:style-name="P34">70684 - Redevances d’archéologie préventive</text:p>
      <text:p text:style-name="P34"><text:soft-page-break/>70688 - Autres prestations de services</text:p>
      <text:p text:style-name="P9">707 - Ventes de marchandises</text:p>
      <text:p text:style-name="P11">7071 - Compteurs</text:p>
      <text:p text:style-name="P11">7078 - Autres marchandises</text:p>
      <text:p text:style-name="P9">708 - Autres produits</text:p>
      <text:p text:style-name="P11">7081 - Produits des services exploités dans l'intérêt du personnel</text:p>
      <text:p text:style-name="P11">7082 - Commissions</text:p>
      <text:p text:style-name="P11">7083 - Locations diverses (autres qu'immeubles)</text:p>
      <text:p text:style-name="P11">7084 - Mise à disposition de personnel facturée</text:p>
      <text:p text:style-name="P34">70841 - aux budgets annexes, régies municipales, C.C.A.S. et caisse des écoles</text:p>
      <text:p text:style-name="P34">70845 - aux communes membres du GFP </text:p>
      <text:p text:style-name="P34">70846 - au GFP de rattachement  </text:p>
      <text:p text:style-name="P34">70848 - aux autres organismes</text:p>
      <text:p text:style-name="P11">7087 - Remboursements de frais</text:p>
      <text:p text:style-name="P34">70871 - par la collectivité de rattachement<text:span text:style-name="Footnote_20_Symbol"><text:span text:style-name="T11"><text:note text:id="ftn31" text:note-class="footnote"><text:note-citation text:label="1">1</text:note-citation><text:note-body><text:p text:style-name="Footnote"><text:span text:style-name="T11"><text:s/>A ouvrir dans un budget annexe ou une régie à seule autonomie financière.</text:span></text:p></text:note-body></text:note></text:span></text:span></text:p>
      <text:p text:style-name="P34">70872 - par les budgets annexes et les régies municipales</text:p>
      <text:p text:style-name="P15">70873 - par les C.C.A.S.</text:p>
      <text:p text:style-name="P15">70874 - par les caisses des écoles</text:p>
      <text:p text:style-name="P34">70875 - par les communes membres du GFP <text:s/></text:p>
      <text:p text:style-name="P34">70876 - par le GFP de rattachement  </text:p>
      <text:p text:style-name="P15">70878 - par d’autres redevables</text:p>
      <text:p text:style-name="P11">7088 - Autres produits d'activités annexes (abonnements et vente d'ouvrages...)</text:p>
      <text:p text:style-name="Standard"/>
      <text:p text:style-name="Standard"><text:span text:style-name="T1">71 - PRODUCTION STOCK</text:span><text:span text:style-name="T14">é</text:span><text:span text:style-name="T1">E (OU DESTOCKAGE)</text:span></text:p>
      <text:p text:style-name="P9">713 - Variation des stocks (en-cours de production, produits)</text:p>
      <text:p text:style-name="P11">7133 - Variation des en-cours de production de biens</text:p>
      <text:p text:style-name="P11">7134 - Variation des en-cours de production de services</text:p>
      <text:p text:style-name="P11">7135 - Variation des stocks de produits</text:p>
      <text:p text:style-name="P15">71351 - Variation des stocks de produits autres que terrains</text:p>
      <text:p text:style-name="P15">71355 - Variation des stocks de terrains aménagés </text:p>
      <text:p text:style-name="P5">72 - TRAVAUX EN RéGIE</text:p>
      <text:p text:style-name="P9">721 - Immobilisations incorporelles</text:p>
      <text:p text:style-name="P9">722 - Immobilisations corporelles</text:p>
      <text:p text:style-name="P9"/>
      <text:p text:style-name="P2">73 - IMPÔTS ET TAXES</text:p>
      <text:p text:style-name="P9"><text:soft-page-break/>731 - Impôts locaux</text:p>
      <text:p text:style-name="P23">7311 - Contributions directes</text:p>
      <text:p text:style-name="P15">73111 - Taxes foncières et d’habitation</text:p>
      <text:p text:style-name="P15">73112 - Cotisations sur la valeur ajoutée des Entreprises</text:p>
      <text:p text:style-name="P15">73113 - Taxe sur les surfaces commerciales</text:p>
      <text:p text:style-name="P15">73114 - Impositions forfaitaires sur les entreprises de réseau</text:p>
      <text:p text:style-name="P23">7318 - Autres impôts locaux ou assimilés</text:p>
      <text:p text:style-name="P9">732 - Fiscalité reversée</text:p>
      <text:p text:style-name="P23">7321 - Attribution de compensation</text:p>
      <text:p text:style-name="P23">7322 - Dotation de solidarité communautaire</text:p>
      <text:p text:style-name="P23">7323 - F.N.G.I.R.</text:p>
      <text:p text:style-name="P23">7324 - Fonds de solidarité des communes de la région Ile-de-France</text:p>
      <text:p text:style-name="P23">7325 - Fonds de péréquation des ressources communales et intercommunales</text:p>
      <text:p text:style-name="P23">7328 - Autres reversements de fiscalité</text:p>
      <text:p text:style-name="P9">733 - Taxes pour utilisation des services publics et du domaine</text:p>
      <text:p text:style-name="P29">7331 - Taxe d'enlèvement des ordures ménagères</text:p>
      <text:p text:style-name="P29">7332 - Taxe de balayage</text:p>
      <text:p text:style-name="P29">7333 - Taxes funéraires</text:p>
      <text:p text:style-name="P29">7334 - Taxe sur les passagers</text:p>
      <text:p text:style-name="P29">7336 - Droits de place</text:p>
      <text:p text:style-name="P29">7337 - Droits de stationnement</text:p>
      <text:p text:style-name="P29">7338 - Autres taxes</text:p>
      <text:p text:style-name="P9">734 - Taxes et participations liées à l'urbanisation et à l'environnement</text:p>
      <text:p text:style-name="P30">7341 – Taxe nationale sur les véhicules de transport de marchandises</text:p>
      <text:p text:style-name="P29">7342 - Versement de transport</text:p>
      <text:p text:style-name="P29">7343 - Taxe sur les pylônes électriques</text:p>
      <text:p text:style-name="P29">7344 - Taxe sur les déchets stockés</text:p>
      <text:p text:style-name="P29">7345 - Taxe sur les eaux pluviales</text:p>
      <text:p text:style-name="P30">7346 - Taxe pour la gestion des milieux aquatiques et la prévention des inondations</text:p>
      <text:p text:style-name="P30"/>
      <text:p text:style-name="P9">735 - Impôts et taxes spécifiques liés à la production énergétique et industrielle</text:p>
      <text:p text:style-name="P29">7351 - Taxe sur l'électricité</text:p>
      <text:p text:style-name="P29">7353 - Redevance des mines</text:p>
      <text:p text:style-name="P29">7354 - Surtaxe sur les eaux minérales</text:p>
      <text:p text:style-name="P29">7355 - Taxe sur l'énergie hydraulique</text:p>
      <text:p text:style-name="P9">736 - Impôts et taxes spécifiques liés aux activités de services</text:p>
      <text:p text:style-name="P29">7362 - Taxes de séjour</text:p>
      <text:p text:style-name="P29"><text:soft-page-break/>7363 - Impôt sur les spectacles</text:p>
      <text:p text:style-name="P29">7364 - Prélèvement sur les produits des jeux </text:p>
      <text:p text:style-name="P29">7366 - Taxe sur les remontées mécaniques</text:p>
      <text:p text:style-name="P29">7368 - Taxe locale sur la publicité extérieure</text:p>
      <text:p text:style-name="P9">737 - Impôts et taxes d'Outre-Mer</text:p>
      <text:p text:style-name="P28">7371 - Taxe sur les rhums</text:p>
      <text:p text:style-name="P28">7372 - Taxes sur les carburants</text:p>
      <text:p text:style-name="P28">7373 - Octroi de mer</text:p>
      <text:p text:style-name="P28">7378 - Autres impôts et taxes d’Outre-Mer </text:p>
      <text:p text:style-name="P9">738 - Autres taxes</text:p>
      <text:p text:style-name="P28">7381 - Taxe additionnelle aux droits de mutation ou à la taxe de publicité foncière</text:p>
      <text:p text:style-name="P28">7388 - Autres taxes diverses</text:p>
      <text:p text:style-name="P9">739 - Reversements et restitutions sur impôts et taxes</text:p>
      <text:p text:style-name="P11">7391 - Reversements et restitutions sur impôts  locaux </text:p>
      <text:p text:style-name="P15">73911 - <text:s/>Reversements et restitutions sur contributions directes</text:p>
      <text:p text:style-name="P47">739113 - Reversements conventionnels de fiscalité </text:p>
      <text:p text:style-name="P47">739115 - Prélèvement au titre de l’article 55 de la loi SRU </text:p>
      <text:p text:style-name="P47">739117 - Restitutions au titre des dégrèvements à la charge des collectivités locales </text:p>
      <text:p text:style-name="P63">7391171 - Dégrèvement de taxe foncière sur les propriétés non bâties en faveur des jeunes agriculteurs </text:p>
      <text:p text:style-name="P63">7391172 - Dégrèvement de taxe d’habitation sur les logements vacants</text:p>
      <text:p text:style-name="P63">7391173 - Dégrèvement au titre du plafonnement de la TP et de la CET sur la valeur ajoutée </text:p>
      <text:p text:style-name="P63">7391178 - Autres restitutions au titre de dégrèvements sur contributions directes</text:p>
      <text:p text:style-name="P47">739118 - Autres reversements de fiscalité </text:p>
      <text:p text:style-name="P15">73918 - <text:s/>Autres reversements sur autres impôts locaux ou assimilés</text:p>
      <text:p text:style-name="P11">7392 - Prélèvements pour reversements de fiscalité</text:p>
      <text:p text:style-name="P15">73921 - Attributions de compensation</text:p>
      <text:p text:style-name="P15">73922 - Dotation de solidarité communautaire</text:p>
      <text:p text:style-name="P15">73923 - Reversement sur FNGIR</text:p>
      <text:p text:style-name="P15">73924 - Fonds de solidarité des communes de la région Ile-de-France</text:p>
      <text:p text:style-name="P15">73925 - Fonds de péréquation des ressources communales et intercommunales</text:p>
      <text:p text:style-name="P15">73928 - Autres</text:p>
      <text:p text:style-name="P11">7394 - Reversements de taxes et participations liées à l’urbanisation et à l’environnement </text:p>
      <text:p text:style-name="P15">73942 - Reversement sur taxe de versement de transport </text:p>
      <text:p text:style-name="P15">73945 - Reversement sur taxes sur les eaux pluviales </text:p>
      <text:p text:style-name="P11">7396 - Reversement sur impôts sur les spectacles (CCAS) </text:p>
      <text:p text:style-name="P11"><text:soft-page-break/>7398 - Reversements, restitutions et prélèvements divers</text:p>
      <text:p text:style-name="P2"/>
      <text:p text:style-name="P2">74 - DOTATIONS ET PARTICIPATIONS</text:p>
      <text:p text:style-name="P9">741 - D.G.F.</text:p>
      <text:p text:style-name="P11">7411 - Dotation forfaitaire</text:p>
      <text:p text:style-name="P11">7412 - Dotation d'aménagement</text:p>
      <text:p text:style-name="P34">74121 - Dotation de solidarité rurale </text:p>
      <text:p text:style-name="P34">74123 - Dotation de solidarité urbaine</text:p>
      <text:p text:style-name="P34">74124 - Dotation d’intercommunalité</text:p>
      <text:p text:style-name="P34">74126 - Dotation de compensation des groupements de communes</text:p>
      <text:p text:style-name="P34">74127 - Dotation nationale de péréquation</text:p>
      <text:p text:style-name="P11">7413 - D.G.F. des permanents syndicaux</text:p>
      <text:p text:style-name="P11">7419 - Reversement sur D.G.F.</text:p>
      <text:p text:style-name="P9">742 - Dotations aux élus locaux</text:p>
      <text:p text:style-name="P9">744 - Dotations : régularisation de l'exercice écoulé</text:p>
      <text:p text:style-name="P9">745 - Dotation spéciale au titre des instituteurs</text:p>
      <text:p text:style-name="P9">746 - Dotation générale de décentralisation</text:p>
      <text:p text:style-name="P9">747 - Participations</text:p>
      <text:p text:style-name="P11">7471 - État</text:p>
      <text:p text:style-name="P34">74711 - Emplois-jeunes</text:p>
      <text:p text:style-name="P34">74712 - Emplois d'avenir</text:p>
      <text:p text:style-name="P34">74718 - Autres </text:p>
      <text:p text:style-name="P11">7472 - Régions</text:p>
      <text:p text:style-name="P11">7473 - Départements</text:p>
      <text:p text:style-name="P11">7474 - Communes</text:p>
      <text:p text:style-name="P34">74741 - Communes membres du GFP </text:p>
      <text:p text:style-name="P34">74748 - Autres communes  </text:p>
      <text:p text:style-name="P11">7475 - Groupements de collectivités</text:p>
      <text:p text:style-name="P34">74751 - GFP de rattachement  </text:p>
      <text:p text:style-name="P34">74758 - Autres groupements  </text:p>
      <text:p text:style-name="P11">7476 - C.C.A.S. et caisses des écoles</text:p>
      <text:p text:style-name="P11">7477 - Budget communautaire et fonds structurels</text:p>
      <text:p text:style-name="P11">7478 - Autres organismes</text:p>
      <text:p text:style-name="P9"/>
      <text:p text:style-name="P9">748 - Autres attributions et participations</text:p>
      <text:p text:style-name="P11">7481 - Attributions sur le versement représentatif d’impôt sur les spectacles</text:p>
      <text:p text:style-name="P14"><text:soft-page-break/>7482 - Compensation pour perte de taxe additionnelle aux droits de mutation ou à la taxe de publicité foncière</text:p>
      <text:p text:style-name="P11">7483 - Attributions de péréquation et de compensation</text:p>
      <text:p text:style-name="P34">74831 - Dotations et compensations relatives à la taxe professionnelle<text:span text:style-name="T5"> et à la CET</text:span></text:p>
      <text:p text:style-name="P49">748311 - Compensation des pertes de bases d’imposition à la <text:span text:style-name="T5">CET</text:span></text:p>
      <text:p text:style-name="P49">748313 - Dotation de compensation de la réforme de la taxe professionnelle</text:p>
      <text:p text:style-name="P49">748314 - Dotation unique des compensations spécifiques à la taxe professionnelle</text:p>
      <text:p text:style-name="P34">74832 - Attribution du fonds départemental de la taxe professionnelle</text:p>
      <text:p text:style-name="P34">74833 - État - Compensation au titre de la Contribution Economique Territoriale (CVAE et CFE)</text:p>
      <text:p text:style-name="P34">74834 - État - Compensation au titre des exonérations des taxes foncières</text:p>
      <text:p text:style-name="P34">74835 - État - Compensation au titre des exonérations de taxe d’habitation</text:p>
      <text:p text:style-name="P34">74836 - Dotations de compensation relatives à la taxe professionnelle - Syndicales</text:p>
      <text:p text:style-name="P34">74837 - Dotations de développement </text:p>
      <text:p text:style-name="P17">748371 - Dotation d’équipement des territoires ruraux</text:p>
      <text:p text:style-name="P17">748372 - Dotation de développement urbain </text:p>
      <text:p text:style-name="P34">74838 - Autres attributions de péréquation et de compensation  </text:p>
      <text:p text:style-name="P23">7484 - Dotation de recensement</text:p>
      <text:p text:style-name="P23">7485 - Dotation pour les titres sécurisés </text:p>
      <text:p text:style-name="P23">7487 - Dotations des arrondissements ou des communes associées</text:p>
      <text:p text:style-name="P34">74871 - Dotation d’animation locale</text:p>
      <text:p text:style-name="P45">748711 - Dotation d’animation locale reçue</text:p>
      <text:p text:style-name="P45">748719 - Dotation d’animation locale versée</text:p>
      <text:p text:style-name="P15">74872 - Dotation de gestion locale</text:p>
      <text:p text:style-name="P45">748721 - Dotation de gestion locale reçue</text:p>
      <text:p text:style-name="P45">748729 - Dotation de gestion locale versée</text:p>
      <text:p text:style-name="P23">7488 - Autres attributions et participations</text:p>
      <text:p text:style-name="P23">7489 - Reversement et restitution sur autres attributions et participations  </text:p>
      <text:p text:style-name="P23"/>
      <text:p text:style-name="P2">75 - AUTRES PRODUITS DE GESTION COURANTE</text:p>
      <text:p text:style-name="P9">751 - Redevances pour concessions, brevets, licences, marques, procédés, logiciels, droits et valeurs similaires</text:p>
      <text:p text:style-name="P9">752 - Revenus des immeubles</text:p>
      <text:p text:style-name="P9">754 - Redevance pour défaut de branchement à l’égout</text:p>
      <text:p text:style-name="P9">755 - Excédent ou déficit des budgets annexes à caractère administratif</text:p>
      <text:p text:style-name="P23">7551 - Excédent des budgets annexes à caractère administratif</text:p>
      <text:p text:style-name="P24">7552 - Prise en charge du déficit du budget annexe à caractère administratif par le budget principal</text:p>
      <text:p text:style-name="P9"><text:soft-page-break/>756 - Excédents reversés par les régies à caractère industriel et commercial</text:p>
      <text:p text:style-name="P23">7561 - Régies dotées de la seule autonomie financière</text:p>
      <text:p text:style-name="P23">7562 - Régies dotées de la personnalité morale</text:p>
      <text:p text:style-name="P57">757 - Redevances versées par les fermiers et concessionnaires</text:p>
      <text:p text:style-name="P57">758 - Produits divers de gestion courante</text:p>
      <text:p text:style-name="P44"/>
      <text:p text:style-name="P2">76 - PRODUITS FINANCIERS</text:p>
      <text:p text:style-name="P57">761 - Produits de participations</text:p>
      <text:p text:style-name="P57">762 - Produits des autres immobilisations financières</text:p>
      <text:p text:style-name="P23">7621 - Produits des autres immobilisations financières - encaissés à l’échéance</text:p>
      <text:p text:style-name="P23">7622 - Produits des autres immobilisations financières - rattachement des ICNE</text:p>
      <text:p text:style-name="P23">7623 - Remboursements d’intérêts d’emprunts transférés  </text:p>
      <text:p text:style-name="P31">76231 - par les communes membres du GFP </text:p>
      <text:p text:style-name="P31">76232 - par le GFP de rattachement</text:p>
      <text:p text:style-name="P31">76233 - par leurs BA et régies à seule autonomie financière  </text:p>
      <text:p text:style-name="P31">76238 - par d’autres tiers </text:p>
      <text:p text:style-name="P57">764 - Revenus des valeurs mobilières de placement</text:p>
      <text:p text:style-name="P57">765 - Escomptes obtenus</text:p>
      <text:p text:style-name="P57">766 - Gains de change</text:p>
      <text:p text:style-name="P9">767 - Produits nets sur cessions de valeurs mobilières de placement</text:p>
      <text:p text:style-name="P57">768 - Autres produits financiers</text:p>
      <text:p text:style-name="P64">7681 - Fonds de soutien - Sortie des emprunts à risque</text:p>
      <text:p text:style-name="P65">7688 - Autres</text:p>
      <text:p text:style-name="P2"/>
      <text:p text:style-name="P2">77 - PRODUITS EXCEPTIONNELS</text:p>
      <text:p text:style-name="P9">771 - Produits exceptionnels sur opérations de gestion</text:p>
      <text:p text:style-name="P11">7711 - Dédits et pénalités perçus</text:p>
      <text:p text:style-name="P11">7713 - Libéralités reçues</text:p>
      <text:p text:style-name="P11">7714 - Recouvrement sur créances admises en non valeur</text:p>
      <text:p text:style-name="P11">7718 - Autres produits exceptionnels sur opérations de gestion</text:p>
      <text:p text:style-name="P9">773 - Mandats annulés (sur exercices antérieurs) ou atteints par la déchéance quadriennale</text:p>
      <text:p text:style-name="P9">774 - Subventions exceptionnelles 775 - Produits des cessions d'immobilisations</text:p>
      <text:p text:style-name="P9">776 - Différences sur réalisations (négatives) reprises au compte de résultat</text:p>
      <text:p text:style-name="P9">777 - Quote-part des subventions d'investissement transférée au compte de résultat</text:p>
      <text:p text:style-name="P9">778 - Autres produits exceptionnels</text:p>
      <text:p text:style-name="P11">7785 - Excédent d’investissement transféré au compte de résultat</text:p>
      <text:p text:style-name="P11"><text:soft-page-break/>7788 - Produits exceptionnels divers</text:p>
      <text:p text:style-name="P2"/>
      <text:p text:style-name="P2">78 - REPRISES SUR AMORTISSEMENTS ET PROVISIONS</text:p>
      <text:p text:style-name="P9">781 - Reprises sur amortissements et provisions - Produits de fonctionnement courant</text:p>
      <text:p text:style-name="P11">7811 - Reprises sur amortissements des immobilisations incorporelles et corporelles</text:p>
      <text:p text:style-name="P11">7815 - Reprises sur provisions pour risques et charges de fonctionnement courant</text:p>
      <text:p text:style-name="P11">7816 - Reprises sur provisions pour dépréciation des immobilisations incorporelles et corporelles</text:p>
      <text:p text:style-name="P11">7817 - Reprises sur provisions pour dépréciation des actifs circulants</text:p>
      <text:p text:style-name="P9">786 - Reprises sur provisions - Produits financiers</text:p>
      <text:p text:style-name="P11">7865 - Reprises sur provisions pour risques et charges financiers</text:p>
      <text:p text:style-name="P11">7866 - Reprises sur provisions pour dépréciation des éléments financiers</text:p>
      <text:p text:style-name="P9">787 - Reprises sur provisions - Produits exceptionnels</text:p>
      <text:p text:style-name="P11">7875 - Reprises sur provisions pour risques et charges exceptionnels</text:p>
      <text:p text:style-name="P11">7876 - Reprises sur provisions pour dépréciations exceptionnelles</text:p>
      <text:p text:style-name="P11"/>
      <text:p text:style-name="P2">79 - TRANSFERTS DE CHARGES</text:p>
      <text:p text:style-name="P9">791 - Transferts de charges de gestion courante</text:p>
      <text:p text:style-name="P9">796 - Transferts de charges financières</text:p>
      <text:p text:style-name="P9">797 - Transferts de charges exceptionnelles</text:p>
      <text:p text:style-name="P41"><text:span text:style-name="T1">CLASSE 8 - COMPTES SP</text:span><text:span text:style-name="T14">é</text:span><text:span text:style-name="T1">CIAUX </text:span><text:span text:style-name="Footnote_20_Symbol"><text:span text:style-name="T12"><text:note text:id="ftn32" text:note-class="footnote"><text:note-citation text:label="1">1</text:note-citation><text:note-body><text:p text:style-name="Footnote"><text:span text:style-name="T11"><text:s/>Classe de comptes non budgétaires et hors bilan.</text:span></text:p></text:note-body></text:note></text:span></text:span></text:p>
      <text:p text:style-name="P2"/>
      <text:p text:style-name="P2"/>
      <text:p text:style-name="P2">80 - ENGAGEMENTS HORS BILAN</text:p>
      <text:p text:style-name="P9">801 - Engagements donnés par la collectivité ou l’établissement</text:p>
      <text:p text:style-name="P11">8015 - Engagement sur garanties d'emprunt</text:p>
      <text:p text:style-name="P11">8016 - Redevances de crédit-bail restant à courir</text:p>
      <text:p text:style-name="P15">80161 - Crédit-bail mobilier</text:p>
      <text:p text:style-name="P15">80165 - Crédit-bail immobilier</text:p>
      <text:p text:style-name="P11">8017 - Subventions à verser par annuités (annuités restant à courir)</text:p>
      <text:p text:style-name="P11">8018 - Autres engagements donnés</text:p>
      <text:p text:style-name="P9">802 - Engagements reçus par la collectivité ou l’établissement</text:p>
      <text:p text:style-name="P11">8026 - Redevances de crédit-bail restant à recevoir</text:p>
      <text:p text:style-name="P15">80265 - Crédit-bail immobilier</text:p>
      <text:p text:style-name="P11">8027 - Subventions à recevoir par annuités (annuités restant à recevoir)</text:p>
      <text:p text:style-name="P11">8028 - Autres engagements reçus</text:p>
      <text:p text:style-name="P2"/>
      <text:p text:style-name="P2">86 - VALEURS INACTIVES</text:p>
      <text:p text:style-name="P9">861 - Comptes de position : titres et valeurs en portefeuille</text:p>
      <text:p text:style-name="P9">862 - Comptes de position : titres et valeurs chez les correspondants</text:p>
      <text:p text:style-name="P9">863 - Comptes de prise en cha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keep-together="always" fo:orphans="2" fo:widows="2" style:writing-mode="lr-tb"/>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fo:keep-together="auto"/>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1" style:class="text">
      <style:paragraph-properties fo:margin-top="0cm" fo:margin-bottom="0.847cm" style:contextual-spacing="false" fo:line-height="150%" fo:text-align="center" style:justify-single-word="false" fo:break-before="page"/>
      <style:text-properties fo:text-transform="uppercase" fo:color="#800000" fo:font-size="24pt" fo:font-weight="bold" style:letter-kerning="true" style:font-size-asian="24pt" style:font-weight-asian="bold"/>
    </style:style>
    <style:style style:name="Heading_20_2" style:display-name="Heading 2" style:family="paragraph" style:parent-style-name="Standard" style:next-style-name="AnnonceChap_26_Section" style:default-outline-level="2" style:list-style-name="WW8Num1" style:class="text">
      <style:paragraph-properties fo:margin-left="0cm" fo:margin-right="0.75cm" fo:margin-top="0cm" fo:margin-bottom="0.423cm" style:contextual-spacing="false" style:line-height-at-least="0.706cm" fo:text-align="center" style:justify-single-word="false" fo:text-indent="0cm" style:auto-text-indent="false" fo:break-before="page" fo:keep-with-next="always"/>
      <style:text-properties fo:text-transform="uppercase" fo:color="#ff0000" fo:font-size="14pt" fo:font-weight="bold" style:letter-kerning="true" style:font-size-asian="14pt" style:font-weight-asian="bold"/>
    </style:style>
    <style:style style:name="Heading_20_3" style:display-name="Heading 3" style:family="paragraph" style:parent-style-name="Standard" style:next-style-name="AnnonceChap_26_Section" style:default-outline-level="3" style:list-style-name="WW8Num1" style:class="text">
      <style:paragraph-properties fo:margin-top="0.847cm" fo:margin-bottom="0cm" style:contextual-spacing="false" fo:text-align="start" style:justify-single-word="false" fo:keep-with-next="always"/>
      <style:text-properties fo:text-transform="uppercase" fo:color="#0000ff" fo:font-size="13pt" fo:font-weight="bold" style:letter-kerning="true" style:font-size-asian="13pt" style:font-weight-asian="bold"/>
    </style:style>
    <style:style style:name="Heading_20_4" style:display-name="Heading 4" style:family="paragraph" style:parent-style-name="Standard" style:next-style-name="AnnonceParagr_26_Article" style:default-outline-level="4" style:list-style-name="WW8Num1" style:class="text">
      <style:paragraph-properties fo:margin-top="0.529cm" fo:margin-bottom="0cm" style:contextual-spacing="false" fo:text-align="start" style:justify-single-word="false" fo:keep-with-next="always"/>
      <style:text-properties fo:font-variant="small-caps" fo:color="#000080" fo:font-size="13pt" style:letter-kerning="true" style:font-size-asian="13pt"/>
    </style:style>
    <style:style style:name="Heading_20_5" style:display-name="Heading 5" style:family="paragraph" style:parent-style-name="Standard" style:next-style-name="AnnonceParagr_26_Article" style:default-outline-level="5" style:list-style-name="WW8Num1" style:class="text">
      <style:paragraph-properties fo:margin-top="0.423cm" fo:margin-bottom="0cm" style:contextual-spacing="false" fo:text-align="start" style:justify-single-word="false" fo:keep-with-next="always"/>
      <style:text-properties fo:color="#800080" fo:font-size="12pt" fo:font-weight="bold" style:letter-kerning="true" style:font-size-asian="12pt" style:font-weight-asian="bold"/>
    </style:style>
    <style:style style:name="Heading_20_6" style:display-name="Heading 6" style:family="paragraph" style:parent-style-name="Standard" style:next-style-name="Standard" style:default-outline-level="6" style:list-style-name="WW8Num1" style:class="text">
      <style:paragraph-properties fo:margin-left="1.501cm" fo:margin-right="0cm" fo:margin-top="0.318cm" fo:margin-bottom="0cm" style:contextual-spacing="false" fo:text-align="start" style:justify-single-word="false" fo:text-indent="-1.501cm" style:auto-text-indent="false" fo:keep-with-next="always"/>
      <style:text-properties fo:color="#ff00ff" fo:font-size="12pt" style:letter-kerning="true" style:font-size-asian="12pt"/>
    </style:style>
    <style:style style:name="Heading_20_7" style:display-name="Heading 7" style:family="paragraph" style:parent-style-name="Standard" style:next-style-name="Text_20_body" style:default-outline-level="7" style:list-style-name="WW8Num1" style:class="text"/>
    <style:style style:name="Heading_20_8" style:display-name="Heading 8" style:family="paragraph" style:parent-style-name="Standard" style:next-style-name="Standard" style:default-outline-level="8" style:list-style-name="WW8Num1"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style: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AnnonceChap_26_Section" style:display-name="AnnonceChap&amp;Section" style:family="paragraph" style:parent-style-name="Standard" style:next-style-name="Standard">
      <style:paragraph-properties fo:margin-top="0.423cm" fo:margin-bottom="0cm" style:contextual-spacing="false"/>
    </style:style>
    <style:style style:name="AnnonceParagr_26_Article" style:display-name="AnnonceParagr&amp;Article" style:family="paragraph" style:parent-style-name="Standard" style:next-style-name="Standard">
      <style:paragraph-properties fo:margin-top="0.318cm" fo:margin-bottom="0cm" style:contextual-spacing="false"/>
    </style:style>
    <style:style style:name="Footer" style:family="paragraph" style:parent-style-name="Standard" style:class="extra">
      <style:paragraph-properties fo:margin-top="0.106cm" fo:margin-bottom="0cm" style:contextual-spacing="false">
        <style:tab-stops>
          <style:tab-stop style:position="8.251cm" style:type="center"/>
          <style:tab-stop style:position="16.503cm" style:type="right"/>
        </style:tab-stops>
      </style:paragraph-properties>
      <style:text-properties fo:font-size="9pt" style:font-size-asian="9pt"/>
    </style:style>
    <style:style style:name="BasPageD" style:family="paragraph" style:parent-style-name="Footer">
      <style:paragraph-properties fo:text-align="end" style:justify-single-word="false"/>
      <style:text-properties fo:font-variant="small-caps" fo:font-weight="bold" style:letter-kerning="true" style:font-weight-asian="bold"/>
    </style:style>
    <style:style style:name="BasPageG" style:family="paragraph" style:parent-style-name="Footer">
      <style:text-properties fo:font-variant="small-caps" fo:font-weight="bold" style:letter-kerning="true" style:font-weight-asian="bold"/>
    </style:style>
    <style:style style:name="Header" style:family="paragraph" style:parent-style-name="Standard" style:class="extra">
      <style:paragraph-properties>
        <style:tab-stops>
          <style:tab-stop style:position="8.251cm" style:type="center"/>
          <style:tab-stop style:position="16.503cm" style:type="right"/>
        </style:tab-stops>
      </style:paragraph-properties>
      <style:text-properties fo:font-size="9pt" style:font-size-asian="9pt"/>
    </style:style>
    <style:style style:name="WW-Légende" style:family="paragraph" style:parent-style-name="Standard" style:next-style-name="Standard">
      <style:paragraph-properties fo:margin-left="3.251cm" fo:margin-right="0cm" fo:margin-top="0cm" fo:margin-bottom="0.847cm" style:contextual-spacing="false" fo:text-align="start" style:justify-single-word="false" fo:text-indent="-3.251cm" style:auto-text-indent="false" fo:break-before="page"/>
      <style:text-properties fo:font-size="12pt" style:font-size-asian="12pt"/>
    </style:style>
    <style:style style:name="Footnote" style:family="paragraph" style:parent-style-name="Standard" style:class="extra">
      <style:paragraph-properties fo:margin-left="0.199cm" fo:margin-right="0cm" fo:margin-top="0.106cm" fo:margin-bottom="0cm" style:contextual-spacing="false" fo:text-indent="-0.199cm" style:auto-text-indent="false"/>
      <style:text-properties fo:color="#008000" fo:font-size="9pt" style:font-size-asian="9pt"/>
    </style:style>
    <style:style style:name="Tiret" style:family="paragraph" style:parent-style-name="Standard" style:list-style-name="WW8StyleNum">
      <style:paragraph-properties fo:margin-left="0.751cm" fo:margin-right="0cm" fo:margin-top="0.106cm" fo:margin-bottom="0cm" style:contextual-spacing="false" fo:text-indent="-0.25cm" style:auto-text-indent="false"/>
    </style:style>
    <style:style style:name="Liste_20_à_20_puces" style:display-name="Liste à puces" style:family="paragraph" style:parent-style-name="Standard" style:next-style-name="Standard" style:list-style-name="WW8Num3">
      <style:paragraph-properties fo:margin-top="0.318cm" fo:margin-bottom="0cm" style:contextual-spacing="false">
        <style:tab-stops/>
      </style:paragraph-properties>
    </style:style>
    <style:style style:name="TexteSousTiret" style:family="paragraph" style:parent-style-name="Standard">
      <style:paragraph-properties fo:margin-left="0.75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3.501cm" fo:margin-right="1cm" fo:margin-top="0.106cm" fo:margin-bottom="0cm" style:contextual-spacing="false" fo:text-align="start" style:justify-single-word="false" fo:text-indent="-1.3cm" style:auto-text-indent="false"/>
      <style:text-properties fo:color="#ff00ff"/>
    </style:style>
    <style:style style:name="Contents_20_3" style:display-name="Contents 3" style:family="paragraph" style:parent-style-name="Standard" style:next-style-name="Standard" style:class="index">
      <style:paragraph-properties fo:margin-left="1.251cm" fo:margin-right="1cm" fo:margin-top="0.318cm" fo:margin-bottom="0cm" style:contextual-spacing="false" fo:text-align="start" style:justify-single-word="false" fo:text-indent="-1.251cm" style:auto-text-indent="false">
        <style:tab-stops>
          <style:tab-stop style:position="16.501cm" style:type="right" style:leader-style="dotted" style:leader-text="."/>
        </style:tab-stops>
      </style:paragraph-properties>
      <style:text-properties fo:text-transform="uppercase" fo:color="#0000ff"/>
    </style:style>
    <style:style style:name="Normal.CorpsTxt" style:family="paragraph">
      <style:paragraph-properties fo:margin-left="1.501cm" fo:margin-right="-0.254cm" fo:margin-top="0.106cm" fo:margin-bottom="0cm" style:contextual-spacing="false" fo:line-height="0.423cm" fo:text-align="justify" style:justify-single-word="false" fo:orphans="0" fo:widows="0" fo:text-indent="-0.041cm" style:auto-text-indent="false">
        <style:tab-stops>
          <style:tab-stop style:position="0cm"/>
          <style:tab-stop style:position="1.27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499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Légende.Annexe" style:family="paragraph" style:parent-style-name="Standard" style:next-style-name="Standard">
      <style:paragraph-properties fo:margin-left="3.251cm" fo:margin-right="0cm" fo:margin-top="0cm" fo:margin-bottom="0.847cm" style:contextual-spacing="false" fo:text-align="start" style:justify-single-word="false" fo:text-indent="-3.251cm" style:auto-text-indent="false" fo:break-before="page"/>
      <style:text-properties fo:font-size="12pt" style:font-size-asian="12pt"/>
    </style:style>
    <style:style style:name="Retrait_20_corps_20_de_20_texte_20_3" style:display-name="Retrait corps de texte 3" style:family="paragraph" style:parent-style-name="Standard">
      <style:paragraph-properties fo:margin-left="2.501cm" fo:margin-right="0cm" fo:text-align="start" style:justify-single-word="false" fo:text-indent="0cm" style:auto-text-indent="false"/>
    </style:style>
    <style:style style:name="Retrait_20_corps_20_de_20_texte_20_2" style:display-name="Retrait corps de texte 2" style:family="paragraph" style:parent-style-name="Standard">
      <style:paragraph-properties fo:margin-left="2.752cm" fo:margin-right="0cm" fo:text-indent="-1.251cm" style:auto-text-indent="false"/>
    </style:style>
    <style:style style:name="Corps_20_de_20_texte_20_3" style:display-name="Corps de texte 3" style:family="paragraph" style:parent-style-name="Standard">
      <style:paragraph-properties fo:keep-together="auto"/>
    </style:style>
    <style:style style:name="corps_20_de_20_texte" style:display-name="corps de texte" style:family="paragraph" style:parent-style-name="Standard">
      <style:paragraph-properties fo:margin-left="3.75cm" fo:margin-right="0cm" fo:margin-top="0cm" fo:margin-bottom="0.423cm" style:contextual-spacing="false" fo:keep-together="auto" fo:text-indent="0cm" style:auto-text-indent="false"/>
      <style:text-properties fo:font-size="12pt" style:font-size-asian="12pt"/>
    </style:style>
    <style:style style:name="Corps_20_de_20_texte_20_2" style:display-name="Corps de texte 2" style:family="paragraph" style:parent-style-name="Standard">
      <style:paragraph-properties fo:text-align="start" style:justify-single-word="false"/>
      <style:text-properties fo:font-size="10pt" style:font-size-asian="10pt"/>
    </style:style>
    <style:style style:name="Text_20_body_20_indent" style:display-name="Text body indent" style:family="paragraph" style:parent-style-name="Standard" style:class="text">
      <style:paragraph-properties fo:margin-left="0.751cm" fo:margin-right="0cm" fo:text-indent="0cm" style:auto-text-indent="false"/>
      <style:text-properties fo:color="#000080"/>
    </style:style>
    <style:style style:name="Table_20_des_20_illustrations" style:display-name="Table des illustrations" style:family="paragraph" style:parent-style-name="Standard" style:next-style-name="Standard">
      <style:paragraph-properties fo:margin-left="2.801cm" fo:margin-right="1cm" fo:text-align="start" style:justify-single-word="false" fo:text-indent="-2.801cm" style:auto-text-indent="false">
        <style:tab-stops>
          <style:tab-stop style:position="16.503cm" style:type="right" style:leader-style="dotted" style:leader-text="."/>
        </style:tab-stops>
      </style:paragraph-properties>
    </style:style>
    <style:style style:name="MOD_5f_corps" style:display-name="MOD_corps" style:family="paragraph" style:parent-style-name="Standard">
      <style:paragraph-properties fo:margin-top="0.423cm" fo:margin-bottom="0cm" style:contextual-spacing="false" fo:keep-together="auto"/>
      <style:text-properties fo:font-size="12pt" style:font-size-asian="12pt"/>
    </style:style>
    <style:style style:name="MOD_5f_titre1" style:display-name="MOD_titre1" style:family="paragraph" style:parent-style-name="MOD_5f_corps" style:list-style-name="WW8Num2">
      <style:paragraph-properties fo:margin-top="0.847cm" fo:margin-bottom="0cm" style:contextual-spacing="false" fo:keep-with-next="always"/>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MOD_5f_titre2" style:display-name="MOD_titre2" style:family="paragraph" style:parent-style-name="MOD_5f_corps" style:list-style-name="WW8Num2">
      <style:paragraph-properties fo:margin-top="0.847cm" fo:margin-bottom="0cm" style:contextual-spacing="false" fo:keep-with-next="always"/>
      <style:text-properties style:font-name="Arial" fo:font-family="Arial" style:font-family-generic="swiss" style:font-pitch="variable" fo:font-size="14pt" style:text-underline-style="solid" style:text-underline-width="auto" style:text-underline-color="font-color" style:font-size-asian="14pt" style:font-name-complex="Arial" style:font-family-complex="Arial" style:font-family-generic-complex="swiss" style:font-pitch-complex="variable"/>
    </style:style>
    <style:style style:name="MOD_5f_titre3" style:display-name="MOD_titre3" style:family="paragraph" style:parent-style-name="MOD_5f_corps" style:list-style-name="WW8Num2">
      <style:paragraph-properties fo:margin-top="0.847cm" fo:margin-bottom="0cm" style:contextual-spacing="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Normal_20_centré" style:display-name="Normal centré" style:family="paragraph" style:parent-style-name="Standard">
      <style:paragraph-properties fo:margin-left="-0.25cm" fo:margin-right="1.524cm" fo:line-height="0.423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2pt" style:font-size-asian="12pt"/>
    </style:style>
    <style:style style:name="Texte_20_brut" style:display-name="Texte brut" style:family="paragraph" style:parent-style-name="Standard">
      <style:paragraph-properties fo:margin-top="0cm" fo:margin-bottom="0cm" style:contextual-spacing="false" fo:text-align="start" style:justify-single-word="false" fo:keep-together="auto"/>
      <style:text-properties style:font-name="Courier New" fo:font-family="'Courier New'" style:font-family-generic="modern" fo:font-size="10pt" style:font-size-asian="10pt" style:font-name-complex="Courier New" style:font-family-complex="'Courier New'" style:font-family-generic-complex="modern"/>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ff"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Footnote_20_Symbol" style:display-name="Footnote Symbol" style:family="text" style:parent-style-name="Police_20_par_20_défaut">
      <style:text-properties fo:color="#008000" style:text-position="super 58%" fo:font-size="12pt" fo:font-weight="bold" style:font-size-asian="12pt" style:font-weight-asian="bold"/>
    </style:style>
    <style:style style:name="Page_20_Number" style:display-name="Page Number" style:family="text" style:parent-style-name="Police_20_par_20_défau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0.635cm"/>
        </style:list-level-properties>
      </text:outline-level-style>
      <text:outline-level-style text:level="4" text:style-name="WW8Num1z3" style:num-prefix=".." style:num-format="1">
        <style:list-level-properties text:list-level-position-and-space-mode="label-alignment">
          <style:list-level-label-alignment text:label-followed-by="listtab"/>
        </style:list-level-properties>
      </text:outline-level-style>
      <text:outline-level-style text:level="5" text:style-name="WW8Num1z4" style:num-prefix=".." style:num-suffix="." style:num-format="1">
        <style:list-level-properties text:list-level-position-and-space-mode="label-alignment">
          <style:list-level-label-alignment text:label-followed-by="listtab"/>
        </style:list-level-properties>
      </text:outline-level-style>
      <text:outline-level-style text:level="6" text:style-name="WW8Num1z5" style:num-prefix=".." style:num-suffix=".." style:num-format="1" text:display-levels="3">
        <style:list-level-properties text:list-level-position-and-space-mode="label-alignment">
          <style:list-level-label-alignment text:label-followed-by="listtab"/>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0.635cm"/>
        </style:list-level-properties>
      </text:list-level-style-number>
      <text:list-level-style-number text:level="4" text:style-name="WW8Num1z3" style:num-prefix=".." style:num-format="1">
        <style:list-level-properties text:list-level-position-and-space-mode="label-alignment">
          <style:list-level-label-alignment text:label-followed-by="listtab"/>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1" text:display-levels="3">
        <style:list-level-properties text:list-level-position-and-space-mode="label-alignment">
          <style:list-level-label-alignment text:label-followed-by="listtab"/>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align="center" style:justify-single-word="false" fo:text-indent="0cm" style:auto-text-indent="false"/>
    </style:style>
    <style:style style:name="MP2" style:family="paragraph" style:parent-style-name="Header">
      <style:paragraph-properties fo:text-align="center" style:justify-single-word="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501cm" fo:margin-bottom="1.199cm" fo:margin-left="2.251cm" fo:margin-right="2.25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1.803cm" fo:margin-top="1.704cm" style:dynamic-spacing="true"/>
      </style:footer-style>
    </style:page-layout>
  </office:automatic-styles>
  <office:master-styles>
    <style:master-page style:name="Standard" style:page-layout-name="Mpm1">
      <style:header>
        <text:p text:style-name="MP1"><draw:frame draw:style-name="Mfr1" draw:name="Cadre1" text:anchor-type="paragraph" svg:y="0.002cm" draw:z-index="52"><draw:text-box fo:min-height="0.058cm" fo:min-width="0cm"><text:p text:style-name="Header"><text:span text:style-name="Page_20_Number">DGFiP-CL1B<text:tab/><text:tab/>01/2014</text:span></text:p><text:p text:style-name="MP2"><text:span text:style-name="Page_20_Number"/></text:p></draw:text-box></draw:frame></text:p>
        <text:p text:style-name="MP1"/>
      </style:header>
      <style:footer>
        <text:p text:style-name="Footer"><text:file-name text:display="name-and-extension">pdc500_2014.doc</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NEXE N°  (suite et fin)</dc:title>
    <dc:description>Instruction codificatrice n° 06-021-M14 du 5 avril 2006</dc:description>
    <meta:initial-creator>clehnhardt</meta:initial-creator>
    <meta:creation-date>2014-01-06T15:36:00</meta:creation-date>
    <dc:date>2014-09-25T11:23:38.505144158</dc:date>
    <meta:print-date>2006-04-06T18:09:00</meta:print-date>
    <meta:editing-cycles>2</meta:editing-cycles>
    <meta:editing-duration>P15824DT17H31M44S</meta:editing-duration>
    <meta:document-statistic meta:table-count="0" meta:image-count="0" meta:object-count="0" meta:page-count="53" meta:paragraph-count="1704" meta:word-count="11571" meta:character-count="74687" meta:non-whitespace-character-count="64658"/>
    <meta:generator>LibreOffice/4.2.6.3$Linux_X86_64 LibreOffice_project/420m0$Build-3</meta:generator>
  </office:meta>
</office:document-meta>
</file>